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1.035cm"/>
    </style:style>
    <style:style style:family="table-column" style:name="co3">
      <style:table-column-properties fo:break-before="auto" style:column-width="1.623cm"/>
    </style:style>
    <style:style style:family="table-column" style:name="co4">
      <style:table-column-properties fo:break-before="auto" style:column-width="1.09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1.649cm"/>
    </style:style>
    <style:style style:family="table-column" style:name="co7">
      <style:table-column-properties fo:break-before="auto" style:column-width="1.286cm"/>
    </style:style>
    <style:style style:family="table-column" style:name="co8">
      <style:table-column-properties fo:break-before="auto" style:column-width="1.147cm"/>
    </style:style>
    <style:style style:family="table-column" style:name="co9">
      <style:table-column-properties fo:break-before="auto" style:column-width="1.175cm"/>
    </style:style>
    <style:style style:family="table-column" style:name="co10">
      <style:table-column-properties fo:break-before="auto" style:column-width="1.482cm"/>
    </style:style>
    <style:style style:family="table-column" style:name="co11">
      <style:table-column-properties fo:break-before="auto" style:column-width="1.734cm"/>
    </style:style>
    <style:style style:family="table-column" style:name="co12">
      <style:table-column-properties fo:break-before="auto" style:column-width="0.644cm"/>
    </style:style>
    <style:style style:family="table-column" style:name="co13">
      <style:table-column-properties fo:break-before="auto" style:column-width="1.762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0.582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476cm"/>
    </style:style>
    <style:style style:family="table-row" style:name="ro7">
      <style:table-row-properties fo:break-before="auto" style:use-optimal-row-height="false" style:row-height="0.661cm"/>
    </style:style>
    <style:style style:family="table" style:name="ta1" style:master-page-name="PageStyle_5f_Vijfde_20_gedeelte">
      <style:table-properties style:writing-mode="lr-tb" table:display="true"/>
    </style:style>
    <style:style style:family="table" style:name="ta2" style:master-page-name="PageStyle_5f_Vijfde_20_gedeelte_5f_a">
      <style:table-properties style:writing-mode="lr-tb" table:display="true"/>
    </style: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6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1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5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6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7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8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2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4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8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9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4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4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6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ijfde gedeelte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 table:number-columns-repeated="28"/>
        <table:table-column table:style-name="co4" table:default-cell-style-name="ce9"/>
        <table:table-column table:style-name="co5" table:default-cell-style-name="ce9"/>
        <table:table-column table:style-name="co4" table:default-cell-style-name="ce9" table:number-columns-repeated="2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9" table:number-columns-repeated="218"/>
        <table:table-column table:style-name="co11" table:default-cell-style-name="Default" table:number-columns-repeated="767"/>
        <table:table-row table:style-name="ro1">
          <table:table-cell ns41:value-type="string" table:style-name="ce1" office:value-type="string">
            <text:p>PROVINCIE UTRECHT; VIJFDE GEDEELTE: INDEELING DER WERKELIJKE BEVOLKING NAAR DE KERKELIJKE GEZINDTEN</text:p>
          </table:table-cell>
          <table:table-cell table:style-name="ce10" table:number-columns-repeated="33"/>
          <table:table-cell table:style-name="ce45" table:number-columns-repeated="4"/>
          <table:table-cell table:style-name="ce51"/>
          <table:table-cell table:number-columns-repeated="985"/>
        </table:table-row>
        <table:table-row table:style-name="ro1">
          <table:table-cell table:style-name="ce2" table:number-columns-repeated="34"/>
          <table:table-cell table:style-name="ce46" table:number-columns-repeated="5"/>
          <table:table-cell table:number-columns-repeated="985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1"/>
          <table:table-cell ns41:value-type="string" table:number-rows-spanned="3" table:style-name="ce12" table:number-columns-spanned="2" office:value-type="string">
            <text:p>Nederduitsch Hervormden</text:p>
          </table:table-cell>
          <table:covered-table-cell table:style-name="ce19"/>
          <table:table-cell ns41:value-type="string" table:number-rows-spanned="3" table:style-name="ce26" table:number-columns-spanned="2" office:value-type="string">
            <text:p>Waalsch Hervormden</text:p>
          </table:table-cell>
          <table:covered-table-cell table:style-name="ce19"/>
          <table:table-cell ns41:value-type="string" table:number-rows-spanned="3" table:style-name="ce26" table:number-columns-spanned="2" office:value-type="string">
            <text:p>Remonstranten</text:p>
          </table:table-cell>
          <table:covered-table-cell table:style-name="ce19"/>
          <table:table-cell ns41:value-type="string" table:number-rows-spanned="3" table:style-name="ce26" table:number-columns-spanned="2" office:value-type="string">
            <text:p>Christelijk Gereformeerden</text:p>
          </table:table-cell>
          <table:covered-table-cell table:style-name="ce19"/>
          <table:table-cell ns41:value-type="string" table:number-rows-spanned="3" table:style-name="ce26" table:number-columns-spanned="2" office:value-type="string">
            <text:p>Doopsgezinden</text:p>
          </table:table-cell>
          <table:covered-table-cell table:style-name="ce19"/>
          <table:table-cell ns41:value-type="string" table:number-rows-spanned="3" table:style-name="ce26" table:number-columns-spanned="2" office:value-type="string">
            <text:p>Evangelisch Lutherschen</text:p>
          </table:table-cell>
          <table:covered-table-cell table:style-name="ce19"/>
          <table:table-cell ns41:value-type="string" table:number-rows-spanned="3" table:style-name="ce26" table:number-columns-spanned="2" office:value-type="string">
            <text:p>Hersteld Lutherschen</text:p>
          </table:table-cell>
          <table:covered-table-cell table:style-name="ce19"/>
          <table:table-cell ns41:value-type="string" table:number-rows-spanned="3" table:style-name="ce26" table:number-columns-spanned="2" office:value-type="string">
            <text:p>Leden der Nederduitsche Gereformeerde Kerken</text:p>
          </table:table-cell>
          <table:covered-table-cell table:style-name="ce26"/>
          <table:table-cell ns41:value-type="string" table:number-rows-spanned="3" table:style-name="ce26" table:number-columns-spanned="2" office:value-type="string">
            <text:p>Roomsch-Catholieken</text:p>
          </table:table-cell>
          <table:covered-table-cell table:style-name="ce19"/>
          <table:table-cell ns41:value-type="string" table:number-rows-spanned="3" table:style-name="ce26" table:number-columns-spanned="2" office:value-type="string">
            <text:p>Oud-Roomschen</text:p>
          </table:table-cell>
          <table:covered-table-cell table:style-name="ce19"/>
          <table:table-cell ns41:value-type="string" table:number-rows-spanned="3" table:style-name="ce26" table:number-columns-spanned="2" office:value-type="string">
            <text:p>Nederlandsche Israëlieten</text:p>
          </table:table-cell>
          <table:covered-table-cell table:style-name="ce19"/>
          <table:table-cell ns41:value-type="string" table:number-rows-spanned="3" table:style-name="ce26" table:number-columns-spanned="2" office:value-type="string">
            <text:p>Portugeesche Israëlieten</text:p>
          </table:table-cell>
          <table:covered-table-cell table:style-name="ce19"/>
          <table:table-cell ns41:value-type="string" table:number-rows-spanned="3" table:style-name="ce26" table:number-columns-spanned="2" office:value-type="string">
            <text:p>Tot een ander of tot geen kerkgenootschap of gezindte behoorende, of onbekend</text:p>
          </table:table-cell>
          <table:covered-table-cell table:style-name="ce19"/>
          <table:table-cell ns41:value-type="string" table:number-rows-spanned="3" table:style-name="ce26" table:number-columns-spanned="2" office:value-type="string">
            <text:p>Totaal der werkelijke bevolking</text:p>
          </table:table-cell>
          <table:covered-table-cell table:style-name="ce19"/>
          <table:table-cell ns41:value-type="string" table:number-rows-spanned="4" table:style-name="ce31" table:number-columns-spanned="1" office:value-type="string">
            <text:p>CBS nummer</text:p>
          </table:table-cell>
          <table:table-cell ns41:value-type="string" table:number-rows-spanned="4" table:style-name="ce37" table:number-columns-spanned="1" office:value-type="string">
            <text:p>Amsterdamse code</text:p>
          </table:table-cell>
          <table:table-cell ns41:value-type="string" table:number-rows-spanned="4" table:style-name="ce31" table:number-columns-spanned="1" office:value-type="string">
            <text:p>Grootteklasse</text:p>
          </table:table-cell>
          <table:table-cell ns41:value-type="string" table:number-rows-spanned="4" table:style-name="ce37" table:number-columns-spanned="1" office:value-type="string">
            <text:p>Provincie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37" table:number-columns-spanned="1" office:value-type="string">
            <text:p>Tabel</text:p>
          </table:table-cell>
          <table:table-cell ns41:value-type="string" table:number-rows-spanned="4" table:style-name="ce37" table:number-columns-spanned="1" office:value-type="string">
            <text:p>Pagina links</text:p>
          </table:table-cell>
          <table:table-cell ns41:value-type="string" table:number-rows-spanned="4" table:style-name="ce50" table:number-columns-spanned="1" office:value-type="string">
            <text:p>Pagina rechts</text:p>
          </table:table-cell>
          <table:table-cell ns41:value-type="string" table:number-rows-spanned="4" table:style-name="ce52" table:number-columns-spanned="1" office:value-type="string">
            <text:p>Image nummer</text:p>
          </table:table-cell>
          <table:table-cell table:style-name="ce58" table:number-columns-repeated="985"/>
        </table:table-row>
        <table:table-row table:style-name="ro2">
          <table:covered-table-cell table:style-name="ce4"/>
          <table:table-cell table:style-name="ce11"/>
          <table:covered-table-cell table:style-name="ce13"/>
          <table:covered-table-cell table:style-name="ce20" table:number-columns-repeated="13"/>
          <table:covered-table-cell table:style-name="ce27" table:number-columns-repeated="2"/>
          <table:covered-table-cell table:style-name="ce20" table:number-columns-repeated="12"/>
          <table:covered-table-cell table:style-name="ce32"/>
          <table:covered-table-cell table:style-name="ce38"/>
          <table:covered-table-cell table:style-name="ce32"/>
          <table:covered-table-cell table:style-name="ce43"/>
          <table:covered-table-cell table:style-name="ce47" table:number-columns-repeated="4"/>
          <table:covered-table-cell table:style-name="ce53"/>
          <table:table-cell table:style-name="ce58" table:number-columns-repeated="985"/>
        </table:table-row>
        <table:table-row table:style-name="ro2">
          <table:covered-table-cell table:style-name="ce4"/>
          <table:table-cell table:style-name="ce11"/>
          <table:covered-table-cell table:style-name="ce13"/>
          <table:covered-table-cell table:style-name="ce20" table:number-columns-repeated="13"/>
          <table:covered-table-cell table:style-name="ce27" table:number-columns-repeated="2"/>
          <table:covered-table-cell table:style-name="ce20" table:number-columns-repeated="12"/>
          <table:covered-table-cell table:style-name="ce32"/>
          <table:covered-table-cell table:style-name="ce38"/>
          <table:covered-table-cell table:style-name="ce32"/>
          <table:covered-table-cell table:style-name="ce43"/>
          <table:covered-table-cell table:style-name="ce47" table:number-columns-repeated="4"/>
          <table:covered-table-cell table:style-name="ce53"/>
          <table:table-cell table:style-name="ce58" table:number-columns-repeated="985"/>
        </table:table-row>
        <table:table-row table:style-name="ro1">
          <table:covered-table-cell table:style-name="ce5"/>
          <table:table-cell table:style-name="ce11"/>
          <table:table-cell ns41:value-type="string" table:style-name="ce14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covered-table-cell table:style-name="ce33"/>
          <table:covered-table-cell table:style-name="ce39"/>
          <table:covered-table-cell table:style-name="ce33"/>
          <table:covered-table-cell table:style-name="ce44"/>
          <table:covered-table-cell table:style-name="ce48" table:number-columns-repeated="4"/>
          <table:covered-table-cell table:style-name="ce54"/>
          <table:table-cell table:style-name="ce58" table:number-columns-repeated="985"/>
        </table:table-row>
        <table:table-row table:style-name="ro3">
          <table:table-cell table:style-name="ce2" table:number-columns-repeated="34"/>
          <table:table-cell table:style-name="ce46" table:number-columns-repeated="5"/>
          <table:table-cell table:number-columns-repeated="985"/>
        </table:table-row>
        <table:table-row table:style-name="ro4">
          <table:table-cell ns41:value-type="string" table:style-name="ce6" office:value-type="string">
            <text:p>Utrecht</text:p>
          </table:table-cell>
          <table:table-cell table:style-name="Default"/>
          <table:table-cell ns41:value-type="float" table:style-name="ce15" office:value="20161" office:value-type="float">
            <text:p>20161</text:p>
          </table:table-cell>
          <table:table-cell ns41:value-type="float" table:style-name="ce22" office:value="22632" office:value-type="float">
            <text:p>22632</text:p>
          </table:table-cell>
          <table:table-cell ns41:value-type="float" table:style-name="ce22" office:value="197" office:value-type="float">
            <text:p>197</text:p>
          </table:table-cell>
          <table:table-cell ns41:value-type="float" table:style-name="ce22" office:value="213" office:value-type="float">
            <text:p>213</text:p>
          </table:table-cell>
          <table:table-cell ns41:value-type="float" table:style-name="ce22" office:value="342" office:value-type="float">
            <text:p>342</text:p>
          </table:table-cell>
          <table:table-cell ns41:value-type="float" table:style-name="ce22" office:value="436" office:value-type="float">
            <text:p>436</text:p>
          </table:table-cell>
          <table:table-cell ns41:value-type="float" table:style-name="ce22" office:value="300" office:value-type="float">
            <text:p>300</text:p>
          </table:table-cell>
          <table:table-cell ns41:value-type="float" table:style-name="ce22" office:value="430" office:value-type="float">
            <text:p>430</text:p>
          </table:table-cell>
          <table:table-cell ns41:value-type="float" table:style-name="ce22" office:value="266" office:value-type="float">
            <text:p>266</text:p>
          </table:table-cell>
          <table:table-cell ns41:value-type="float" table:style-name="ce22" office:value="267" office:value-type="float">
            <text:p>267</text:p>
          </table:table-cell>
          <table:table-cell ns41:value-type="float" table:style-name="ce22" office:value="915" office:value-type="float">
            <text:p>915</text:p>
          </table:table-cell>
          <table:table-cell ns41:value-type="float" table:style-name="ce22" office:value="948" office:value-type="float">
            <text:p>948</text:p>
          </table:table-cell>
          <table:table-cell ns41:value-type="float" table:style-name="ce22" office:value="91" office:value-type="float">
            <text:p>91</text:p>
          </table:table-cell>
          <table:table-cell ns41:value-type="float" table:style-name="ce22" office:value="154" office:value-type="float">
            <text:p>154</text:p>
          </table:table-cell>
          <table:table-cell ns41:value-type="float" table:style-name="ce22" office:value="1917" office:value-type="float">
            <text:p>1917</text:p>
          </table:table-cell>
          <table:table-cell ns41:value-type="float" table:style-name="ce22" office:value="2059" office:value-type="float">
            <text:p>2059</text:p>
          </table:table-cell>
          <table:table-cell ns41:value-type="float" table:style-name="ce22" office:value="14522" office:value-type="float">
            <text:p>14522</text:p>
          </table:table-cell>
          <table:table-cell ns41:value-type="float" table:style-name="ce22" office:value="15739" office:value-type="float">
            <text:p>15739</text:p>
          </table:table-cell>
          <table:table-cell ns41:value-type="float" table:style-name="ce22" office:value="615" office:value-type="float">
            <text:p>615</text:p>
          </table:table-cell>
          <table:table-cell ns41:value-type="float" table:style-name="ce22" office:value="707" office:value-type="float">
            <text:p>707</text:p>
          </table:table-cell>
          <table:table-cell ns41:value-type="float" table:style-name="ce22" office:value="379" office:value-type="float">
            <text:p>379</text:p>
          </table:table-cell>
          <table:table-cell ns41:value-type="float" table:style-name="ce22" office:value="324" office:value-type="float">
            <text:p>324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15" office:value-type="float">
            <text:p>15</text:p>
          </table:table-cell>
          <table:table-cell ns41:value-type="float" table:style-name="ce22" office:value="402" office:value-type="float">
            <text:p>402</text:p>
          </table:table-cell>
          <table:table-cell ns41:value-type="float" table:style-name="ce22" office:value="309" office:value-type="float">
            <text:p>309</text:p>
          </table:table-cell>
          <table:table-cell ns41:value-type="float" table:style-name="ce22" office:value="40113" office:value-type="float">
            <text:p>40113</text:p>
          </table:table-cell>
          <table:table-cell ns41:value-type="float" table:style-name="ce28" office:value="44233" office:value-type="float">
            <text:p>44233</text:p>
          </table:table-cell>
          <table:table-cell ns41:value-type="float" table:style-name="ce34" office:value="344" office:value-type="float">
            <text:p>344</text:p>
          </table:table-cell>
          <table:table-cell ns41:value-type="float" table:style-name="ce40" office:value="10722" office:value-type="float">
            <text:p>10722</text:p>
          </table:table-cell>
          <table:table-cell ns41:value-type="float" table:style-name="ce40" office:value="2" office:value-type="float">
            <text:p>2</text:p>
          </table:table-cell>
          <table:table-cell ns41:value-type="string" table:style-name="ce40" office:value-type="string">
            <text:p>UT</text:p>
          </table:table-cell>
          <table:table-cell ns41:value-type="string" table:style-name="ce34" office:value-type="string">
            <text:p>VT_1889</text:p>
          </table:table-cell>
          <table:table-cell ns41:value-type="string" table:style-name="ce40" office:value-type="string">
            <text:p>11_H5</text:p>
          </table:table-cell>
          <table:table-cell ns41:value-type="float" table:style-name="ce40" office:value="254" office:value-type="float">
            <text:p>254</text:p>
          </table:table-cell>
          <table:table-cell ns41:value-type="float" table:style-name="ce40" office:value="255" office:value-type="float">
            <text:p>255</text:p>
          </table:table-cell>
          <table:table-cell ns41:value-type="float" table:style-name="ce55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Abcoude-Baambrugge</text:p>
          </table:table-cell>
          <table:table-cell table:style-name="Default"/>
          <table:table-cell ns41:value-type="float" table:style-name="ce16" office:value="387" office:value-type="float">
            <text:p>387</text:p>
          </table:table-cell>
          <table:table-cell ns41:value-type="float" table:style-name="ce23" office:value="406" office:value-type="float">
            <text:p>406</text:p>
          </table:table-cell>
          <table:table-cell ns41:value-type="float" table:style-name="ce23" office:value="6" office:value-type="float">
            <text:p>6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2" office:value-type="float">
            <text:p>2</text:p>
          </table:table-cell>
          <table:table-cell table:style-name="ce23"/>
          <table:table-cell ns41:value-type="float" office:value="23" table:style-name="ce23" table:number-columns-repeated="2" office:value-type="float">
            <text:p>23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1" office:value-type="float">
            <text:p>1</text:p>
          </table:table-cell>
          <table:table-cell ns41:value-type="float" table:style-name="ce23" office:value="8" office:value-type="float">
            <text:p>8</text:p>
          </table:table-cell>
          <table:table-cell ns41:value-type="float" table:style-name="ce23" office:value="9" office:value-type="float">
            <text:p>9</text:p>
          </table:table-cell>
          <table:table-cell ns41:value-type="float" office:value="1" table:style-name="ce23" table:number-columns-repeated="2" office:value-type="float">
            <text:p>1</text:p>
          </table:table-cell>
          <table:table-cell ns41:value-type="float" table:style-name="ce23" office:value="62" office:value-type="float">
            <text:p>62</text:p>
          </table:table-cell>
          <table:table-cell ns41:value-type="float" table:style-name="ce23" office:value="69" office:value-type="float">
            <text:p>69</text:p>
          </table:table-cell>
          <table:table-cell ns41:value-type="float" table:style-name="ce23" office:value="294" office:value-type="float">
            <text:p>294</text:p>
          </table:table-cell>
          <table:table-cell ns41:value-type="float" table:style-name="ce23" office:value="287" office:value-type="float">
            <text:p>287</text:p>
          </table:table-cell>
          <table:table-cell table:style-name="ce23" table:number-columns-repeated="2"/>
          <table:table-cell ns41:value-type="float" table:style-name="ce23" office:value="2" office:value-type="float">
            <text:p>2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2"/>
          <table:table-cell ns41:value-type="float" table:style-name="ce23" office:value="9" office:value-type="float">
            <text:p>9</text:p>
          </table:table-cell>
          <table:table-cell ns41:value-type="float" table:style-name="ce23" office:value="8" office:value-type="float">
            <text:p>8</text:p>
          </table:table-cell>
          <table:table-cell ns41:value-type="float" table:style-name="ce23" office:value="796" office:value-type="float">
            <text:p>796</text:p>
          </table:table-cell>
          <table:table-cell ns41:value-type="float" table:style-name="ce29" office:value="808" office:value-type="float">
            <text:p>808</text:p>
          </table:table-cell>
          <table:table-cell ns41:value-type="float" table:style-name="ce35" office:value="1003" office:value-type="float">
            <text:p>1003</text:p>
          </table:table-cell>
          <table:table-cell ns41:value-type="float" table:style-name="ce41" office:value="11184" office:value-type="float">
            <text:p>1118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Abcoude-Proostdij</text:p>
          </table:table-cell>
          <table:table-cell table:style-name="Default"/>
          <table:table-cell ns41:value-type="float" table:style-name="ce16" office:value="341" office:value-type="float">
            <text:p>341</text:p>
          </table:table-cell>
          <table:table-cell ns41:value-type="float" table:style-name="ce23" office:value="348" office:value-type="float">
            <text:p>348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table:style-name="ce23" table:number-columns-repeated="2"/>
          <table:table-cell ns41:value-type="float" table:style-name="ce23" office:value="2" office:value-type="float">
            <text:p>2</text:p>
          </table:table-cell>
          <table:table-cell ns41:value-type="float" office:value="4" table:style-name="ce23" table:number-columns-repeated="2" office:value-type="float">
            <text:p>4</text:p>
          </table:table-cell>
          <table:table-cell ns41:value-type="float" office:value="2" table:style-name="ce23" table:number-columns-repeated="2" office:value-type="float">
            <text:p>2</text:p>
          </table:table-cell>
          <table:table-cell ns41:value-type="float" table:style-name="ce23" office:value="8" office:value-type="float">
            <text:p>8</text:p>
          </table:table-cell>
          <table:table-cell ns41:value-type="float" office:value="1" table:style-name="ce23" table:number-columns-repeated="2" office:value-type="float">
            <text:p>1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425" office:value-type="float">
            <text:p>425</text:p>
          </table:table-cell>
          <table:table-cell ns41:value-type="float" table:style-name="ce24" office:value="423" office:value-type="float">
            <text:p>423</text:p>
          </table:table-cell>
          <table:table-cell table:style-name="ce24" table:number-columns-repeated="2"/>
          <table:table-cell ns41:value-type="float" table:style-name="ce23" office:value="3" office:value-type="float">
            <text:p>3</text:p>
          </table:table-cell>
          <table:table-cell ns41:value-type="float" table:style-name="ce23" office:value="5" office:value-type="float">
            <text:p>5</text:p>
          </table:table-cell>
          <table:table-cell table:style-name="ce23" table:number-columns-repeated="4"/>
          <table:table-cell ns41:value-type="float" table:style-name="ce23" office:value="780" office:value-type="float">
            <text:p>780</text:p>
          </table:table-cell>
          <table:table-cell ns41:value-type="float" table:style-name="ce29" office:value="796" office:value-type="float">
            <text:p>796</text:p>
          </table:table-cell>
          <table:table-cell ns41:value-type="float" table:style-name="ce35" office:value="1004" office:value-type="float">
            <text:p>1004</text:p>
          </table:table-cell>
          <table:table-cell ns41:value-type="float" table:style-name="ce41" office:value="10712" office:value-type="float">
            <text:p>1071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Achtien hoven</text:p>
          </table:table-cell>
          <table:table-cell table:style-name="Default"/>
          <table:table-cell ns41:value-type="float" table:style-name="ce16" office:value="175" office:value-type="float">
            <text:p>175</text:p>
          </table:table-cell>
          <table:table-cell ns41:value-type="float" table:style-name="ce23" office:value="157" office:value-type="float">
            <text:p>157</text:p>
          </table:table-cell>
          <table:table-cell table:style-name="ce23" table:number-columns-repeated="4"/>
          <table:table-cell ns41:value-type="float" table:style-name="ce23" office:value="17" office:value-type="float">
            <text:p>17</text:p>
          </table:table-cell>
          <table:table-cell ns41:value-type="float" table:style-name="ce23" office:value="8" office:value-type="float">
            <text:p>8</text:p>
          </table:table-cell>
          <table:table-cell table:style-name="ce23" table:number-columns-repeated="6"/>
          <table:table-cell ns41:value-type="float" table:style-name="ce23" office:value="36" office:value-type="float">
            <text:p>36</text:p>
          </table:table-cell>
          <table:table-cell ns41:value-type="float" table:style-name="ce23" office:value="29" office:value-type="float">
            <text:p>29</text:p>
          </table:table-cell>
          <table:table-cell ns41:value-type="float" table:style-name="ce23" office:value="58" office:value-type="float">
            <text:p>58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table:style-name="ce23" table:number-columns-repeated="4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290" office:value-type="float">
            <text:p>290</text:p>
          </table:table-cell>
          <table:table-cell ns41:value-type="float" table:style-name="ce29" office:value="247" office:value-type="float">
            <text:p>247</text:p>
          </table:table-cell>
          <table:table-cell ns41:value-type="float" table:style-name="ce35" office:value="1005" office:value-type="float">
            <text:p>1005</text:p>
          </table:table-cell>
          <table:table-cell ns41:value-type="float" table:style-name="ce41" office:value="10524" office:value-type="float">
            <text:p>1052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Amerongen</text:p>
          </table:table-cell>
          <table:table-cell table:style-name="Default"/>
          <table:table-cell ns41:value-type="float" table:style-name="ce16" office:value="1130" office:value-type="float">
            <text:p>1130</text:p>
          </table:table-cell>
          <table:table-cell ns41:value-type="float" table:style-name="ce23" office:value="1032" office:value-type="float">
            <text:p>1032</text:p>
          </table:table-cell>
          <table:table-cell ns41:value-type="float" table:style-name="ce23" office:value="1" office:value-type="float">
            <text:p>1</text:p>
          </table:table-cell>
          <table:table-cell ns41:value-type="float" table:style-name="ce23" office:value="2" office:value-type="float">
            <text:p>2</text:p>
          </table:table-cell>
          <table:table-cell table:style-name="ce23" table:number-columns-repeated="3"/>
          <table:table-cell ns41:value-type="float" table:style-name="ce23" office:value="1" office:value-type="float">
            <text:p>1</text:p>
          </table:table-cell>
          <table:table-cell ns41:value-type="float" table:style-name="ce23" office:value="5" office:value-type="float">
            <text:p>5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2"/>
          <table:table-cell ns41:value-type="float" table:style-name="ce23" office:value="104" office:value-type="float">
            <text:p>104</text:p>
          </table:table-cell>
          <table:table-cell ns41:value-type="float" table:style-name="ce23" office:value="119" office:value-type="float">
            <text:p>119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2" office:value-type="float">
            <text:p>12</text:p>
          </table:table-cell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table:style-name="ce23" table:number-columns-repeated="3"/>
          <table:table-cell ns41:value-type="float" table:style-name="ce23" office:value="5" office:value-type="float">
            <text:p>5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1262" office:value-type="float">
            <text:p>1262</text:p>
          </table:table-cell>
          <table:table-cell ns41:value-type="float" table:style-name="ce29" office:value="1174" office:value-type="float">
            <text:p>1174</text:p>
          </table:table-cell>
          <table:table-cell ns41:value-type="float" table:style-name="ce35" office:value="306" office:value-type="float">
            <text:p>306</text:p>
          </table:table-cell>
          <table:table-cell ns41:value-type="float" table:style-name="ce41" office:value="11372" office:value-type="float">
            <text:p>1137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Amersfoort</text:p>
          </table:table-cell>
          <table:table-cell table:style-name="Default"/>
          <table:table-cell ns41:value-type="float" table:style-name="ce16" office:value="3594" office:value-type="float">
            <text:p>3594</text:p>
          </table:table-cell>
          <table:table-cell ns41:value-type="float" table:style-name="ce24" office:value="3625" office:value-type="float">
            <text:p>3625</text:p>
          </table:table-cell>
          <table:table-cell ns41:value-type="float" table:style-name="ce23" office:value="12" office:value-type="float">
            <text:p>12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3" office:value="34" office:value-type="float">
            <text:p>34</text:p>
          </table:table-cell>
          <table:table-cell ns41:value-type="float" table:style-name="ce23" office:value="36" office:value-type="float">
            <text:p>36</text:p>
          </table:table-cell>
          <table:table-cell ns41:value-type="float" table:style-name="ce23" office:value="121" office:value-type="float">
            <text:p>121</text:p>
          </table:table-cell>
          <table:table-cell ns41:value-type="float" table:style-name="ce24" office:value="165" office:value-type="float">
            <text:p>165</text:p>
          </table:table-cell>
          <table:table-cell ns41:value-type="float" office:value="31" table:style-name="ce23" table:number-columns-repeated="2" office:value-type="float">
            <text:p>31</text:p>
          </table:table-cell>
          <table:table-cell ns41:value-type="float" table:style-name="ce23" office:value="118" office:value-type="float">
            <text:p>118</text:p>
          </table:table-cell>
          <table:table-cell ns41:value-type="float" table:style-name="ce23" office:value="112" office:value-type="float">
            <text:p>112</text:p>
          </table:table-cell>
          <table:table-cell ns41:value-type="float" table:style-name="ce23" office:value="17" office:value-type="float">
            <text:p>17</text:p>
          </table:table-cell>
          <table:table-cell ns41:value-type="float" table:style-name="ce23" office:value="36" office:value-type="float">
            <text:p>36</text:p>
          </table:table-cell>
          <table:table-cell ns41:value-type="float" table:style-name="ce24" office:value="206" office:value-type="float">
            <text:p>206</text:p>
          </table:table-cell>
          <table:table-cell ns41:value-type="float" table:style-name="ce24" office:value="231" office:value-type="float">
            <text:p>231</text:p>
          </table:table-cell>
          <table:table-cell ns41:value-type="float" table:style-name="ce24" office:value="2977" office:value-type="float">
            <text:p>2977</text:p>
          </table:table-cell>
          <table:table-cell ns41:value-type="float" table:style-name="ce24" office:value="3290" office:value-type="float">
            <text:p>3290</text:p>
          </table:table-cell>
          <table:table-cell ns41:value-type="float" table:style-name="ce24" office:value="118" office:value-type="float">
            <text:p>118</text:p>
          </table:table-cell>
          <table:table-cell ns41:value-type="float" table:style-name="ce24" office:value="89" office:value-type="float">
            <text:p>89</text:p>
          </table:table-cell>
          <table:table-cell ns41:value-type="float" table:style-name="ce24" office:value="175" office:value-type="float">
            <text:p>175</text:p>
          </table:table-cell>
          <table:table-cell ns41:value-type="float" table:style-name="ce24" office:value="208" office:value-type="float">
            <text:p>208</text:p>
          </table:table-cell>
          <table:table-cell ns41:value-type="float" table:style-name="ce24" office:value="1" office:value-type="float">
            <text:p>1</text:p>
          </table:table-cell>
          <table:table-cell table:style-name="ce23"/>
          <table:table-cell ns41:value-type="float" table:style-name="ce23" office:value="81" office:value-type="float">
            <text:p>81</text:p>
          </table:table-cell>
          <table:table-cell ns41:value-type="float" table:style-name="ce23" office:value="53" office:value-type="float">
            <text:p>53</text:p>
          </table:table-cell>
          <table:table-cell ns41:value-type="float" table:style-name="ce23" office:value="7485" office:value-type="float">
            <text:p>7485</text:p>
          </table:table-cell>
          <table:table-cell ns41:value-type="float" table:style-name="ce29" office:value="7895" office:value-type="float">
            <text:p>7895</text:p>
          </table:table-cell>
          <table:table-cell ns41:value-type="float" table:style-name="ce35" office:value="307" office:value-type="float">
            <text:p>307</text:p>
          </table:table-cell>
          <table:table-cell ns41:value-type="float" table:style-name="ce41" office:value="10948" office:value-type="float">
            <text:p>1094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Baarn</text:p>
          </table:table-cell>
          <table:table-cell table:style-name="Default"/>
          <table:table-cell ns41:value-type="float" table:style-name="ce16" office:value="1536" office:value-type="float">
            <text:p>1536</text:p>
          </table:table-cell>
          <table:table-cell ns41:value-type="float" table:style-name="ce24" office:value="1747" office:value-type="float">
            <text:p>1747</text:p>
          </table:table-cell>
          <table:table-cell ns41:value-type="float" table:style-name="ce23" office:value="18" office:value-type="float">
            <text:p>18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142" office:value-type="float">
            <text:p>142</text:p>
          </table:table-cell>
          <table:table-cell ns41:value-type="float" table:style-name="ce24" office:value="163" office:value-type="float">
            <text:p>163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12" office:value-type="float">
            <text:p>12</text:p>
          </table:table-cell>
          <table:table-cell ns41:value-type="float" table:style-name="ce24" office:value="132" office:value-type="float">
            <text:p>132</text:p>
          </table:table-cell>
          <table:table-cell ns41:value-type="float" table:style-name="ce24" office:value="142" office:value-type="float">
            <text:p>142</text:p>
          </table:table-cell>
          <table:table-cell ns41:value-type="float" table:style-name="ce24" office:value="500" office:value-type="float">
            <text:p>500</text:p>
          </table:table-cell>
          <table:table-cell ns41:value-type="float" table:style-name="ce24" office:value="518" office:value-type="float">
            <text:p>518</text:p>
          </table:table-cell>
          <table:table-cell table:style-name="ce23"/>
          <table:table-cell ns41:value-type="float" table:style-name="ce24" office:value="1" office:value-type="float">
            <text:p>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office:value="22" table:style-name="ce24" table:number-columns-repeated="2" office:value-type="float">
            <text:p>22</text:p>
          </table:table-cell>
          <table:table-cell ns41:value-type="float" table:style-name="ce23" office:value="2419" office:value-type="float">
            <text:p>2419</text:p>
          </table:table-cell>
          <table:table-cell ns41:value-type="float" table:style-name="ce29" office:value="2741" office:value-type="float">
            <text:p>2741</text:p>
          </table:table-cell>
          <table:table-cell ns41:value-type="float" table:style-name="ce35" office:value="308" office:value-type="float">
            <text:p>308</text:p>
          </table:table-cell>
          <table:table-cell ns41:value-type="float" table:style-name="ce41" office:value="11411" office:value-type="float">
            <text:p>1141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Benschop</text:p>
          </table:table-cell>
          <table:table-cell table:style-name="Default"/>
          <table:table-cell ns41:value-type="float" table:style-name="ce16" office:value="519" office:value-type="float">
            <text:p>519</text:p>
          </table:table-cell>
          <table:table-cell ns41:value-type="float" table:style-name="ce24" office:value="522" office:value-type="float">
            <text:p>522</text:p>
          </table:table-cell>
          <table:table-cell table:style-name="ce24" table:number-columns-repeated="5"/>
          <table:table-cell ns41:value-type="float" table:style-name="ce24" office:value="1" office:value-type="float">
            <text:p>1</text:p>
          </table:table-cell>
          <table:table-cell table:style-name="ce24" table:number-columns-repeated="6"/>
          <table:table-cell ns41:value-type="float" table:style-name="ce24" office:value="96" office:value-type="float">
            <text:p>96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291" office:value-type="float">
            <text:p>291</text:p>
          </table:table-cell>
          <table:table-cell ns41:value-type="float" table:style-name="ce24" office:value="281" office:value-type="float">
            <text:p>281</text:p>
          </table:table-cell>
          <table:table-cell table:style-name="ce23" table:number-columns-repeated="7"/>
          <table:table-cell ns41:value-type="float" table:style-name="ce23" office:value="1" office:value-type="float">
            <text:p>1</text:p>
          </table:table-cell>
          <table:table-cell ns41:value-type="float" table:style-name="ce23" office:value="906" office:value-type="float">
            <text:p>906</text:p>
          </table:table-cell>
          <table:table-cell ns41:value-type="float" table:style-name="ce29" office:value="893" office:value-type="float">
            <text:p>893</text:p>
          </table:table-cell>
          <table:table-cell ns41:value-type="float" table:style-name="ce35" office:value="309" office:value-type="float">
            <text:p>309</text:p>
          </table:table-cell>
          <table:table-cell ns41:value-type="float" table:style-name="ce41" office:value="11330" office:value-type="float">
            <text:p>1133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Bild</text:p>
          </table:table-cell>
          <table:table-cell table:style-name="Default"/>
          <table:table-cell ns41:value-type="float" table:style-name="ce16" office:value="1129" office:value-type="float">
            <text:p>1129</text:p>
          </table:table-cell>
          <table:table-cell ns41:value-type="float" table:style-name="ce24" office:value="1021" office:value-type="float">
            <text:p>1021</text:p>
          </table:table-cell>
          <table:table-cell ns41:value-type="float" office:value="1" table:style-name="ce23" table:number-columns-repeated="3" office:value-type="float">
            <text:p>1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9" office:value-type="float">
            <text:p>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6" office:value-type="float">
            <text:p>6</text:p>
          </table:table-cell>
          <table:table-cell ns41:value-type="float" table:style-name="ce23" office:value="7" office:value-type="float">
            <text:p>7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68" office:value-type="float">
            <text:p>68</text:p>
          </table:table-cell>
          <table:table-cell ns41:value-type="float" table:style-name="ce24" office:value="180" office:value-type="float">
            <text:p>180</text:p>
          </table:table-cell>
          <table:table-cell ns41:value-type="float" table:style-name="ce24" office:value="185" office:value-type="float">
            <text:p>185</text:p>
          </table:table-cell>
          <table:table-cell table:style-name="ce23" table:number-columns-repeated="4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2" office:value-type="float">
            <text:p>2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1387" office:value-type="float">
            <text:p>1387</text:p>
          </table:table-cell>
          <table:table-cell ns41:value-type="float" table:style-name="ce29" office:value="1291" office:value-type="float">
            <text:p>1291</text:p>
          </table:table-cell>
          <table:table-cell ns41:value-type="float" table:style-name="ce35" office:value="310" office:value-type="float">
            <text:p>310</text:p>
          </table:table-cell>
          <table:table-cell ns41:value-type="float" table:style-name="ce41" office:value="10168" office:value-type="float">
            <text:p>1016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Breukelen-Nijenrode</text:p>
          </table:table-cell>
          <table:table-cell table:style-name="Default"/>
          <table:table-cell ns41:value-type="float" table:style-name="ce16" office:value="603" office:value-type="float">
            <text:p>603</text:p>
          </table:table-cell>
          <table:table-cell ns41:value-type="float" table:style-name="ce24" office:value="672" office:value-type="float">
            <text:p>672</text:p>
          </table:table-cell>
          <table:table-cell table:style-name="ce24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67" office:value-type="float">
            <text:p>67</text:p>
          </table:table-cell>
          <table:table-cell ns41:value-type="float" table:style-name="ce24" office:value="60" office:value-type="float">
            <text:p>60</text:p>
          </table:table-cell>
          <table:table-cell ns41:value-type="float" table:style-name="ce24" office:value="417" office:value-type="float">
            <text:p>417</text:p>
          </table:table-cell>
          <table:table-cell ns41:value-type="float" table:style-name="ce24" office:value="411" office:value-type="float">
            <text:p>411</text:p>
          </table:table-cell>
          <table:table-cell table:style-name="ce23" table:number-columns-repeated="3"/>
          <table:table-cell ns41:value-type="float" table:style-name="ce23" office:value="1" office:value-type="float">
            <text:p>1</text:p>
          </table:table-cell>
          <table:table-cell table:style-name="ce23" table:number-columns-repeated="2"/>
          <table:table-cell ns41:value-type="float" table:style-name="ce23" office:value="12" office:value-type="float">
            <text:p>12</text:p>
          </table:table-cell>
          <table:table-cell ns41:value-type="float" table:style-name="ce23" office:value="8" office:value-type="float">
            <text:p>8</text:p>
          </table:table-cell>
          <table:table-cell ns41:value-type="float" table:style-name="ce23" office:value="1133" office:value-type="float">
            <text:p>1133</text:p>
          </table:table-cell>
          <table:table-cell ns41:value-type="float" table:style-name="ce29" office:value="1190" office:value-type="float">
            <text:p>1190</text:p>
          </table:table-cell>
          <table:table-cell ns41:value-type="float" table:style-name="ce35" office:value="1028" office:value-type="float">
            <text:p>1028</text:p>
          </table:table-cell>
          <table:table-cell ns41:value-type="float" table:style-name="ce41" office:value="10807" office:value-type="float">
            <text:p>1080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Breukelen-st.Pieter</text:p>
          </table:table-cell>
          <table:table-cell table:style-name="Default"/>
          <table:table-cell ns41:value-type="float" table:style-name="ce16" office:value="254" office:value-type="float">
            <text:p>254</text:p>
          </table:table-cell>
          <table:table-cell ns41:value-type="float" table:style-name="ce24" office:value="209" office:value-type="float">
            <text:p>209</text:p>
          </table:table-cell>
          <table:table-cell table:style-name="ce23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3" office:value-type="float">
            <text:p>3</text:p>
          </table:table-cell>
          <table:table-cell ns41:value-type="float" table:style-name="ce24" office:value="9" office:value-type="float">
            <text:p>9</text:p>
          </table:table-cell>
          <table:table-cell table:style-name="ce24" table:number-columns-repeated="4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130" office:value-type="float">
            <text:p>130</text:p>
          </table:table-cell>
          <table:table-cell ns41:value-type="float" table:style-name="ce24" office:value="115" office:value-type="float">
            <text:p>115</text:p>
          </table:table-cell>
          <table:table-cell ns41:value-type="float" office:value="66" table:style-name="ce24" table:number-columns-repeated="2" office:value-type="float">
            <text:p>66</text:p>
          </table:table-cell>
          <table:table-cell table:style-name="ce23" table:number-columns-repeated="6"/>
          <table:table-cell ns41:value-type="float" table:style-name="ce23" office:value="1" office:value-type="float">
            <text:p>1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455" office:value-type="float">
            <text:p>455</text:p>
          </table:table-cell>
          <table:table-cell ns41:value-type="float" table:style-name="ce29" office:value="403" office:value-type="float">
            <text:p>403</text:p>
          </table:table-cell>
          <table:table-cell ns41:value-type="float" table:style-name="ce35" office:value="1029" office:value-type="float">
            <text:p>1029</text:p>
          </table:table-cell>
          <table:table-cell ns41:value-type="float" table:style-name="ce41" office:value="11149" office:value-type="float">
            <text:p>1114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Bunnik</text:p>
          </table:table-cell>
          <table:table-cell table:style-name="Default"/>
          <table:table-cell ns41:value-type="float" table:style-name="ce16" office:value="254" office:value-type="float">
            <text:p>254</text:p>
          </table:table-cell>
          <table:table-cell ns41:value-type="float" table:style-name="ce24" office:value="258" office:value-type="float">
            <text:p>258</text:p>
          </table:table-cell>
          <table:table-cell table:style-name="ce23"/>
          <table:table-cell table:style-name="ce24"/>
          <table:table-cell table:style-name="ce23" table:number-columns-repeated="2"/>
          <table:table-cell table:style-name="ce24" table:number-columns-repeated="2"/>
          <table:table-cell table:style-name="ce23" table:number-columns-repeated="2"/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4"/>
          <table:table-cell ns41:value-type="float" table:style-name="ce24" office:value="303" office:value-type="float">
            <text:p>303</text:p>
          </table:table-cell>
          <table:table-cell ns41:value-type="float" table:style-name="ce24" office:value="273" office:value-type="float">
            <text:p>273</text:p>
          </table:table-cell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3" office:value-type="float">
            <text:p>3</text:p>
          </table:table-cell>
          <table:table-cell ns41:value-type="float" table:style-name="ce23" office:value="4" office:value-type="float">
            <text:p>4</text:p>
          </table:table-cell>
          <table:table-cell table:style-name="ce23" table:number-columns-repeated="4"/>
          <table:table-cell ns41:value-type="float" table:style-name="ce23" office:value="562" office:value-type="float">
            <text:p>562</text:p>
          </table:table-cell>
          <table:table-cell ns41:value-type="float" table:style-name="ce29" office:value="536" office:value-type="float">
            <text:p>536</text:p>
          </table:table-cell>
          <table:table-cell ns41:value-type="float" table:style-name="ce35" office:value="312" office:value-type="float">
            <text:p>312</text:p>
          </table:table-cell>
          <table:table-cell ns41:value-type="float" table:style-name="ce41" office:value="10820" office:value-type="float">
            <text:p>1082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Bunschoten</text:p>
          </table:table-cell>
          <table:table-cell table:style-name="Default"/>
          <table:table-cell ns41:value-type="float" table:style-name="ce16" office:value="43" office:value-type="float">
            <text:p>43</text:p>
          </table:table-cell>
          <table:table-cell ns41:value-type="float" table:style-name="ce24" office:value="52" office:value-type="float">
            <text:p>52</text:p>
          </table:table-cell>
          <table:table-cell table:style-name="ce23"/>
          <table:table-cell table:style-name="ce24"/>
          <table:table-cell table:style-name="ce23" table:number-columns-repeated="2"/>
          <table:table-cell ns41:value-type="float" table:style-name="ce24" office:value="717" office:value-type="float">
            <text:p>717</text:p>
          </table:table-cell>
          <table:table-cell ns41:value-type="float" table:style-name="ce24" office:value="672" office:value-type="float">
            <text:p>672</text:p>
          </table:table-cell>
          <table:table-cell table:style-name="ce23" table:number-columns-repeated="2"/>
          <table:table-cell table:style-name="ce24" table:number-columns-repeated="4"/>
          <table:table-cell ns41:value-type="float" table:style-name="ce24" office:value="423" office:value-type="float">
            <text:p>423</text:p>
          </table:table-cell>
          <table:table-cell ns41:value-type="float" table:style-name="ce24" office:value="412" office:value-type="float">
            <text:p>412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5" office:value-type="float">
            <text:p>5</text:p>
          </table:table-cell>
          <table:table-cell table:style-name="ce23" table:number-columns-repeated="6"/>
          <table:table-cell ns41:value-type="float" table:style-name="ce23" office:value="12" office:value-type="float">
            <text:p>12</text:p>
          </table:table-cell>
          <table:table-cell ns41:value-type="float" table:style-name="ce23" office:value="9" office:value-type="float">
            <text:p>9</text:p>
          </table:table-cell>
          <table:table-cell ns41:value-type="float" table:style-name="ce23" office:value="1199" office:value-type="float">
            <text:p>1199</text:p>
          </table:table-cell>
          <table:table-cell ns41:value-type="float" table:style-name="ce29" office:value="1150" office:value-type="float">
            <text:p>1150</text:p>
          </table:table-cell>
          <table:table-cell ns41:value-type="float" table:style-name="ce35" office:value="313" office:value-type="float">
            <text:p>313</text:p>
          </table:table-cell>
          <table:table-cell ns41:value-type="float" table:style-name="ce41" office:value="11343" office:value-type="float">
            <text:p>1134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Cothen</text:p>
          </table:table-cell>
          <table:table-cell table:style-name="Default"/>
          <table:table-cell ns41:value-type="float" table:style-name="ce16" office:value="131" office:value-type="float">
            <text:p>131</text:p>
          </table:table-cell>
          <table:table-cell ns41:value-type="float" table:style-name="ce24" office:value="109" office:value-type="float">
            <text:p>109</text:p>
          </table:table-cell>
          <table:table-cell table:style-name="ce23"/>
          <table:table-cell table:style-name="ce24" table:number-columns-repeated="3"/>
          <table:table-cell table:style-name="ce23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3"/>
          <table:table-cell table:style-name="ce24"/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287" office:value-type="float">
            <text:p>287</text:p>
          </table:table-cell>
          <table:table-cell ns41:value-type="float" table:style-name="ce24" office:value="238" office:value-type="float">
            <text:p>238</text:p>
          </table:table-cell>
          <table:table-cell table:style-name="ce24" table:number-columns-repeated="2"/>
          <table:table-cell table:style-name="ce23" table:number-columns-repeated="6"/>
          <table:table-cell ns41:value-type="float" table:style-name="ce23" office:value="421" office:value-type="float">
            <text:p>421</text:p>
          </table:table-cell>
          <table:table-cell ns41:value-type="float" table:style-name="ce29" office:value="352" office:value-type="float">
            <text:p>352</text:p>
          </table:table-cell>
          <table:table-cell ns41:value-type="float" table:style-name="ce35" office:value="314" office:value-type="float">
            <text:p>314</text:p>
          </table:table-cell>
          <table:table-cell ns41:value-type="float" table:style-name="ce41" office:value="11316" office:value-type="float">
            <text:p>1131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Doorn</text:p>
          </table:table-cell>
          <table:table-cell table:style-name="Default"/>
          <table:table-cell ns41:value-type="float" table:style-name="ce16" office:value="826" office:value-type="float">
            <text:p>826</text:p>
          </table:table-cell>
          <table:table-cell ns41:value-type="float" table:style-name="ce24" office:value="761" office:value-type="float">
            <text:p>761</text:p>
          </table:table-cell>
          <table:table-cell table:style-name="ce23"/>
          <table:table-cell ns41:value-type="float" table:style-name="ce23" office:value="4" office:value-type="float">
            <text:p>4</text:p>
          </table:table-cell>
          <table:table-cell table:style-name="ce23" table:number-columns-repeated="2"/>
          <table:table-cell ns41:value-type="float" table:style-name="ce24" office:value="49" office:value-type="float">
            <text:p>49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7" office:value-type="float">
            <text:p>7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4" office:value-type="float">
            <text:p>4</text:p>
          </table:table-cell>
          <table:table-cell table:style-name="ce23"/>
          <table:table-cell ns41:value-type="float" table:style-name="ce23" office:value="2" office:value-type="float">
            <text:p>2</text:p>
          </table:table-cell>
          <table:table-cell ns41:value-type="float" office:value="50" table:style-name="ce24" table:number-columns-repeated="2" office:value-type="float">
            <text:p>50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4" office:value-type="float">
            <text:p>14</text:p>
          </table:table-cell>
          <table:table-cell table:style-name="ce23" table:number-columns-repeated="6"/>
          <table:table-cell ns41:value-type="float" table:style-name="ce23" office:value="4" office:value-type="float">
            <text:p>4</text:p>
          </table:table-cell>
          <table:table-cell ns41:value-type="float" table:style-name="ce23" office:value="5" office:value-type="float">
            <text:p>5</text:p>
          </table:table-cell>
          <table:table-cell ns41:value-type="float" table:style-name="ce23" office:value="960" office:value-type="float">
            <text:p>960</text:p>
          </table:table-cell>
          <table:table-cell ns41:value-type="float" table:style-name="ce29" office:value="897" office:value-type="float">
            <text:p>897</text:p>
          </table:table-cell>
          <table:table-cell ns41:value-type="float" table:style-name="ce35" office:value="315" office:value-type="float">
            <text:p>315</text:p>
          </table:table-cell>
          <table:table-cell ns41:value-type="float" table:style-name="ce41" office:value="10213" office:value-type="float">
            <text:p>1021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Driebergen</text:p>
          </table:table-cell>
          <table:table-cell table:style-name="Default"/>
          <table:table-cell ns41:value-type="float" table:style-name="ce16" office:value="721" office:value-type="float">
            <text:p>721</text:p>
          </table:table-cell>
          <table:table-cell ns41:value-type="float" table:style-name="ce24" office:value="738" office:value-type="float">
            <text:p>738</text:p>
          </table:table-cell>
          <table:table-cell ns41:value-type="float" table:style-name="ce23" office:value="1" office:value-type="float">
            <text:p>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3" office:value="5" office:value-type="float">
            <text:p>5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3" office:value="1" office:value-type="float">
            <text:p>1</text:p>
          </table:table-cell>
          <table:table-cell table:style-name="ce24"/>
          <table:table-cell ns41:value-type="float" table:style-name="ce24" office:value="292" office:value-type="float">
            <text:p>292</text:p>
          </table:table-cell>
          <table:table-cell ns41:value-type="float" table:style-name="ce24" office:value="322" office:value-type="float">
            <text:p>322</text:p>
          </table:table-cell>
          <table:table-cell ns41:value-type="float" table:style-name="ce24" office:value="178" office:value-type="float">
            <text:p>178</text:p>
          </table:table-cell>
          <table:table-cell ns41:value-type="float" table:style-name="ce24" office:value="158" office:value-type="float">
            <text:p>158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table:style-name="ce23" table:number-columns-repeated="4"/>
          <table:table-cell ns41:value-type="float" table:style-name="ce23" office:value="8" office:value-type="float">
            <text:p>8</text:p>
          </table:table-cell>
          <table:table-cell ns41:value-type="float" table:style-name="ce23" office:value="21" office:value-type="float">
            <text:p>21</text:p>
          </table:table-cell>
          <table:table-cell ns41:value-type="float" table:style-name="ce23" office:value="1220" office:value-type="float">
            <text:p>1220</text:p>
          </table:table-cell>
          <table:table-cell ns41:value-type="float" table:style-name="ce29" office:value="1280" office:value-type="float">
            <text:p>1280</text:p>
          </table:table-cell>
          <table:table-cell ns41:value-type="float" table:style-name="ce35" office:value="1048" office:value-type="float">
            <text:p>1048</text:p>
          </table:table-cell>
          <table:table-cell ns41:value-type="float" table:style-name="ce41" office:value="10777" office:value-type="float">
            <text:p>1077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Eemnes</text:p>
          </table:table-cell>
          <table:table-cell table:style-name="Default"/>
          <table:table-cell ns41:value-type="float" table:style-name="ce16" office:value="268" office:value-type="float">
            <text:p>268</text:p>
          </table:table-cell>
          <table:table-cell ns41:value-type="float" table:style-name="ce24" office:value="233" office:value-type="float">
            <text:p>233</text:p>
          </table:table-cell>
          <table:table-cell table:style-name="ce23" table:number-columns-repeated="4"/>
          <table:table-cell ns41:value-type="float" table:style-name="ce24" office:value="5" office:value-type="float">
            <text:p>5</text:p>
          </table:table-cell>
          <table:table-cell ns41:value-type="float" table:style-name="ce24" office:value="8" office:value-type="float">
            <text:p>8</text:p>
          </table:table-cell>
          <table:table-cell table:style-name="ce24" table:number-columns-repeated="5"/>
          <table:table-cell table:style-name="ce23"/>
          <table:table-cell ns41:value-type="float" table:style-name="ce24" office:value="31" office:value-type="float">
            <text:p>31</text:p>
          </table:table-cell>
          <table:table-cell ns41:value-type="float" table:style-name="ce24" office:value="24" office:value-type="float">
            <text:p>24</text:p>
          </table:table-cell>
          <table:table-cell ns41:value-type="float" table:style-name="ce23" office:value="382" office:value-type="float">
            <text:p>382</text:p>
          </table:table-cell>
          <table:table-cell ns41:value-type="float" table:style-name="ce23" office:value="332" office:value-type="float">
            <text:p>332</text:p>
          </table:table-cell>
          <table:table-cell table:style-name="ce23" table:number-columns-repeated="8"/>
          <table:table-cell ns41:value-type="float" table:style-name="ce23" office:value="686" office:value-type="float">
            <text:p>686</text:p>
          </table:table-cell>
          <table:table-cell ns41:value-type="float" table:style-name="ce29" office:value="597" office:value-type="float">
            <text:p>597</text:p>
          </table:table-cell>
          <table:table-cell ns41:value-type="float" table:style-name="ce35" office:value="317" office:value-type="float">
            <text:p>317</text:p>
          </table:table-cell>
          <table:table-cell ns41:value-type="float" table:style-name="ce41" office:value="10248" office:value-type="float">
            <text:p>1024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Haarzuilens</text:p>
          </table:table-cell>
          <table:table-cell table:style-name="Default"/>
          <table:table-cell ns41:value-type="float" table:style-name="ce16" office:value="9" office:value-type="float">
            <text:p>9</text:p>
          </table:table-cell>
          <table:table-cell ns41:value-type="float" table:style-name="ce24" office:value="12" office:value-type="float">
            <text:p>12</text:p>
          </table:table-cell>
          <table:table-cell table:style-name="ce23" table:number-columns-repeated="4"/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table:style-name="ce23"/>
          <table:table-cell table:style-name="ce24" table:number-columns-repeated="2"/>
          <table:table-cell ns41:value-type="float" table:style-name="ce23" office:value="180" office:value-type="float">
            <text:p>180</text:p>
          </table:table-cell>
          <table:table-cell ns41:value-type="float" table:style-name="ce23" office:value="179" office:value-type="float">
            <text:p>179</text:p>
          </table:table-cell>
          <table:table-cell table:style-name="ce23" table:number-columns-repeated="8"/>
          <table:table-cell ns41:value-type="float" table:style-name="ce23" office:value="189" office:value-type="float">
            <text:p>189</text:p>
          </table:table-cell>
          <table:table-cell ns41:value-type="float" table:style-name="ce29" office:value="192" office:value-type="float">
            <text:p>192</text:p>
          </table:table-cell>
          <table:table-cell ns41:value-type="float" table:style-name="ce35" office:value="1069" office:value-type="float">
            <text:p>1069</text:p>
          </table:table-cell>
          <table:table-cell ns41:value-type="float" table:style-name="ce41" office:value="10737" office:value-type="float">
            <text:p>1073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Harmelen</text:p>
          </table:table-cell>
          <table:table-cell table:style-name="Default"/>
          <table:table-cell ns41:value-type="float" table:style-name="ce16" office:value="288" office:value-type="float">
            <text:p>288</text:p>
          </table:table-cell>
          <table:table-cell ns41:value-type="float" table:style-name="ce24" office:value="279" office:value-type="float">
            <text:p>279</text:p>
          </table:table-cell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table:style-name="ce23"/>
          <table:table-cell table:style-name="ce24" table:number-columns-repeated="7"/>
          <table:table-cell table:style-name="ce23"/>
          <table:table-cell ns41:value-type="float" table:style-name="ce24" office:value="153" office:value-type="float">
            <text:p>153</text:p>
          </table:table-cell>
          <table:table-cell ns41:value-type="float" table:style-name="ce24" office:value="169" office:value-type="float">
            <text:p>169</text:p>
          </table:table-cell>
          <table:table-cell ns41:value-type="float" table:style-name="ce23" office:value="480" office:value-type="float">
            <text:p>480</text:p>
          </table:table-cell>
          <table:table-cell ns41:value-type="float" table:style-name="ce23" office:value="471" office:value-type="float">
            <text:p>471</text:p>
          </table:table-cell>
          <table:table-cell table:style-name="ce23" table:number-columns-repeated="8"/>
          <table:table-cell ns41:value-type="float" table:style-name="ce23" office:value="923" office:value-type="float">
            <text:p>923</text:p>
          </table:table-cell>
          <table:table-cell ns41:value-type="float" table:style-name="ce29" office:value="919" office:value-type="float">
            <text:p>919</text:p>
          </table:table-cell>
          <table:table-cell ns41:value-type="float" table:style-name="ce35" office:value="318" office:value-type="float">
            <text:p>318</text:p>
          </table:table-cell>
          <table:table-cell ns41:value-type="float" table:style-name="ce41" office:value="10183" office:value-type="float">
            <text:p>1018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Hoenkoop</text:p>
          </table:table-cell>
          <table:table-cell table:style-name="Default"/>
          <table:table-cell ns41:value-type="float" table:style-name="ce16" office:value="54" office:value-type="float">
            <text:p>54</text:p>
          </table:table-cell>
          <table:table-cell ns41:value-type="float" table:style-name="ce24" office:value="65" office:value-type="float">
            <text:p>65</text:p>
          </table:table-cell>
          <table:table-cell table:style-name="ce23" table:number-columns-repeated="4"/>
          <table:table-cell ns41:value-type="float" table:style-name="ce24" office:value="1" office:value-type="float">
            <text:p>1</text:p>
          </table:table-cell>
          <table:table-cell table:style-name="ce23" table:number-columns-repeated="7"/>
          <table:table-cell ns41:value-type="float" table:style-name="ce24" office:value="39" office:value-type="float">
            <text:p>39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3" office:value="112" office:value-type="float">
            <text:p>112</text:p>
          </table:table-cell>
          <table:table-cell ns41:value-type="float" table:style-name="ce23" office:value="119" office:value-type="float">
            <text:p>119</text:p>
          </table:table-cell>
          <table:table-cell table:style-name="ce23" table:number-columns-repeated="8"/>
          <table:table-cell ns41:value-type="float" table:style-name="ce23" office:value="206" office:value-type="float">
            <text:p>206</text:p>
          </table:table-cell>
          <table:table-cell ns41:value-type="float" table:style-name="ce29" office:value="228" office:value-type="float">
            <text:p>228</text:p>
          </table:table-cell>
          <table:table-cell ns41:value-type="float" table:style-name="ce35" office:value="319" office:value-type="float">
            <text:p>319</text:p>
          </table:table-cell>
          <table:table-cell ns41:value-type="float" table:style-name="ce41" office:value="10611" office:value-type="float">
            <text:p>1061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Hoogland</text:p>
          </table:table-cell>
          <table:table-cell table:style-name="Default"/>
          <table:table-cell ns41:value-type="float" table:style-name="ce16" office:value="200" office:value-type="float">
            <text:p>200</text:p>
          </table:table-cell>
          <table:table-cell ns41:value-type="float" table:style-name="ce24" office:value="201" office:value-type="float">
            <text:p>201</text:p>
          </table:table-cell>
          <table:table-cell table:style-name="ce23" table:number-columns-repeated="3"/>
          <table:table-cell ns41:value-type="float" table:style-name="ce23" office:value="1" office:value-type="float">
            <text:p>1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5" office:value-type="float">
            <text:p>5</text:p>
          </table:table-cell>
          <table:table-cell table:style-name="ce24" table:number-columns-repeated="2"/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table:style-name="ce24"/>
          <table:table-cell table:style-name="ce23"/>
          <table:table-cell table:style-name="ce24" table:number-columns-repeated="2"/>
          <table:table-cell ns41:value-type="float" table:style-name="ce23" office:value="980" office:value-type="float">
            <text:p>980</text:p>
          </table:table-cell>
          <table:table-cell ns41:value-type="float" table:style-name="ce23" office:value="861" office:value-type="float">
            <text:p>861</text:p>
          </table:table-cell>
          <table:table-cell table:style-name="ce23" table:number-columns-repeated="6"/>
          <table:table-cell ns41:value-type="float" table:style-name="ce23" office:value="2" office:value-type="float">
            <text:p>2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1187" office:value-type="float">
            <text:p>1187</text:p>
          </table:table-cell>
          <table:table-cell ns41:value-type="float" table:style-name="ce29" office:value="1074" office:value-type="float">
            <text:p>1074</text:p>
          </table:table-cell>
          <table:table-cell ns41:value-type="float" table:style-name="ce35" office:value="320" office:value-type="float">
            <text:p>320</text:p>
          </table:table-cell>
          <table:table-cell ns41:value-type="float" table:style-name="ce41" office:value="10545" office:value-type="float">
            <text:p>1054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Houten</text:p>
          </table:table-cell>
          <table:table-cell table:style-name="Default"/>
          <table:table-cell ns41:value-type="float" table:style-name="ce16" office:value="332" office:value-type="float">
            <text:p>332</text:p>
          </table:table-cell>
          <table:table-cell ns41:value-type="float" table:style-name="ce24" office:value="312" office:value-type="float">
            <text:p>312</text:p>
          </table:table-cell>
          <table:table-cell ns41:value-type="float" table:style-name="ce23" office:value="1" office:value-type="float">
            <text:p>1</text:p>
          </table:table-cell>
          <table:table-cell ns41:value-type="float" table:style-name="ce24" office:value="1" office:value-type="float">
            <text:p>1</text:p>
          </table:table-cell>
          <table:table-cell table:style-name="ce23" table:number-columns-repeated="7"/>
          <table:table-cell ns41:value-type="float" table:style-name="ce23" office:value="2" office:value-type="float">
            <text:p>2</text:p>
          </table:table-cell>
          <table:table-cell table:style-name="ce23" table:number-columns-repeated="2"/>
          <table:table-cell ns41:value-type="float" office:value="1" table:style-name="ce24" table:number-columns-repeated="2" office:value-type="float">
            <text:p>1</text:p>
          </table:table-cell>
          <table:table-cell ns41:value-type="float" table:style-name="ce24" office:value="548" office:value-type="float">
            <text:p>548</text:p>
          </table:table-cell>
          <table:table-cell ns41:value-type="float" table:style-name="ce24" office:value="564" office:value-type="float">
            <text:p>564</text:p>
          </table:table-cell>
          <table:table-cell table:style-name="ce23" table:number-columns-repeated="7"/>
          <table:table-cell ns41:value-type="float" table:style-name="ce23" office:value="1" office:value-type="float">
            <text:p>1</text:p>
          </table:table-cell>
          <table:table-cell ns41:value-type="float" table:style-name="ce23" office:value="882" office:value-type="float">
            <text:p>882</text:p>
          </table:table-cell>
          <table:table-cell ns41:value-type="float" table:style-name="ce29" office:value="881" office:value-type="float">
            <text:p>881</text:p>
          </table:table-cell>
          <table:table-cell ns41:value-type="float" table:style-name="ce35" office:value="321" office:value-type="float">
            <text:p>321</text:p>
          </table:table-cell>
          <table:table-cell ns41:value-type="float" table:style-name="ce41" office:value="10230" office:value-type="float">
            <text:p>1023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Ijselstein</text:p>
          </table:table-cell>
          <table:table-cell table:style-name="Default"/>
          <table:table-cell ns41:value-type="float" table:style-name="ce17" office:value="653" office:value-type="float">
            <text:p>653</text:p>
          </table:table-cell>
          <table:table-cell ns41:value-type="float" table:style-name="ce24" office:value="617" office:value-type="float">
            <text:p>617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3" table:number-columns-repeated="2"/>
          <table:table-cell ns41:value-type="float" table:style-name="ce24" office:value="6" office:value-type="float">
            <text:p>6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1" office:value-type="float">
            <text:p>1</text:p>
          </table:table-cell>
          <table:table-cell table:style-name="ce23"/>
          <table:table-cell ns41:value-type="float" table:style-name="ce24" office:value="1" office:value-type="float">
            <text:p>1</text:p>
          </table:table-cell>
          <table:table-cell table:style-name="ce23" table:number-columns-repeated="3"/>
          <table:table-cell ns41:value-type="float" table:style-name="ce23" office:value="87" office:value-type="float">
            <text:p>87</text:p>
          </table:table-cell>
          <table:table-cell ns41:value-type="float" table:style-name="ce24" office:value="85" office:value-type="float">
            <text:p>85</text:p>
          </table:table-cell>
          <table:table-cell ns41:value-type="float" table:style-name="ce24" office:value="1001" office:value-type="float">
            <text:p>1001</text:p>
          </table:table-cell>
          <table:table-cell ns41:value-type="float" table:style-name="ce24" office:value="964" office:value-type="float">
            <text:p>964</text:p>
          </table:table-cell>
          <table:table-cell table:style-name="ce23" table:number-columns-repeated="2"/>
          <table:table-cell ns41:value-type="float" table:style-name="ce24" office:value="9" office:value-type="float">
            <text:p>9</text:p>
          </table:table-cell>
          <table:table-cell ns41:value-type="float" table:style-name="ce24" office:value="12" office:value-type="float">
            <text:p>12</text:p>
          </table:table-cell>
          <table:table-cell table:style-name="ce23" table:number-columns-repeated="2"/>
          <table:table-cell ns41:value-type="float" table:style-name="ce23" office:value="9" office:value-type="float">
            <text:p>9</text:p>
          </table:table-cell>
          <table:table-cell ns41:value-type="float" table:style-name="ce23" office:value="10" office:value-type="float">
            <text:p>10</text:p>
          </table:table-cell>
          <table:table-cell ns41:value-type="float" table:style-name="ce23" office:value="1769" office:value-type="float">
            <text:p>1769</text:p>
          </table:table-cell>
          <table:table-cell ns41:value-type="float" table:style-name="ce29" office:value="1698" office:value-type="float">
            <text:p>1698</text:p>
          </table:table-cell>
          <table:table-cell ns41:value-type="float" table:style-name="ce35" office:value="353" office:value-type="float">
            <text:p>353</text:p>
          </table:table-cell>
          <table:table-cell ns41:value-type="float" table:style-name="ce41" office:value="10152" office:value-type="float">
            <text:p>1015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Jaarsveld</text:p>
          </table:table-cell>
          <table:table-cell table:style-name="Default"/>
          <table:table-cell ns41:value-type="float" table:style-name="ce16" office:value="745" office:value-type="float">
            <text:p>745</text:p>
          </table:table-cell>
          <table:table-cell ns41:value-type="float" table:style-name="ce24" office:value="632" office:value-type="float">
            <text:p>632</text:p>
          </table:table-cell>
          <table:table-cell table:style-name="ce23" table:number-columns-repeated="4"/>
          <table:table-cell ns41:value-type="float" table:style-name="ce24" office:value="30" office:value-type="float">
            <text:p>30</text:p>
          </table:table-cell>
          <table:table-cell ns41:value-type="float" table:style-name="ce23" office:value="27" office:value-type="float">
            <text:p>27</text:p>
          </table:table-cell>
          <table:table-cell table:style-name="ce23"/>
          <table:table-cell ns41:value-type="float" office:value="1" table:style-name="ce23" table:number-columns-repeated="2" office:value-type="float">
            <text:p>1</text:p>
          </table:table-cell>
          <table:table-cell table:style-name="ce23" table:number-columns-repeated="3"/>
          <table:table-cell ns41:value-type="float" table:style-name="ce23" office:value="12" office:value-type="float">
            <text:p>12</text:p>
          </table:table-cell>
          <table:table-cell ns41:value-type="float" table:style-name="ce23" office:value="7" office:value-type="float">
            <text:p>7</text:p>
          </table:table-cell>
          <table:table-cell ns41:value-type="float" table:style-name="ce23" office:value="64" office:value-type="float">
            <text:p>64</text:p>
          </table:table-cell>
          <table:table-cell ns41:value-type="float" table:style-name="ce23" office:value="56" office:value-type="float">
            <text:p>56</text:p>
          </table:table-cell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ns41:value-type="float" table:style-name="ce23" office:value="3" office:value-type="float">
            <text:p>3</text:p>
          </table:table-cell>
          <table:table-cell table:style-name="ce23" table:number-columns-repeated="4"/>
          <table:table-cell ns41:value-type="float" table:style-name="ce23" office:value="853" office:value-type="float">
            <text:p>853</text:p>
          </table:table-cell>
          <table:table-cell ns41:value-type="float" table:style-name="ce29" office:value="726" office:value-type="float">
            <text:p>726</text:p>
          </table:table-cell>
          <table:table-cell ns41:value-type="float" table:style-name="ce35" office:value="1091" office:value-type="float">
            <text:p>1091</text:p>
          </table:table-cell>
          <table:table-cell ns41:value-type="float" table:style-name="ce41" office:value="10847" office:value-type="float">
            <text:p>1084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Jutphaas</text:p>
          </table:table-cell>
          <table:table-cell table:style-name="Default"/>
          <table:table-cell ns41:value-type="float" table:style-name="ce16" office:value="612" office:value-type="float">
            <text:p>612</text:p>
          </table:table-cell>
          <table:table-cell ns41:value-type="float" table:style-name="ce24" office:value="568" office:value-type="float">
            <text:p>568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2"/>
          <table:table-cell ns41:value-type="float" table:style-name="ce24" office:value="2" office:value-type="float">
            <text:p>2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table:style-name="ce23"/>
          <table:table-cell ns41:value-type="float" table:style-name="ce23" office:value="3" office:value-type="float">
            <text:p>3</text:p>
          </table:table-cell>
          <table:table-cell ns41:value-type="float" table:style-name="ce23" office:value="2" office:value-type="float">
            <text:p>2</text:p>
          </table:table-cell>
          <table:table-cell table:style-name="ce23" table:number-columns-repeated="2"/>
          <table:table-cell ns41:value-type="float" table:style-name="ce23" office:value="65" office:value-type="float">
            <text:p>65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678" office:value-type="float">
            <text:p>678</text:p>
          </table:table-cell>
          <table:table-cell ns41:value-type="float" table:style-name="ce24" office:value="630" office:value-type="float">
            <text:p>630</text:p>
          </table:table-cell>
          <table:table-cell table:style-name="ce23" table:number-columns-repeated="7"/>
          <table:table-cell ns41:value-type="float" table:style-name="ce23" office:value="2" office:value-type="float">
            <text:p>2</text:p>
          </table:table-cell>
          <table:table-cell ns41:value-type="float" table:style-name="ce23" office:value="1364" office:value-type="float">
            <text:p>1364</text:p>
          </table:table-cell>
          <table:table-cell ns41:value-type="float" table:style-name="ce29" office:value="1265" office:value-type="float">
            <text:p>1265</text:p>
          </table:table-cell>
          <table:table-cell ns41:value-type="float" table:style-name="ce35" office:value="322" office:value-type="float">
            <text:p>322</text:p>
          </table:table-cell>
          <table:table-cell ns41:value-type="float" table:style-name="ce41" office:value="10374" office:value-type="float">
            <text:p>1037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Kamerik</text:p>
          </table:table-cell>
          <table:table-cell table:style-name="Default"/>
          <table:table-cell ns41:value-type="float" table:style-name="ce16" office:value="484" office:value-type="float">
            <text:p>484</text:p>
          </table:table-cell>
          <table:table-cell ns41:value-type="float" table:style-name="ce24" office:value="471" office:value-type="float">
            <text:p>471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3"/>
          <table:table-cell ns41:value-type="float" table:style-name="ce23" office:value="7" office:value-type="float">
            <text:p>7</text:p>
          </table:table-cell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table:style-name="ce23" table:number-columns-repeated="4"/>
          <table:table-cell ns41:value-type="float" table:style-name="ce23" office:value="126" office:value-type="float">
            <text:p>126</text:p>
          </table:table-cell>
          <table:table-cell ns41:value-type="float" table:style-name="ce23" office:value="140" office:value-type="float">
            <text:p>140</text:p>
          </table:table-cell>
          <table:table-cell ns41:value-type="float" table:style-name="ce23" office:value="285" office:value-type="float">
            <text:p>285</text:p>
          </table:table-cell>
          <table:table-cell ns41:value-type="float" table:style-name="ce23" office:value="278" office:value-type="float">
            <text:p>278</text:p>
          </table:table-cell>
          <table:table-cell table:style-name="ce23" table:number-columns-repeated="8"/>
          <table:table-cell ns41:value-type="float" table:style-name="ce23" office:value="903" office:value-type="float">
            <text:p>903</text:p>
          </table:table-cell>
          <table:table-cell ns41:value-type="float" table:style-name="ce29" office:value="891" office:value-type="float">
            <text:p>891</text:p>
          </table:table-cell>
          <table:table-cell ns41:value-type="float" table:style-name="ce35" office:value="323" office:value-type="float">
            <text:p>323</text:p>
          </table:table-cell>
          <table:table-cell ns41:value-type="float" table:style-name="ce41" office:value="10554" office:value-type="float">
            <text:p>1055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Kockengen</text:p>
          </table:table-cell>
          <table:table-cell table:style-name="Default"/>
          <table:table-cell ns41:value-type="float" table:style-name="ce16" office:value="245" office:value-type="float">
            <text:p>245</text:p>
          </table:table-cell>
          <table:table-cell ns41:value-type="float" table:style-name="ce24" office:value="239" office:value-type="float">
            <text:p>239</text:p>
          </table:table-cell>
          <table:table-cell table:style-name="ce23" table:number-columns-repeated="3"/>
          <table:table-cell ns41:value-type="float" table:style-name="ce23" office:value="1" office:value-type="float">
            <text:p>1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3" office:value="41" office:value-type="float">
            <text:p>41</text:p>
          </table:table-cell>
          <table:table-cell table:style-name="ce23" table:number-columns-repeated="3"/>
          <table:table-cell ns41:value-type="float" table:style-name="ce23" office:value="1" office:value-type="float">
            <text:p>1</text:p>
          </table:table-cell>
          <table:table-cell table:style-name="ce23" table:number-columns-repeated="2"/>
          <table:table-cell ns41:value-type="float" table:style-name="ce23" office:value="16" office:value-type="float">
            <text:p>16</text:p>
          </table:table-cell>
          <table:table-cell ns41:value-type="float" table:style-name="ce23" office:value="23" office:value-type="float">
            <text:p>23</text:p>
          </table:table-cell>
          <table:table-cell ns41:value-type="float" table:style-name="ce23" office:value="118" office:value-type="float">
            <text:p>118</text:p>
          </table:table-cell>
          <table:table-cell ns41:value-type="float" table:style-name="ce23" office:value="107" office:value-type="float">
            <text:p>107</text:p>
          </table:table-cell>
          <table:table-cell table:style-name="ce23" table:number-columns-repeated="6"/>
          <table:table-cell ns41:value-type="float" table:style-name="ce23" office:value="3" office:value-type="float">
            <text:p>3</text:p>
          </table:table-cell>
          <table:table-cell table:style-name="ce23"/>
          <table:table-cell ns41:value-type="float" table:style-name="ce23" office:value="413" office:value-type="float">
            <text:p>413</text:p>
          </table:table-cell>
          <table:table-cell ns41:value-type="float" table:style-name="ce29" office:value="412" office:value-type="float">
            <text:p>412</text:p>
          </table:table-cell>
          <table:table-cell ns41:value-type="float" table:style-name="ce35" office:value="324" office:value-type="float">
            <text:p>324</text:p>
          </table:table-cell>
          <table:table-cell ns41:value-type="float" table:style-name="ce41" office:value="10765" office:value-type="float">
            <text:p>1076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Laagniewkoop</text:p>
          </table:table-cell>
          <table:table-cell table:style-name="Default"/>
          <table:table-cell ns41:value-type="float" table:style-name="ce16" office:value="77" office:value-type="float">
            <text:p>77</text:p>
          </table:table-cell>
          <table:table-cell ns41:value-type="float" table:style-name="ce24" office:value="65" office:value-type="float">
            <text:p>65</text:p>
          </table:table-cell>
          <table:table-cell table:style-name="ce23" table:number-columns-repeated="4"/>
          <table:table-cell ns41:value-type="float" table:style-name="ce24" office:value="13" office:value-type="float">
            <text:p>13</text:p>
          </table:table-cell>
          <table:table-cell ns41:value-type="float" table:style-name="ce23" office:value="14" office:value-type="float">
            <text:p>14</text:p>
          </table:table-cell>
          <table:table-cell table:style-name="ce23" table:number-columns-repeated="6"/>
          <table:table-cell ns41:value-type="float" table:style-name="ce23" office:value="24" office:value-type="float">
            <text:p>24</text:p>
          </table:table-cell>
          <table:table-cell ns41:value-type="float" table:style-name="ce23" office:value="22" office:value-type="float">
            <text:p>22</text:p>
          </table:table-cell>
          <table:table-cell ns41:value-type="float" table:style-name="ce23" office:value="103" office:value-type="float">
            <text:p>103</text:p>
          </table:table-cell>
          <table:table-cell ns41:value-type="float" table:style-name="ce23" office:value="108" office:value-type="float">
            <text:p>108</text:p>
          </table:table-cell>
          <table:table-cell table:style-name="ce23" table:number-columns-repeated="7"/>
          <table:table-cell ns41:value-type="float" table:style-name="ce23" office:value="4" office:value-type="float">
            <text:p>4</text:p>
          </table:table-cell>
          <table:table-cell ns41:value-type="float" table:style-name="ce23" office:value="217" office:value-type="float">
            <text:p>217</text:p>
          </table:table-cell>
          <table:table-cell ns41:value-type="float" table:style-name="ce29" office:value="213" office:value-type="float">
            <text:p>213</text:p>
          </table:table-cell>
          <table:table-cell ns41:value-type="float" table:style-name="ce35" office:value="1100" office:value-type="float">
            <text:p>1100</text:p>
          </table:table-cell>
          <table:table-cell ns41:value-type="float" table:style-name="ce41" office:value="10305" office:value-type="float">
            <text:p>1030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Langbroek</text:p>
          </table:table-cell>
          <table:table-cell table:style-name="Default"/>
          <table:table-cell ns41:value-type="float" table:style-name="ce16" office:value="449" office:value-type="float">
            <text:p>449</text:p>
          </table:table-cell>
          <table:table-cell ns41:value-type="float" table:style-name="ce24" office:value="417" office:value-type="float">
            <text:p>417</text:p>
          </table:table-cell>
          <table:table-cell table:style-name="ce23" table:number-columns-repeated="5"/>
          <table:table-cell ns41:value-type="float" table:style-name="ce23" office:value="3" office:value-type="float">
            <text:p>3</text:p>
          </table:table-cell>
          <table:table-cell table:style-name="ce23" table:number-columns-repeated="5"/>
          <table:table-cell ns41:value-type="float" table:style-name="ce23" office:value="1" office:value-type="float">
            <text:p>1</text:p>
          </table:table-cell>
          <table:table-cell ns41:value-type="float" table:style-name="ce23" office:value="30" office:value-type="float">
            <text:p>30</text:p>
          </table:table-cell>
          <table:table-cell ns41:value-type="float" table:style-name="ce23" office:value="36" office:value-type="float">
            <text:p>36</text:p>
          </table:table-cell>
          <table:table-cell ns41:value-type="float" table:style-name="ce23" office:value="150" office:value-type="float">
            <text:p>150</text:p>
          </table:table-cell>
          <table:table-cell ns41:value-type="float" table:style-name="ce23" office:value="127" office:value-type="float">
            <text:p>127</text:p>
          </table:table-cell>
          <table:table-cell table:style-name="ce23" table:number-columns-repeated="6"/>
          <table:table-cell ns41:value-type="float" table:style-name="ce23" office:value="1" office:value-type="float">
            <text:p>1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630" office:value-type="float">
            <text:p>630</text:p>
          </table:table-cell>
          <table:table-cell ns41:value-type="float" table:style-name="ce29" office:value="586" office:value-type="float">
            <text:p>586</text:p>
          </table:table-cell>
          <table:table-cell ns41:value-type="float" table:style-name="ce35" office:value="325" office:value-type="float">
            <text:p>325</text:p>
          </table:table-cell>
          <table:table-cell ns41:value-type="float" table:style-name="ce41" office:value="11413" office:value-type="float">
            <text:p>1141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Leersum</text:p>
          </table:table-cell>
          <table:table-cell table:style-name="Default"/>
          <table:table-cell ns41:value-type="float" table:style-name="ce16" office:value="637" office:value-type="float">
            <text:p>637</text:p>
          </table:table-cell>
          <table:table-cell ns41:value-type="float" table:style-name="ce24" office:value="568" office:value-type="float">
            <text:p>568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table:style-name="ce23" table:number-columns-repeated="2"/>
          <table:table-cell ns41:value-type="float" table:style-name="ce23" office:value="2" office:value-type="float">
            <text:p>2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3"/>
          <table:table-cell ns41:value-type="float" table:style-name="ce23" office:value="3" office:value-type="float">
            <text:p>3</text:p>
          </table:table-cell>
          <table:table-cell table:style-name="ce23"/>
          <table:table-cell ns41:value-type="float" table:style-name="ce23" office:value="2" office:value-type="float">
            <text:p>2</text:p>
          </table:table-cell>
          <table:table-cell ns41:value-type="float" table:style-name="ce23" office:value="52" office:value-type="float">
            <text:p>52</text:p>
          </table:table-cell>
          <table:table-cell ns41:value-type="float" table:style-name="ce23" office:value="49" office:value-type="float">
            <text:p>49</text:p>
          </table:table-cell>
          <table:table-cell ns41:value-type="float" table:style-name="ce23" office:value="15" office:value-type="float">
            <text:p>15</text:p>
          </table:table-cell>
          <table:table-cell ns41:value-type="float" table:style-name="ce23" office:value="16" office:value-type="float">
            <text:p>16</text:p>
          </table:table-cell>
          <table:table-cell table:style-name="ce23" table:number-columns-repeated="6"/>
          <table:table-cell ns41:value-type="float" table:style-name="ce23" office:value="1" office:value-type="float">
            <text:p>1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707" office:value-type="float">
            <text:p>707</text:p>
          </table:table-cell>
          <table:table-cell ns41:value-type="float" table:style-name="ce29" office:value="642" office:value-type="float">
            <text:p>642</text:p>
          </table:table-cell>
          <table:table-cell ns41:value-type="float" table:style-name="ce35" office:value="326" office:value-type="float">
            <text:p>326</text:p>
          </table:table-cell>
          <table:table-cell ns41:value-type="float" table:style-name="ce41" office:value="11142" office:value-type="float">
            <text:p>1114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Leusden</text:p>
          </table:table-cell>
          <table:table-cell table:style-name="Default"/>
          <table:table-cell ns41:value-type="float" table:style-name="ce16" office:value="548" office:value-type="float">
            <text:p>548</text:p>
          </table:table-cell>
          <table:table-cell ns41:value-type="float" table:style-name="ce24" office:value="476" office:value-type="float">
            <text:p>476</text:p>
          </table:table-cell>
          <table:table-cell table:style-name="ce23"/>
          <table:table-cell ns41:value-type="float" table:style-name="ce23" office:value="2" office:value-type="float">
            <text:p>2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ns41:value-type="float" table:style-name="ce23" office:value="6" office:value-type="float">
            <text:p>6</text:p>
          </table:table-cell>
          <table:table-cell ns41:value-type="float" table:style-name="ce23" office:value="11" office:value-type="float">
            <text:p>11</text:p>
          </table:table-cell>
          <table:table-cell table:style-name="ce23"/>
          <table:table-cell ns41:value-type="float" table:style-name="ce23" office:value="3" office:value-type="float">
            <text:p>3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2"/>
          <table:table-cell ns41:value-type="float" table:style-name="ce23" office:value="3" office:value-type="float">
            <text:p>3</text:p>
          </table:table-cell>
          <table:table-cell ns41:value-type="float" table:style-name="ce23" office:value="6" office:value-type="float">
            <text:p>6</text:p>
          </table:table-cell>
          <table:table-cell ns41:value-type="float" table:style-name="ce23" office:value="401" office:value-type="float">
            <text:p>401</text:p>
          </table:table-cell>
          <table:table-cell ns41:value-type="float" table:style-name="ce23" office:value="343" office:value-type="float">
            <text:p>343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6"/>
          <table:table-cell ns41:value-type="float" table:style-name="ce23" office:value="1" office:value-type="float">
            <text:p>1</text:p>
          </table:table-cell>
          <table:table-cell ns41:value-type="float" table:style-name="ce23" office:value="963" office:value-type="float">
            <text:p>963</text:p>
          </table:table-cell>
          <table:table-cell ns41:value-type="float" table:style-name="ce29" office:value="844" office:value-type="float">
            <text:p>844</text:p>
          </table:table-cell>
          <table:table-cell ns41:value-type="float" table:style-name="ce35" office:value="327" office:value-type="float">
            <text:p>327</text:p>
          </table:table-cell>
          <table:table-cell ns41:value-type="float" table:style-name="ce41" office:value="10978" office:value-type="float">
            <text:p>1097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Linschoten</text:p>
          </table:table-cell>
          <table:table-cell table:style-name="Default"/>
          <table:table-cell ns41:value-type="float" table:style-name="ce16" office:value="408" office:value-type="float">
            <text:p>408</text:p>
          </table:table-cell>
          <table:table-cell ns41:value-type="float" table:style-name="ce23" office:value="407" office:value-type="float">
            <text:p>407</text:p>
          </table:table-cell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6" office:value-type="float">
            <text:p>6</text:p>
          </table:table-cell>
          <table:table-cell ns41:value-type="float" table:style-name="ce23" office:value="3" office:value-type="float">
            <text:p>3</text:p>
          </table:table-cell>
          <table:table-cell table:style-name="ce23" table:number-columns-repeated="3"/>
          <table:table-cell ns41:value-type="float" table:style-name="ce23" office:value="2" office:value-type="float">
            <text:p>2</text:p>
          </table:table-cell>
          <table:table-cell table:style-name="ce23" table:number-columns-repeated="2"/>
          <table:table-cell ns41:value-type="float" table:style-name="ce23" office:value="84" office:value-type="float">
            <text:p>84</text:p>
          </table:table-cell>
          <table:table-cell ns41:value-type="float" table:style-name="ce23" office:value="72" office:value-type="float">
            <text:p>72</text:p>
          </table:table-cell>
          <table:table-cell ns41:value-type="float" table:style-name="ce23" office:value="223" office:value-type="float">
            <text:p>223</text:p>
          </table:table-cell>
          <table:table-cell ns41:value-type="float" table:style-name="ce23" office:value="220" office:value-type="float">
            <text:p>220</text:p>
          </table:table-cell>
          <table:table-cell table:style-name="ce23" table:number-columns-repeated="7"/>
          <table:table-cell ns41:value-type="float" table:style-name="ce23" office:value="2" office:value-type="float">
            <text:p>2</text:p>
          </table:table-cell>
          <table:table-cell ns41:value-type="float" table:style-name="ce23" office:value="722" office:value-type="float">
            <text:p>722</text:p>
          </table:table-cell>
          <table:table-cell ns41:value-type="float" table:style-name="ce29" office:value="706" office:value-type="float">
            <text:p>706</text:p>
          </table:table-cell>
          <table:table-cell ns41:value-type="float" table:style-name="ce35" office:value="328" office:value-type="float">
            <text:p>328</text:p>
          </table:table-cell>
          <table:table-cell ns41:value-type="float" table:style-name="ce41" office:value="11324" office:value-type="float">
            <text:p>1132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Loenen</text:p>
          </table:table-cell>
          <table:table-cell table:style-name="Default"/>
          <table:table-cell ns41:value-type="float" table:style-name="ce16" office:value="431" office:value-type="float">
            <text:p>431</text:p>
          </table:table-cell>
          <table:table-cell ns41:value-type="float" table:style-name="ce23" office:value="477" office:value-type="float">
            <text:p>477</text:p>
          </table:table-cell>
          <table:table-cell ns41:value-type="float" table:style-name="ce23" office:value="6" office:value-type="float">
            <text:p>6</text:p>
          </table:table-cell>
          <table:table-cell ns41:value-type="float" table:style-name="ce23" office:value="4" office:value-type="float">
            <text:p>4</text:p>
          </table:table-cell>
          <table:table-cell table:style-name="ce23"/>
          <table:table-cell ns41:value-type="float" table:style-name="ce23" office:value="4" office:value-type="float">
            <text:p>4</text:p>
          </table:table-cell>
          <table:table-cell ns41:value-type="float" table:style-name="ce23" office:value="19" office:value-type="float">
            <text:p>19</text:p>
          </table:table-cell>
          <table:table-cell ns41:value-type="float" table:style-name="ce23" office:value="16" office:value-type="float">
            <text:p>16</text:p>
          </table:table-cell>
          <table:table-cell table:style-name="ce23"/>
          <table:table-cell ns41:value-type="float" table:style-name="ce23" office:value="2" office:value-type="float">
            <text:p>2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6" office:value-type="float">
            <text:p>6</text:p>
          </table:table-cell>
          <table:table-cell ns41:value-type="float" table:style-name="ce23" office:value="7" office:value-type="float">
            <text:p>7</text:p>
          </table:table-cell>
          <table:table-cell ns41:value-type="float" table:style-name="ce23" office:value="6" office:value-type="float">
            <text:p>6</text:p>
          </table:table-cell>
          <table:table-cell ns41:value-type="float" table:style-name="ce23" office:value="8" office:value-type="float">
            <text:p>8</text:p>
          </table:table-cell>
          <table:table-cell ns41:value-type="float" table:style-name="ce23" office:value="13" office:value-type="float">
            <text:p>13</text:p>
          </table:table-cell>
          <table:table-cell ns41:value-type="float" table:style-name="ce23" office:value="158" office:value-type="float">
            <text:p>158</text:p>
          </table:table-cell>
          <table:table-cell ns41:value-type="float" table:style-name="ce23" office:value="186" office:value-type="float">
            <text:p>186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table:style-name="ce23" table:number-columns-repeated="4"/>
          <table:table-cell ns41:value-type="float" table:style-name="ce23" office:value="4" office:value-type="float">
            <text:p>4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637" office:value-type="float">
            <text:p>637</text:p>
          </table:table-cell>
          <table:table-cell ns41:value-type="float" table:style-name="ce29" office:value="718" office:value-type="float">
            <text:p>718</text:p>
          </table:table-cell>
          <table:table-cell ns41:value-type="float" table:style-name="ce35" office:value="329" office:value-type="float">
            <text:p>329</text:p>
          </table:table-cell>
          <table:table-cell ns41:value-type="float" table:style-name="ce41" office:value="11202" office:value-type="float">
            <text:p>1120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Loenersloot</text:p>
          </table:table-cell>
          <table:table-cell table:style-name="Default"/>
          <table:table-cell ns41:value-type="float" table:style-name="ce16" office:value="155" office:value-type="float">
            <text:p>155</text:p>
          </table:table-cell>
          <table:table-cell ns41:value-type="float" table:style-name="ce23" office:value="139" office:value-type="float">
            <text:p>139</text:p>
          </table:table-cell>
          <table:table-cell table:style-name="ce23" table:number-columns-repeated="4"/>
          <table:table-cell ns41:value-type="float" office:value="20" table:style-name="ce23" table:number-columns-repeated="2" office:value-type="float">
            <text:p>20</text:p>
          </table:table-cell>
          <table:table-cell table:style-name="ce23" table:number-columns-repeated="3"/>
          <table:table-cell ns41:value-type="float" table:style-name="ce23" office:value="2" office:value-type="float">
            <text:p>2</text:p>
          </table:table-cell>
          <table:table-cell table:style-name="ce23" table:number-columns-repeated="2"/>
          <table:table-cell ns41:value-type="float" table:style-name="ce23" office:value="19" office:value-type="float">
            <text:p>19</text:p>
          </table:table-cell>
          <table:table-cell ns41:value-type="float" table:style-name="ce23" office:value="13" office:value-type="float">
            <text:p>13</text:p>
          </table:table-cell>
          <table:table-cell ns41:value-type="float" table:style-name="ce23" office:value="114" office:value-type="float">
            <text:p>114</text:p>
          </table:table-cell>
          <table:table-cell ns41:value-type="float" table:style-name="ce23" office:value="102" office:value-type="float">
            <text:p>102</text:p>
          </table:table-cell>
          <table:table-cell table:style-name="ce23" table:number-columns-repeated="6"/>
          <table:table-cell ns41:value-type="float" table:style-name="ce23" office:value="2" office:value-type="float">
            <text:p>2</text:p>
          </table:table-cell>
          <table:table-cell table:style-name="ce23"/>
          <table:table-cell ns41:value-type="float" table:style-name="ce23" office:value="310" office:value-type="float">
            <text:p>310</text:p>
          </table:table-cell>
          <table:table-cell ns41:value-type="float" table:style-name="ce29" office:value="276" office:value-type="float">
            <text:p>276</text:p>
          </table:table-cell>
          <table:table-cell ns41:value-type="float" table:style-name="ce35" office:value="1105" office:value-type="float">
            <text:p>1105</text:p>
          </table:table-cell>
          <table:table-cell ns41:value-type="float" table:style-name="ce41" office:value="10208" office:value-type="float">
            <text:p>1020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Loosdrecht</text:p>
          </table:table-cell>
          <table:table-cell table:style-name="Default"/>
          <table:table-cell ns41:value-type="float" table:style-name="ce16" office:value="1301" office:value-type="float">
            <text:p>1301</text:p>
          </table:table-cell>
          <table:table-cell ns41:value-type="float" table:style-name="ce23" office:value="1071" office:value-type="float">
            <text:p>1071</text:p>
          </table:table-cell>
          <table:table-cell table:style-name="ce23"/>
          <table:table-cell ns41:value-type="float" office:value="1" table:style-name="ce23" table:number-columns-repeated="2" office:value-type="float">
            <text:p>1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116" office:value-type="float">
            <text:p>116</text:p>
          </table:table-cell>
          <table:table-cell ns41:value-type="float" table:style-name="ce23" office:value="128" office:value-type="float">
            <text:p>128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14" office:value-type="float">
            <text:p>14</text:p>
          </table:table-cell>
          <table:table-cell ns41:value-type="float" table:style-name="ce23" office:value="6" office:value-type="float">
            <text:p>6</text:p>
          </table:table-cell>
          <table:table-cell ns41:value-type="float" table:style-name="ce23" office:value="14" office:value-type="float">
            <text:p>14</text:p>
          </table:table-cell>
          <table:table-cell ns41:value-type="float" table:style-name="ce23" office:value="6" office:value-type="float">
            <text:p>6</text:p>
          </table:table-cell>
          <table:table-cell ns41:value-type="float" table:style-name="ce23" office:value="124" office:value-type="float">
            <text:p>124</text:p>
          </table:table-cell>
          <table:table-cell ns41:value-type="float" table:style-name="ce23" office:value="119" office:value-type="float">
            <text:p>119</text:p>
          </table:table-cell>
          <table:table-cell ns41:value-type="float" table:style-name="ce23" office:value="215" office:value-type="float">
            <text:p>215</text:p>
          </table:table-cell>
          <table:table-cell ns41:value-type="float" table:style-name="ce23" office:value="156" office:value-type="float">
            <text:p>156</text:p>
          </table:table-cell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table:style-name="ce23" table:number-columns-repeated="3"/>
          <table:table-cell ns41:value-type="float" table:style-name="ce23" office:value="11" office:value-type="float">
            <text:p>11</text:p>
          </table:table-cell>
          <table:table-cell ns41:value-type="float" table:style-name="ce23" office:value="16" office:value-type="float">
            <text:p>16</text:p>
          </table:table-cell>
          <table:table-cell ns41:value-type="float" table:style-name="ce23" office:value="1802" office:value-type="float">
            <text:p>1802</text:p>
          </table:table-cell>
          <table:table-cell ns41:value-type="float" table:style-name="ce29" office:value="1507" office:value-type="float">
            <text:p>1507</text:p>
          </table:table-cell>
          <table:table-cell ns41:value-type="float" table:style-name="ce35" office:value="330" office:value-type="float">
            <text:p>330</text:p>
          </table:table-cell>
          <table:table-cell ns41:value-type="float" table:style-name="ce41" office:value="10639" office:value-type="float">
            <text:p>1063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Lopik</text:p>
          </table:table-cell>
          <table:table-cell table:style-name="Default"/>
          <table:table-cell ns41:value-type="float" table:style-name="ce16" office:value="372" office:value-type="float">
            <text:p>372</text:p>
          </table:table-cell>
          <table:table-cell ns41:value-type="float" table:style-name="ce23" office:value="352" office:value-type="float">
            <text:p>352</text:p>
          </table:table-cell>
          <table:table-cell table:style-name="ce23" table:number-columns-repeated="4"/>
          <table:table-cell ns41:value-type="float" table:style-name="ce23" office:value="40" office:value-type="float">
            <text:p>40</text:p>
          </table:table-cell>
          <table:table-cell ns41:value-type="float" table:style-name="ce23" office:value="25" office:value-type="float">
            <text:p>25</text:p>
          </table:table-cell>
          <table:table-cell table:style-name="ce23" table:number-columns-repeated="2"/>
          <table:table-cell ns41:value-type="float" office:value="2" table:style-name="ce23" table:number-columns-repeated="2" office:value-type="float">
            <text:p>2</text:p>
          </table:table-cell>
          <table:table-cell table:style-name="ce23" table:number-columns-repeated="2"/>
          <table:table-cell ns41:value-type="float" table:style-name="ce23" office:value="73" office:value-type="float">
            <text:p>73</text:p>
          </table:table-cell>
          <table:table-cell ns41:value-type="float" table:style-name="ce23" office:value="71" office:value-type="float">
            <text:p>71</text:p>
          </table:table-cell>
          <table:table-cell ns41:value-type="float" table:style-name="ce23" office:value="328" office:value-type="float">
            <text:p>328</text:p>
          </table:table-cell>
          <table:table-cell ns41:value-type="float" table:style-name="ce23" office:value="311" office:value-type="float">
            <text:p>311</text:p>
          </table:table-cell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table:style-name="ce23" table:number-columns-repeated="3"/>
          <table:table-cell ns41:value-type="float" table:style-name="ce23" office:value="2" office:value-type="float">
            <text:p>2</text:p>
          </table:table-cell>
          <table:table-cell table:style-name="ce23"/>
          <table:table-cell ns41:value-type="float" table:style-name="ce23" office:value="818" office:value-type="float">
            <text:p>818</text:p>
          </table:table-cell>
          <table:table-cell ns41:value-type="float" table:style-name="ce29" office:value="761" office:value-type="float">
            <text:p>761</text:p>
          </table:table-cell>
          <table:table-cell ns41:value-type="float" table:style-name="ce35" office:value="331" office:value-type="float">
            <text:p>331</text:p>
          </table:table-cell>
          <table:table-cell ns41:value-type="float" table:style-name="ce41" office:value="10333" office:value-type="float">
            <text:p>1033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Maarn</text:p>
          </table:table-cell>
          <table:table-cell table:style-name="Default"/>
          <table:table-cell ns41:value-type="float" table:style-name="ce16" office:value="377" office:value-type="float">
            <text:p>377</text:p>
          </table:table-cell>
          <table:table-cell ns41:value-type="float" table:style-name="ce23" office:value="324" office:value-type="float">
            <text:p>324</text:p>
          </table:table-cell>
          <table:table-cell table:style-name="ce23" table:number-columns-repeated="4"/>
          <table:table-cell ns41:value-type="float" table:style-name="ce23" office:value="1" office:value-type="float">
            <text:p>1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table:style-name="ce23" table:number-columns-repeated="2"/>
          <table:table-cell ns41:value-type="float" table:style-name="ce23" office:value="9" office:value-type="float">
            <text:p>9</text:p>
          </table:table-cell>
          <table:table-cell ns41:value-type="float" table:style-name="ce23" office:value="5" office:value-type="float">
            <text:p>5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3" office:value-type="float">
            <text:p>3</text:p>
          </table:table-cell>
          <table:table-cell table:style-name="ce23" table:number-columns-repeated="8"/>
          <table:table-cell ns41:value-type="float" table:style-name="ce23" office:value="390" office:value-type="float">
            <text:p>390</text:p>
          </table:table-cell>
          <table:table-cell ns41:value-type="float" table:style-name="ce29" office:value="335" office:value-type="float">
            <text:p>335</text:p>
          </table:table-cell>
          <table:table-cell ns41:value-type="float" table:style-name="ce35" office:value="332" office:value-type="float">
            <text:p>332</text:p>
          </table:table-cell>
          <table:table-cell ns41:value-type="float" table:style-name="ce41" office:value="10392" office:value-type="float">
            <text:p>1039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Maarssen</text:p>
          </table:table-cell>
          <table:table-cell table:style-name="Default"/>
          <table:table-cell ns41:value-type="float" table:style-name="ce16" office:value="608" office:value-type="float">
            <text:p>608</text:p>
          </table:table-cell>
          <table:table-cell ns41:value-type="float" table:style-name="ce23" office:value="659" office:value-type="float">
            <text:p>659</text:p>
          </table:table-cell>
          <table:table-cell table:style-name="ce23"/>
          <table:table-cell ns41:value-type="float" table:style-name="ce23" office:value="8" office:value-type="float">
            <text:p>8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3" office:value-type="float">
            <text:p>3</text:p>
          </table:table-cell>
          <table:table-cell table:style-name="ce23"/>
          <table:table-cell ns41:value-type="float" table:style-name="ce23" office:value="3" office:value-type="float">
            <text:p>3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1" office:value-type="float">
            <text:p>1</text:p>
          </table:table-cell>
          <table:table-cell ns41:value-type="float" table:style-name="ce23" office:value="8" office:value-type="float">
            <text:p>8</text:p>
          </table:table-cell>
          <table:table-cell ns41:value-type="float" table:style-name="ce23" office:value="10" office:value-type="float">
            <text:p>10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29" office:value-type="float">
            <text:p>29</text:p>
          </table:table-cell>
          <table:table-cell ns41:value-type="float" table:style-name="ce23" office:value="23" office:value-type="float">
            <text:p>23</text:p>
          </table:table-cell>
          <table:table-cell ns41:value-type="float" table:style-name="ce23" office:value="332" office:value-type="float">
            <text:p>332</text:p>
          </table:table-cell>
          <table:table-cell ns41:value-type="float" table:style-name="ce23" office:value="342" office:value-type="float">
            <text:p>342</text:p>
          </table:table-cell>
          <table:table-cell table:style-name="ce23" table:number-columns-repeated="2"/>
          <table:table-cell ns41:value-type="float" table:style-name="ce23" office:value="6" office:value-type="float">
            <text:p>6</text:p>
          </table:table-cell>
          <table:table-cell ns41:value-type="float" table:style-name="ce23" office:value="12" office:value-type="float">
            <text:p>12</text:p>
          </table:table-cell>
          <table:table-cell table:style-name="ce23" table:number-columns-repeated="2"/>
          <table:table-cell ns41:value-type="float" table:style-name="ce23" office:value="7" office:value-type="float">
            <text:p>7</text:p>
          </table:table-cell>
          <table:table-cell ns41:value-type="float" table:style-name="ce23" office:value="6" office:value-type="float">
            <text:p>6</text:p>
          </table:table-cell>
          <table:table-cell ns41:value-type="float" table:style-name="ce23" office:value="996" office:value-type="float">
            <text:p>996</text:p>
          </table:table-cell>
          <table:table-cell ns41:value-type="float" table:style-name="ce29" office:value="1070" office:value-type="float">
            <text:p>1070</text:p>
          </table:table-cell>
          <table:table-cell ns41:value-type="float" table:style-name="ce35" office:value="333" office:value-type="float">
            <text:p>333</text:p>
          </table:table-cell>
          <table:table-cell ns41:value-type="float" table:style-name="ce41" office:value="10191" office:value-type="float">
            <text:p>1019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Maarsseveen</text:p>
          </table:table-cell>
          <table:table-cell table:style-name="Default"/>
          <table:table-cell ns41:value-type="float" table:style-name="ce16" office:value="493" office:value-type="float">
            <text:p>493</text:p>
          </table:table-cell>
          <table:table-cell ns41:value-type="float" table:style-name="ce23" office:value="474" office:value-type="float">
            <text:p>474</text:p>
          </table:table-cell>
          <table:table-cell table:style-name="ce23" table:number-columns-repeated="4"/>
          <table:table-cell ns41:value-type="float" table:style-name="ce23" office:value="5" office:value-type="float">
            <text:p>5</text:p>
          </table:table-cell>
          <table:table-cell ns41:value-type="float" table:style-name="ce23" office:value="7" office:value-type="float">
            <text:p>7</text:p>
          </table:table-cell>
          <table:table-cell table:style-name="ce23"/>
          <table:table-cell ns41:value-type="float" table:style-name="ce23" office:value="6" office:value-type="float">
            <text:p>6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150" office:value-type="float">
            <text:p>150</text:p>
          </table:table-cell>
          <table:table-cell ns41:value-type="float" table:style-name="ce24" office:value="162" office:value-type="float">
            <text:p>162</text:p>
          </table:table-cell>
          <table:table-cell table:style-name="ce23" table:number-columns-repeated="2"/>
          <table:table-cell ns41:value-type="float" table:style-name="ce23" office:value="18" office:value-type="float">
            <text:p>18</text:p>
          </table:table-cell>
          <table:table-cell ns41:value-type="float" table:style-name="ce23" office:value="11" office:value-type="float">
            <text:p>11</text:p>
          </table:table-cell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ns41:value-type="float" table:style-name="ce23" office:value="5" office:value-type="float">
            <text:p>5</text:p>
          </table:table-cell>
          <table:table-cell ns41:value-type="float" table:style-name="ce23" office:value="701" office:value-type="float">
            <text:p>701</text:p>
          </table:table-cell>
          <table:table-cell ns41:value-type="float" table:style-name="ce29" office:value="715" office:value-type="float">
            <text:p>715</text:p>
          </table:table-cell>
          <table:table-cell ns41:value-type="float" table:style-name="ce35" office:value="1108" office:value-type="float">
            <text:p>1108</text:p>
          </table:table-cell>
          <table:table-cell ns41:value-type="float" table:style-name="ce41" office:value="10874" office:value-type="float">
            <text:p>1087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4" office:value-type="float">
            <text:p>254</text:p>
          </table:table-cell>
          <table:table-cell ns41:value-type="float" table:style-name="ce41" office:value="255" office:value-type="float">
            <text:p>255</text:p>
          </table:table-cell>
          <table:table-cell ns41:value-type="float" table:style-name="ce56" office:value="280188" office:value-type="float">
            <text:p>280188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Maartensdijk</text:p>
          </table:table-cell>
          <table:table-cell table:style-name="Default"/>
          <table:table-cell ns41:value-type="float" table:style-name="ce16" office:value="907" office:value-type="float">
            <text:p>907</text:p>
          </table:table-cell>
          <table:table-cell ns41:value-type="float" table:style-name="ce23" office:value="805" office:value-type="float">
            <text:p>805</text:p>
          </table:table-cell>
          <table:table-cell table:style-name="ce23"/>
          <table:table-cell ns41:value-type="float" table:style-name="ce23" office:value="3" office:value-type="float">
            <text:p>3</text:p>
          </table:table-cell>
          <table:table-cell table:style-name="ce23" table:number-columns-repeated="2"/>
          <table:table-cell ns41:value-type="float" table:style-name="ce23" office:value="11" office:value-type="float">
            <text:p>11</text:p>
          </table:table-cell>
          <table:table-cell ns41:value-type="float" table:style-name="ce23" office:value="6" office:value-type="float">
            <text:p>6</text:p>
          </table:table-cell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ns41:value-type="float" table:style-name="ce23" office:value="4" office:value-type="float">
            <text:p>4</text:p>
          </table:table-cell>
          <table:table-cell table:style-name="ce23" table:number-columns-repeated="2"/>
          <table:table-cell ns41:value-type="float" table:style-name="ce23" office:value="34" office:value-type="float">
            <text:p>34</text:p>
          </table:table-cell>
          <table:table-cell ns41:value-type="float" table:style-name="ce23" office:value="32" office:value-type="float">
            <text:p>32</text:p>
          </table:table-cell>
          <table:table-cell ns41:value-type="float" table:style-name="ce23" office:value="147" office:value-type="float">
            <text:p>147</text:p>
          </table:table-cell>
          <table:table-cell ns41:value-type="float" table:style-name="ce23" office:value="154" office:value-type="float">
            <text:p>154</text:p>
          </table:table-cell>
          <table:table-cell table:style-name="ce23" table:number-columns-repeated="6"/>
          <table:table-cell ns41:value-type="float" table:style-name="ce23" office:value="11" office:value-type="float">
            <text:p>11</text:p>
          </table:table-cell>
          <table:table-cell ns41:value-type="float" table:style-name="ce23" office:value="19" office:value-type="float">
            <text:p>19</text:p>
          </table:table-cell>
          <table:table-cell ns41:value-type="float" table:style-name="ce23" office:value="1111" office:value-type="float">
            <text:p>1111</text:p>
          </table:table-cell>
          <table:table-cell ns41:value-type="float" table:style-name="ce29" office:value="1023" office:value-type="float">
            <text:p>1023</text:p>
          </table:table-cell>
          <table:table-cell ns41:value-type="float" table:style-name="ce35" office:value="334" office:value-type="float">
            <text:p>334</text:p>
          </table:table-cell>
          <table:table-cell ns41:value-type="float" table:style-name="ce41" office:value="10691" office:value-type="float">
            <text:p>1069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Mijdrecht</text:p>
          </table:table-cell>
          <table:table-cell table:style-name="Default"/>
          <table:table-cell ns41:value-type="float" table:style-name="ce16" office:value="658" office:value-type="float">
            <text:p>658</text:p>
          </table:table-cell>
          <table:table-cell ns41:value-type="float" table:style-name="ce23" office:value="669" office:value-type="float">
            <text:p>669</text:p>
          </table:table-cell>
          <table:table-cell ns41:value-type="float" office:value="1" table:style-name="ce23" table:number-columns-repeated="2" office:value-type="float">
            <text:p>1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75" office:value-type="float">
            <text:p>75</text:p>
          </table:table-cell>
          <table:table-cell ns41:value-type="float" table:style-name="ce23" office:value="77" office:value-type="float">
            <text:p>77</text:p>
          </table:table-cell>
          <table:table-cell ns41:value-type="float" office:value="1" table:style-name="ce23" table:number-columns-repeated="2" office:value-type="float">
            <text:p>1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317" office:value-type="float">
            <text:p>317</text:p>
          </table:table-cell>
          <table:table-cell ns41:value-type="float" table:style-name="ce23" office:value="308" office:value-type="float">
            <text:p>308</text:p>
          </table:table-cell>
          <table:table-cell ns41:value-type="float" table:style-name="ce23" office:value="795" office:value-type="float">
            <text:p>795</text:p>
          </table:table-cell>
          <table:table-cell ns41:value-type="float" table:style-name="ce23" office:value="805" office:value-type="float">
            <text:p>805</text:p>
          </table:table-cell>
          <table:table-cell table:style-name="ce23" table:number-columns-repeated="2"/>
          <table:table-cell ns41:value-type="float" table:style-name="ce23" office:value="22" office:value-type="float">
            <text:p>22</text:p>
          </table:table-cell>
          <table:table-cell ns41:value-type="float" table:style-name="ce23" office:value="27" office:value-type="float">
            <text:p>27</text:p>
          </table:table-cell>
          <table:table-cell table:style-name="ce23" table:number-columns-repeated="2"/>
          <table:table-cell ns41:value-type="float" office:value="4" table:style-name="ce23" table:number-columns-repeated="2" office:value-type="float">
            <text:p>4</text:p>
          </table:table-cell>
          <table:table-cell ns41:value-type="float" table:style-name="ce23" office:value="1879" office:value-type="float">
            <text:p>1879</text:p>
          </table:table-cell>
          <table:table-cell ns41:value-type="float" table:style-name="ce29" office:value="1897" office:value-type="float">
            <text:p>1897</text:p>
          </table:table-cell>
          <table:table-cell ns41:value-type="float" table:style-name="ce35" office:value="336" office:value-type="float">
            <text:p>336</text:p>
          </table:table-cell>
          <table:table-cell ns41:value-type="float" table:style-name="ce41" office:value="11379" office:value-type="float">
            <text:p>1137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Montfoort</text:p>
          </table:table-cell>
          <table:table-cell table:style-name="Default"/>
          <table:table-cell ns41:value-type="float" table:style-name="ce16" office:value="153" office:value-type="float">
            <text:p>153</text:p>
          </table:table-cell>
          <table:table-cell ns41:value-type="float" table:style-name="ce23" office:value="208" office:value-type="float">
            <text:p>208</text:p>
          </table:table-cell>
          <table:table-cell table:style-name="ce23" table:number-columns-repeated="4"/>
          <table:table-cell ns41:value-type="float" table:style-name="ce23" office:value="1" office:value-type="float">
            <text:p>1</text:p>
          </table:table-cell>
          <table:table-cell table:style-name="ce23" table:number-columns-repeated="3"/>
          <table:table-cell ns41:value-type="float" table:style-name="ce23" office:value="5" office:value-type="float">
            <text:p>5</text:p>
          </table:table-cell>
          <table:table-cell ns41:value-type="float" table:style-name="ce23" office:value="7" office:value-type="float">
            <text:p>7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ns41:value-type="float" table:style-name="ce23" office:value="72" office:value-type="float">
            <text:p>72</text:p>
          </table:table-cell>
          <table:table-cell ns41:value-type="float" table:style-name="ce23" office:value="77" office:value-type="float">
            <text:p>77</text:p>
          </table:table-cell>
          <table:table-cell ns41:value-type="float" table:style-name="ce23" office:value="619" office:value-type="float">
            <text:p>619</text:p>
          </table:table-cell>
          <table:table-cell ns41:value-type="float" table:style-name="ce23" office:value="688" office:value-type="float">
            <text:p>688</text:p>
          </table:table-cell>
          <table:table-cell table:style-name="ce23" table:number-columns-repeated="2"/>
          <table:table-cell ns41:value-type="float" table:style-name="ce23" office:value="4" office:value-type="float">
            <text:p>4</text:p>
          </table:table-cell>
          <table:table-cell ns41:value-type="float" table:style-name="ce23" office:value="2" office:value-type="float">
            <text:p>2</text:p>
          </table:table-cell>
          <table:table-cell table:style-name="ce23" table:number-columns-repeated="2"/>
          <table:table-cell ns41:value-type="float" office:value="2" table:style-name="ce23" table:number-columns-repeated="2" office:value-type="float">
            <text:p>2</text:p>
          </table:table-cell>
          <table:table-cell ns41:value-type="float" table:style-name="ce23" office:value="856" office:value-type="float">
            <text:p>856</text:p>
          </table:table-cell>
          <table:table-cell ns41:value-type="float" table:style-name="ce29" office:value="985" office:value-type="float">
            <text:p>985</text:p>
          </table:table-cell>
          <table:table-cell ns41:value-type="float" table:style-name="ce35" office:value="335" office:value-type="float">
            <text:p>335</text:p>
          </table:table-cell>
          <table:table-cell ns41:value-type="float" table:style-name="ce41" office:value="10033" office:value-type="float">
            <text:p>1003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Nigtevecht</text:p>
          </table:table-cell>
          <table:table-cell table:style-name="Default"/>
          <table:table-cell ns41:value-type="float" table:style-name="ce16" office:value="247" office:value-type="float">
            <text:p>247</text:p>
          </table:table-cell>
          <table:table-cell ns41:value-type="float" table:style-name="ce23" office:value="230" office:value-type="float">
            <text:p>230</text:p>
          </table:table-cell>
          <table:table-cell table:style-name="ce23" table:number-columns-repeated="3"/>
          <table:table-cell ns41:value-type="float" table:style-name="ce23" office:value="1" office:value-type="float">
            <text:p>1</text:p>
          </table:table-cell>
          <table:table-cell ns41:value-type="float" office:value="5" table:style-name="ce23" table:number-columns-repeated="2" office:value-type="float">
            <text:p>5</text:p>
          </table:table-cell>
          <table:table-cell ns41:value-type="float" table:style-name="ce23" office:value="2" office:value-type="float">
            <text:p>2</text:p>
          </table:table-cell>
          <table:table-cell table:style-name="ce23" table:number-columns-repeated="3"/>
          <table:table-cell ns41:value-type="float" table:style-name="ce23" office:value="3" office:value-type="float">
            <text:p>3</text:p>
          </table:table-cell>
          <table:table-cell ns41:value-type="float" table:style-name="ce23" office:value="1" office:value-type="float">
            <text:p>1</text:p>
          </table:table-cell>
          <table:table-cell ns41:value-type="float" table:style-name="ce23" office:value="61" office:value-type="float">
            <text:p>61</text:p>
          </table:table-cell>
          <table:table-cell ns41:value-type="float" table:style-name="ce23" office:value="69" office:value-type="float">
            <text:p>69</text:p>
          </table:table-cell>
          <table:table-cell ns41:value-type="float" table:style-name="ce23" office:value="82" office:value-type="float">
            <text:p>82</text:p>
          </table:table-cell>
          <table:table-cell ns41:value-type="float" table:style-name="ce23" office:value="58" office:value-type="float">
            <text:p>58</text:p>
          </table:table-cell>
          <table:table-cell table:style-name="ce23" table:number-columns-repeated="8"/>
          <table:table-cell ns41:value-type="float" table:style-name="ce23" office:value="400" office:value-type="float">
            <text:p>400</text:p>
          </table:table-cell>
          <table:table-cell ns41:value-type="float" table:style-name="ce29" office:value="364" office:value-type="float">
            <text:p>364</text:p>
          </table:table-cell>
          <table:table-cell ns41:value-type="float" table:style-name="ce35" office:value="337" office:value-type="float">
            <text:p>337</text:p>
          </table:table-cell>
          <table:table-cell ns41:value-type="float" table:style-name="ce41" office:value="10160" office:value-type="float">
            <text:p>1016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Odijk</text:p>
          </table:table-cell>
          <table:table-cell table:style-name="Default"/>
          <table:table-cell ns41:value-type="float" table:style-name="ce16" office:value="57" office:value-type="float">
            <text:p>57</text:p>
          </table:table-cell>
          <table:table-cell ns41:value-type="float" table:style-name="ce23" office:value="55" office:value-type="float">
            <text:p>55</text:p>
          </table:table-cell>
          <table:table-cell table:style-name="ce23" table:number-columns-repeated="4"/>
          <table:table-cell ns41:value-type="float" table:style-name="ce23" office:value="1" office:value-type="float">
            <text:p>1</text:p>
          </table:table-cell>
          <table:table-cell table:style-name="ce23" table:number-columns-repeated="9"/>
          <table:table-cell ns41:value-type="float" table:style-name="ce23" office:value="159" office:value-type="float">
            <text:p>159</text:p>
          </table:table-cell>
          <table:table-cell ns41:value-type="float" table:style-name="ce23" office:value="153" office:value-type="float">
            <text:p>153</text:p>
          </table:table-cell>
          <table:table-cell table:style-name="ce23" table:number-columns-repeated="8"/>
          <table:table-cell ns41:value-type="float" table:style-name="ce23" office:value="217" office:value-type="float">
            <text:p>217</text:p>
          </table:table-cell>
          <table:table-cell ns41:value-type="float" table:style-name="ce29" office:value="208" office:value-type="float">
            <text:p>208</text:p>
          </table:table-cell>
          <table:table-cell ns41:value-type="float" table:style-name="ce35" office:value="1131" office:value-type="float">
            <text:p>1131</text:p>
          </table:table-cell>
          <table:table-cell ns41:value-type="float" table:style-name="ce41" office:value="11003" office:value-type="float">
            <text:p>1100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Oudenrijn</text:p>
          </table:table-cell>
          <table:table-cell table:style-name="Default"/>
          <table:table-cell ns41:value-type="float" table:style-name="ce16" office:value="140" office:value-type="float">
            <text:p>140</text:p>
          </table:table-cell>
          <table:table-cell ns41:value-type="float" table:style-name="ce23" office:value="143" office:value-type="float">
            <text:p>143</text:p>
          </table:table-cell>
          <table:table-cell table:style-name="ce23" table:number-columns-repeated="11"/>
          <table:table-cell ns41:value-type="float" table:style-name="ce23" office:value="2" office:value-type="float">
            <text:p>2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5" office:value-type="float">
            <text:p>5</text:p>
          </table:table-cell>
          <table:table-cell ns41:value-type="float" table:style-name="ce23" office:value="128" office:value-type="float">
            <text:p>128</text:p>
          </table:table-cell>
          <table:table-cell ns41:value-type="float" table:style-name="ce23" office:value="105" office:value-type="float">
            <text:p>105</text:p>
          </table:table-cell>
          <table:table-cell table:style-name="ce23" table:number-columns-repeated="7"/>
          <table:table-cell ns41:value-type="float" table:style-name="ce23" office:value="1" office:value-type="float">
            <text:p>1</text:p>
          </table:table-cell>
          <table:table-cell ns41:value-type="float" table:style-name="ce23" office:value="271" office:value-type="float">
            <text:p>271</text:p>
          </table:table-cell>
          <table:table-cell ns41:value-type="float" table:style-name="ce29" office:value="256" office:value-type="float">
            <text:p>256</text:p>
          </table:table-cell>
          <table:table-cell ns41:value-type="float" table:style-name="ce35" office:value="1144" office:value-type="float">
            <text:p>1144</text:p>
          </table:table-cell>
          <table:table-cell ns41:value-type="float" table:style-name="ce41" office:value="10114" office:value-type="float">
            <text:p>1011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Polsbroek</text:p>
          </table:table-cell>
          <table:table-cell table:style-name="Default"/>
          <table:table-cell ns41:value-type="float" table:style-name="ce16" office:value="332" office:value-type="float">
            <text:p>332</text:p>
          </table:table-cell>
          <table:table-cell ns41:value-type="float" table:style-name="ce23" office:value="360" office:value-type="float">
            <text:p>360</text:p>
          </table:table-cell>
          <table:table-cell table:style-name="ce23" table:number-columns-repeated="4"/>
          <table:table-cell ns41:value-type="float" table:style-name="ce23" office:value="2" office:value-type="float">
            <text:p>2</text:p>
          </table:table-cell>
          <table:table-cell table:style-name="ce23" table:number-columns-repeated="7"/>
          <table:table-cell ns41:value-type="float" table:style-name="ce23" office:value="7" office:value-type="float">
            <text:p>7</text:p>
          </table:table-cell>
          <table:table-cell ns41:value-type="float" table:style-name="ce23" office:value="8" office:value-type="float">
            <text:p>8</text:p>
          </table:table-cell>
          <table:table-cell ns41:value-type="float" table:style-name="ce23" office:value="93" office:value-type="float">
            <text:p>93</text:p>
          </table:table-cell>
          <table:table-cell ns41:value-type="float" table:style-name="ce23" office:value="107" office:value-type="float">
            <text:p>107</text:p>
          </table:table-cell>
          <table:table-cell table:style-name="ce23" table:number-columns-repeated="7"/>
          <table:table-cell ns41:value-type="float" table:style-name="ce23" office:value="1" office:value-type="float">
            <text:p>1</text:p>
          </table:table-cell>
          <table:table-cell ns41:value-type="float" table:style-name="ce23" office:value="434" office:value-type="float">
            <text:p>434</text:p>
          </table:table-cell>
          <table:table-cell ns41:value-type="float" table:style-name="ce29" office:value="476" office:value-type="float">
            <text:p>476</text:p>
          </table:table-cell>
          <table:table-cell ns41:value-type="float" table:style-name="ce35" office:value="338" office:value-type="float">
            <text:p>338</text:p>
          </table:table-cell>
          <table:table-cell ns41:value-type="float" table:style-name="ce41" office:value="10993" office:value-type="float">
            <text:p>1099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Renswoude</text:p>
          </table:table-cell>
          <table:table-cell table:style-name="Default"/>
          <table:table-cell ns41:value-type="float" table:style-name="ce16" office:value="636" office:value-type="float">
            <text:p>636</text:p>
          </table:table-cell>
          <table:table-cell ns41:value-type="float" table:style-name="ce23" office:value="554" office:value-type="float">
            <text:p>554</text:p>
          </table:table-cell>
          <table:table-cell table:style-name="ce23" table:number-columns-repeated="4"/>
          <table:table-cell ns41:value-type="float" table:style-name="ce23" office:value="29" office:value-type="float">
            <text:p>29</text:p>
          </table:table-cell>
          <table:table-cell ns41:value-type="float" table:style-name="ce23" office:value="22" office:value-type="float">
            <text:p>22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table:style-name="ce23" table:number-columns-repeated="2"/>
          <table:table-cell ns41:value-type="float" table:style-name="ce23" office:value="19" office:value-type="float">
            <text:p>19</text:p>
          </table:table-cell>
          <table:table-cell ns41:value-type="float" table:style-name="ce23" office:value="15" office:value-type="float">
            <text:p>15</text:p>
          </table:table-cell>
          <table:table-cell ns41:value-type="float" office:value="5" table:style-name="ce23" table:number-columns-repeated="2" office:value-type="float">
            <text:p>5</text:p>
          </table:table-cell>
          <table:table-cell table:style-name="ce23" table:number-columns-repeated="8"/>
          <table:table-cell ns41:value-type="float" table:style-name="ce23" office:value="689" office:value-type="float">
            <text:p>689</text:p>
          </table:table-cell>
          <table:table-cell ns41:value-type="float" table:style-name="ce29" office:value="598" office:value-type="float">
            <text:p>598</text:p>
          </table:table-cell>
          <table:table-cell ns41:value-type="float" table:style-name="ce35" office:value="339" office:value-type="float">
            <text:p>339</text:p>
          </table:table-cell>
          <table:table-cell ns41:value-type="float" table:style-name="ce41" office:value="10269" office:value-type="float">
            <text:p>1026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Rhenen</text:p>
          </table:table-cell>
          <table:table-cell table:style-name="Default"/>
          <table:table-cell ns41:value-type="float" table:style-name="ce16" office:value="2605" office:value-type="float">
            <text:p>2605</text:p>
          </table:table-cell>
          <table:table-cell ns41:value-type="float" table:style-name="ce23" office:value="2341" office:value-type="float">
            <text:p>2341</text:p>
          </table:table-cell>
          <table:table-cell table:style-name="ce23"/>
          <table:table-cell ns41:value-type="float" table:style-name="ce23" office:value="2" office:value-type="float">
            <text:p>2</text:p>
          </table:table-cell>
          <table:table-cell ns41:value-type="float" table:style-name="ce23" office:value="3" office:value-type="float">
            <text:p>3</text:p>
          </table:table-cell>
          <table:table-cell table:style-name="ce23"/>
          <table:table-cell ns41:value-type="float" table:style-name="ce23" office:value="2" office:value-type="float">
            <text:p>2</text:p>
          </table:table-cell>
          <table:table-cell ns41:value-type="float" table:style-name="ce23" office:value="10" office:value-type="float">
            <text:p>10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12" office:value-type="float">
            <text:p>12</text:p>
          </table:table-cell>
          <table:table-cell ns41:value-type="float" office:value="2" table:style-name="ce23" table:number-columns-repeated="2" office:value-type="float">
            <text:p>2</text:p>
          </table:table-cell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10" office:value-type="float">
            <text:p>10</text:p>
          </table:table-cell>
          <table:table-cell ns41:value-type="float" table:style-name="ce23" office:value="11" office:value-type="float">
            <text:p>11</text:p>
          </table:table-cell>
          <table:table-cell ns41:value-type="float" table:style-name="ce23" office:value="39" office:value-type="float">
            <text:p>39</text:p>
          </table:table-cell>
          <table:table-cell ns41:value-type="float" table:style-name="ce23" office:value="41" office:value-type="float">
            <text:p>41</text:p>
          </table:table-cell>
          <table:table-cell table:style-name="ce23" table:number-columns-repeated="2"/>
          <table:table-cell ns41:value-type="float" table:style-name="ce23" office:value="14" office:value-type="float">
            <text:p>14</text:p>
          </table:table-cell>
          <table:table-cell ns41:value-type="float" table:style-name="ce23" office:value="18" office:value-type="float">
            <text:p>18</text:p>
          </table:table-cell>
          <table:table-cell table:style-name="ce23" table:number-columns-repeated="3"/>
          <table:table-cell ns41:value-type="float" table:style-name="ce23" office:value="4" office:value-type="float">
            <text:p>4</text:p>
          </table:table-cell>
          <table:table-cell ns41:value-type="float" table:style-name="ce23" office:value="2679" office:value-type="float">
            <text:p>2679</text:p>
          </table:table-cell>
          <table:table-cell ns41:value-type="float" table:style-name="ce29" office:value="2441" office:value-type="float">
            <text:p>2441</text:p>
          </table:table-cell>
          <table:table-cell ns41:value-type="float" table:style-name="ce35" office:value="340" office:value-type="float">
            <text:p>340</text:p>
          </table:table-cell>
          <table:table-cell ns41:value-type="float" table:style-name="ce41" office:value="10309" office:value-type="float">
            <text:p>10309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Rijsenburg</text:p>
          </table:table-cell>
          <table:table-cell table:style-name="Default"/>
          <table:table-cell ns41:value-type="float" table:style-name="ce16" office:value="70" office:value-type="float">
            <text:p>70</text:p>
          </table:table-cell>
          <table:table-cell ns41:value-type="float" table:style-name="ce23" office:value="72" office:value-type="float">
            <text:p>72</text:p>
          </table:table-cell>
          <table:table-cell table:style-name="ce23" table:number-columns-repeated="9"/>
          <table:table-cell ns41:value-type="float" table:style-name="ce23" office:value="3" office:value-type="float">
            <text:p>3</text:p>
          </table:table-cell>
          <table:table-cell table:style-name="ce23" table:number-columns-repeated="2"/>
          <table:table-cell ns41:value-type="float" table:style-name="ce23" office:value="21" office:value-type="float">
            <text:p>21</text:p>
          </table:table-cell>
          <table:table-cell ns41:value-type="float" table:style-name="ce23" office:value="18" office:value-type="float">
            <text:p>18</text:p>
          </table:table-cell>
          <table:table-cell ns41:value-type="float" table:style-name="ce23" office:value="141" office:value-type="float">
            <text:p>141</text:p>
          </table:table-cell>
          <table:table-cell ns41:value-type="float" table:style-name="ce23" office:value="151" office:value-type="float">
            <text:p>151</text:p>
          </table:table-cell>
          <table:table-cell table:style-name="ce23" table:number-columns-repeated="6"/>
          <table:table-cell ns41:value-type="float" table:style-name="ce23" office:value="1" office:value-type="float">
            <text:p>1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233" office:value-type="float">
            <text:p>233</text:p>
          </table:table-cell>
          <table:table-cell ns41:value-type="float" table:style-name="ce29" office:value="248" office:value-type="float">
            <text:p>248</text:p>
          </table:table-cell>
          <table:table-cell ns41:value-type="float" table:style-name="ce35" office:value="1166" office:value-type="float">
            <text:p>1166</text:p>
          </table:table-cell>
          <table:table-cell ns41:value-type="float" table:style-name="ce41" office:value="10613" office:value-type="float">
            <text:p>1061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Ruwiel</text:p>
          </table:table-cell>
          <table:table-cell table:style-name="Default"/>
          <table:table-cell ns41:value-type="float" table:style-name="ce16" office:value="158" office:value-type="float">
            <text:p>158</text:p>
          </table:table-cell>
          <table:table-cell ns41:value-type="float" table:style-name="ce23" office:value="185" office:value-type="float">
            <text:p>185</text:p>
          </table:table-cell>
          <table:table-cell table:style-name="ce23" table:number-columns-repeated="4"/>
          <table:table-cell ns41:value-type="float" table:style-name="ce23" office:value="6" office:value-type="float">
            <text:p>6</text:p>
          </table:table-cell>
          <table:table-cell ns41:value-type="float" table:style-name="ce23" office:value="7" office:value-type="float">
            <text:p>7</text:p>
          </table:table-cell>
          <table:table-cell table:style-name="ce23" table:number-columns-repeated="6"/>
          <table:table-cell ns41:value-type="float" table:style-name="ce23" office:value="9" office:value-type="float">
            <text:p>9</text:p>
          </table:table-cell>
          <table:table-cell ns41:value-type="float" table:style-name="ce23" office:value="11" office:value-type="float">
            <text:p>11</text:p>
          </table:table-cell>
          <table:table-cell ns41:value-type="float" office:value="68" table:style-name="ce23" table:number-columns-repeated="2" office:value-type="float">
            <text:p>68</text:p>
          </table:table-cell>
          <table:table-cell table:style-name="ce23" table:number-columns-repeated="8"/>
          <table:table-cell ns41:value-type="float" table:style-name="ce23" office:value="241" office:value-type="float">
            <text:p>241</text:p>
          </table:table-cell>
          <table:table-cell ns41:value-type="float" table:style-name="ce29" office:value="271" office:value-type="float">
            <text:p>271</text:p>
          </table:table-cell>
          <table:table-cell ns41:value-type="float" table:style-name="ce35" office:value="1164" office:value-type="float">
            <text:p>1164</text:p>
          </table:table-cell>
          <table:table-cell ns41:value-type="float" table:style-name="ce41" office:value="10526" office:value-type="float">
            <text:p>1052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Schalkwijk</text:p>
          </table:table-cell>
          <table:table-cell table:style-name="Default"/>
          <table:table-cell ns41:value-type="float" table:style-name="ce16" office:value="73" office:value-type="float">
            <text:p>73</text:p>
          </table:table-cell>
          <table:table-cell ns41:value-type="float" table:style-name="ce23" office:value="65" office:value-type="float">
            <text:p>65</text:p>
          </table:table-cell>
          <table:table-cell table:style-name="ce23" table:number-columns-repeated="12"/>
          <table:table-cell ns41:value-type="float" office:value="12" table:style-name="ce23" table:number-columns-repeated="2" office:value-type="float">
            <text:p>12</text:p>
          </table:table-cell>
          <table:table-cell ns41:value-type="float" table:style-name="ce23" office:value="525" office:value-type="float">
            <text:p>525</text:p>
          </table:table-cell>
          <table:table-cell ns41:value-type="float" table:style-name="ce23" office:value="499" office:value-type="float">
            <text:p>499</text:p>
          </table:table-cell>
          <table:table-cell table:style-name="ce23" table:number-columns-repeated="8"/>
          <table:table-cell ns41:value-type="float" table:style-name="ce23" office:value="610" office:value-type="float">
            <text:p>610</text:p>
          </table:table-cell>
          <table:table-cell ns41:value-type="float" table:style-name="ce29" office:value="576" office:value-type="float">
            <text:p>576</text:p>
          </table:table-cell>
          <table:table-cell ns41:value-type="float" table:style-name="ce35" office:value="1169" office:value-type="float">
            <text:p>1169</text:p>
          </table:table-cell>
          <table:table-cell ns41:value-type="float" table:style-name="ce41" office:value="10378" office:value-type="float">
            <text:p>1037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Snelrewaard</text:p>
          </table:table-cell>
          <table:table-cell table:style-name="Default"/>
          <table:table-cell ns41:value-type="float" table:style-name="ce16" office:value="69" office:value-type="float">
            <text:p>69</text:p>
          </table:table-cell>
          <table:table-cell ns41:value-type="float" table:style-name="ce23" office:value="66" office:value-type="float">
            <text:p>66</text:p>
          </table:table-cell>
          <table:table-cell table:style-name="ce23" table:number-columns-repeated="12"/>
          <table:table-cell ns41:value-type="float" table:style-name="ce23" office:value="38" office:value-type="float">
            <text:p>38</text:p>
          </table:table-cell>
          <table:table-cell ns41:value-type="float" table:style-name="ce23" office:value="39" office:value-type="float">
            <text:p>39</text:p>
          </table:table-cell>
          <table:table-cell ns41:value-type="float" office:value="159" table:style-name="ce23" table:number-columns-repeated="2" office:value-type="float">
            <text:p>159</text:p>
          </table:table-cell>
          <table:table-cell table:style-name="ce23" table:number-columns-repeated="8"/>
          <table:table-cell ns41:value-type="float" table:style-name="ce23" office:value="266" office:value-type="float">
            <text:p>266</text:p>
          </table:table-cell>
          <table:table-cell ns41:value-type="float" table:style-name="ce29" office:value="264" office:value-type="float">
            <text:p>264</text:p>
          </table:table-cell>
          <table:table-cell ns41:value-type="float" table:style-name="ce35" office:value="341" office:value-type="float">
            <text:p>341</text:p>
          </table:table-cell>
          <table:table-cell ns41:value-type="float" table:style-name="ce41" office:value="10802" office:value-type="float">
            <text:p>1080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Soest</text:p>
          </table:table-cell>
          <table:table-cell table:style-name="Default"/>
          <table:table-cell ns41:value-type="float" table:style-name="ce16" office:value="656" office:value-type="float">
            <text:p>656</text:p>
          </table:table-cell>
          <table:table-cell ns41:value-type="float" table:style-name="ce23" office:value="575" office:value-type="float">
            <text:p>575</text:p>
          </table:table-cell>
          <table:table-cell ns41:value-type="float" table:style-name="ce23" office:value="2" office:value-type="float">
            <text:p>2</text:p>
          </table:table-cell>
          <table:table-cell table:style-name="ce23" table:number-columns-repeated="3"/>
          <table:table-cell ns41:value-type="float" table:style-name="ce23" office:value="32" office:value-type="float">
            <text:p>32</text:p>
          </table:table-cell>
          <table:table-cell ns41:value-type="float" table:style-name="ce23" office:value="30" office:value-type="float">
            <text:p>30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ns41:value-type="float" table:style-name="ce23" office:value="10" office:value-type="float">
            <text:p>10</text:p>
          </table:table-cell>
          <table:table-cell ns41:value-type="float" table:style-name="ce23" office:value="13" office:value-type="float">
            <text:p>13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5" office:value-type="float">
            <text:p>5</text:p>
          </table:table-cell>
          <table:table-cell ns41:value-type="float" table:style-name="ce23" office:value="132" office:value-type="float">
            <text:p>132</text:p>
          </table:table-cell>
          <table:table-cell ns41:value-type="float" table:style-name="ce23" office:value="112" office:value-type="float">
            <text:p>112</text:p>
          </table:table-cell>
          <table:table-cell ns41:value-type="float" table:style-name="ce23" office:value="1176" office:value-type="float">
            <text:p>1176</text:p>
          </table:table-cell>
          <table:table-cell ns41:value-type="float" table:style-name="ce23" office:value="1134" office:value-type="float">
            <text:p>1134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5"/>
          <table:table-cell ns41:value-type="float" office:value="1" table:style-name="ce23" table:number-columns-repeated="2" office:value-type="float">
            <text:p>1</text:p>
          </table:table-cell>
          <table:table-cell ns41:value-type="float" table:style-name="ce23" office:value="2012" office:value-type="float">
            <text:p>2012</text:p>
          </table:table-cell>
          <table:table-cell ns41:value-type="float" table:style-name="ce29" office:value="1871" office:value-type="float">
            <text:p>1871</text:p>
          </table:table-cell>
          <table:table-cell ns41:value-type="float" table:style-name="ce35" office:value="342" office:value-type="float">
            <text:p>342</text:p>
          </table:table-cell>
          <table:table-cell ns41:value-type="float" table:style-name="ce41" office:value="11021" office:value-type="float">
            <text:p>1102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Stoutenburg</text:p>
          </table:table-cell>
          <table:table-cell table:style-name="Default"/>
          <table:table-cell ns41:value-type="float" table:style-name="ce16" office:value="109" office:value-type="float">
            <text:p>109</text:p>
          </table:table-cell>
          <table:table-cell ns41:value-type="float" table:style-name="ce23" office:value="83" office:value-type="float">
            <text:p>83</text:p>
          </table:table-cell>
          <table:table-cell table:style-name="ce23" table:number-columns-repeated="14"/>
          <table:table-cell ns41:value-type="float" table:style-name="ce23" office:value="350" office:value-type="float">
            <text:p>350</text:p>
          </table:table-cell>
          <table:table-cell ns41:value-type="float" table:style-name="ce23" office:value="303" office:value-type="float">
            <text:p>303</text:p>
          </table:table-cell>
          <table:table-cell table:style-name="ce23" table:number-columns-repeated="8"/>
          <table:table-cell ns41:value-type="float" table:style-name="ce23" office:value="459" office:value-type="float">
            <text:p>459</text:p>
          </table:table-cell>
          <table:table-cell ns41:value-type="float" table:style-name="ce29" office:value="386" office:value-type="float">
            <text:p>386</text:p>
          </table:table-cell>
          <table:table-cell ns41:value-type="float" table:style-name="ce35" office:value="343" office:value-type="float">
            <text:p>343</text:p>
          </table:table-cell>
          <table:table-cell ns41:value-type="float" table:style-name="ce41" office:value="10438" office:value-type="float">
            <text:p>1043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Tienhoven</text:p>
          </table:table-cell>
          <table:table-cell table:style-name="Default"/>
          <table:table-cell ns41:value-type="float" table:style-name="ce16" office:value="137" office:value-type="float">
            <text:p>137</text:p>
          </table:table-cell>
          <table:table-cell ns41:value-type="float" table:style-name="ce23" office:value="126" office:value-type="float">
            <text:p>126</text:p>
          </table:table-cell>
          <table:table-cell table:style-name="ce23" table:number-columns-repeated="4"/>
          <table:table-cell ns41:value-type="float" table:style-name="ce23" office:value="3" office:value-type="float">
            <text:p>3</text:p>
          </table:table-cell>
          <table:table-cell ns41:value-type="float" table:style-name="ce23" office:value="2" office:value-type="float">
            <text:p>2</text:p>
          </table:table-cell>
          <table:table-cell table:style-name="ce23"/>
          <table:table-cell ns41:value-type="float" table:style-name="ce23" office:value="2" office:value-type="float">
            <text:p>2</text:p>
          </table:table-cell>
          <table:table-cell table:style-name="ce23" table:number-columns-repeated="3"/>
          <table:table-cell ns41:value-type="float" table:style-name="ce23" office:value="1" office:value-type="float">
            <text:p>1</text:p>
          </table:table-cell>
          <table:table-cell ns41:value-type="float" table:style-name="ce23" office:value="115" office:value-type="float">
            <text:p>115</text:p>
          </table:table-cell>
          <table:table-cell ns41:value-type="float" table:style-name="ce23" office:value="98" office:value-type="float">
            <text:p>98</text:p>
          </table:table-cell>
          <table:table-cell ns41:value-type="float" office:value="20" table:style-name="ce23" table:number-columns-repeated="2" office:value-type="float">
            <text:p>20</text:p>
          </table:table-cell>
          <table:table-cell table:style-name="ce23" table:number-columns-repeated="8"/>
          <table:table-cell ns41:value-type="float" table:style-name="ce23" office:value="275" office:value-type="float">
            <text:p>275</text:p>
          </table:table-cell>
          <table:table-cell ns41:value-type="float" table:style-name="ce29" office:value="249" office:value-type="float">
            <text:p>249</text:p>
          </table:table-cell>
          <table:table-cell ns41:value-type="float" table:style-name="ce35" office:value="1202" office:value-type="float">
            <text:p>1202</text:p>
          </table:table-cell>
          <table:table-cell ns41:value-type="float" table:style-name="ce41" office:value="10035" office:value-type="float">
            <text:p>1003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Tull en 't Waal</text:p>
          </table:table-cell>
          <table:table-cell table:style-name="Default"/>
          <table:table-cell ns41:value-type="float" table:style-name="ce16" office:value="104" office:value-type="float">
            <text:p>104</text:p>
          </table:table-cell>
          <table:table-cell ns41:value-type="float" table:style-name="ce23" office:value="99" office:value-type="float">
            <text:p>99</text:p>
          </table:table-cell>
          <table:table-cell table:style-name="ce23" table:number-columns-repeated="12"/>
          <table:table-cell ns41:value-type="float" table:style-name="ce23" office:value="2" office:value-type="float">
            <text:p>2</text:p>
          </table:table-cell>
          <table:table-cell ns41:value-type="float" table:style-name="ce23" office:value="1" office:value-type="float">
            <text:p>1</text:p>
          </table:table-cell>
          <table:table-cell ns41:value-type="float" table:style-name="ce23" office:value="148" office:value-type="float">
            <text:p>148</text:p>
          </table:table-cell>
          <table:table-cell ns41:value-type="float" table:style-name="ce23" office:value="160" office:value-type="float">
            <text:p>160</text:p>
          </table:table-cell>
          <table:table-cell table:style-name="ce23" table:number-columns-repeated="8"/>
          <table:table-cell ns41:value-type="float" table:style-name="ce23" office:value="254" office:value-type="float">
            <text:p>254</text:p>
          </table:table-cell>
          <table:table-cell ns41:value-type="float" table:style-name="ce29" office:value="260" office:value-type="float">
            <text:p>260</text:p>
          </table:table-cell>
          <table:table-cell ns41:value-type="float" table:style-name="ce35" office:value="1205" office:value-type="float">
            <text:p>1205</text:p>
          </table:table-cell>
          <table:table-cell ns41:value-type="float" table:style-name="ce41" office:value="11022" office:value-type="float">
            <text:p>1102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Veenendaal</text:p>
          </table:table-cell>
          <table:table-cell table:style-name="Default"/>
          <table:table-cell ns41:value-type="float" table:style-name="ce16" office:value="1961" office:value-type="float">
            <text:p>1961</text:p>
          </table:table-cell>
          <table:table-cell ns41:value-type="float" table:style-name="ce23" office:value="1960" office:value-type="float">
            <text:p>1960</text:p>
          </table:table-cell>
          <table:table-cell ns41:value-type="float" office:value="1" table:style-name="ce23" table:number-columns-repeated="3" office:value-type="float">
            <text:p>1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7" office:value-type="float">
            <text:p>7</text:p>
          </table:table-cell>
          <table:table-cell ns41:value-type="float" table:style-name="ce23" office:value="12" office:value-type="float">
            <text:p>12</text:p>
          </table:table-cell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ns41:value-type="float" table:style-name="ce23" office:value="4" office:value-type="float">
            <text:p>4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ns41:value-type="float" table:style-name="ce23" office:value="247" office:value-type="float">
            <text:p>247</text:p>
          </table:table-cell>
          <table:table-cell ns41:value-type="float" table:style-name="ce23" office:value="263" office:value-type="float">
            <text:p>263</text:p>
          </table:table-cell>
          <table:table-cell ns41:value-type="float" table:style-name="ce23" office:value="67" office:value-type="float">
            <text:p>67</text:p>
          </table:table-cell>
          <table:table-cell ns41:value-type="float" table:style-name="ce23" office:value="59" office:value-type="float">
            <text:p>59</text:p>
          </table:table-cell>
          <table:table-cell table:style-name="ce23" table:number-columns-repeated="2"/>
          <table:table-cell ns41:value-type="float" table:style-name="ce23" office:value="28" office:value-type="float">
            <text:p>28</text:p>
          </table:table-cell>
          <table:table-cell ns41:value-type="float" table:style-name="ce23" office:value="23" office:value-type="float">
            <text:p>23</text:p>
          </table:table-cell>
          <table:table-cell table:style-name="ce23" table:number-columns-repeated="2"/>
          <table:table-cell ns41:value-type="float" table:style-name="ce23" office:value="4" office:value-type="float">
            <text:p>4</text:p>
          </table:table-cell>
          <table:table-cell ns41:value-type="float" table:style-name="ce23" office:value="8" office:value-type="float">
            <text:p>8</text:p>
          </table:table-cell>
          <table:table-cell ns41:value-type="float" table:style-name="ce23" office:value="2318" office:value-type="float">
            <text:p>2318</text:p>
          </table:table-cell>
          <table:table-cell ns41:value-type="float" table:style-name="ce29" office:value="2333" office:value-type="float">
            <text:p>2333</text:p>
          </table:table-cell>
          <table:table-cell ns41:value-type="float" table:style-name="ce35" office:value="345" office:value-type="float">
            <text:p>345</text:p>
          </table:table-cell>
          <table:table-cell ns41:value-type="float" table:style-name="ce41" office:value="11052" office:value-type="float">
            <text:p>1105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Veldhuizen</text:p>
          </table:table-cell>
          <table:table-cell table:style-name="Default"/>
          <table:table-cell ns41:value-type="float" table:style-name="ce16" office:value="80" office:value-type="float">
            <text:p>80</text:p>
          </table:table-cell>
          <table:table-cell ns41:value-type="float" table:style-name="ce23" office:value="73" office:value-type="float">
            <text:p>73</text:p>
          </table:table-cell>
          <table:table-cell table:style-name="ce23" table:number-columns-repeated="12"/>
          <table:table-cell ns41:value-type="float" table:style-name="ce23" office:value="11" office:value-type="float">
            <text:p>11</text:p>
          </table:table-cell>
          <table:table-cell ns41:value-type="float" table:style-name="ce23" office:value="17" office:value-type="float">
            <text:p>17</text:p>
          </table:table-cell>
          <table:table-cell ns41:value-type="float" table:style-name="ce23" office:value="111" office:value-type="float">
            <text:p>111</text:p>
          </table:table-cell>
          <table:table-cell ns41:value-type="float" table:style-name="ce23" office:value="90" office:value-type="float">
            <text:p>90</text:p>
          </table:table-cell>
          <table:table-cell table:style-name="ce23" table:number-columns-repeated="8"/>
          <table:table-cell ns41:value-type="float" table:style-name="ce23" office:value="202" office:value-type="float">
            <text:p>202</text:p>
          </table:table-cell>
          <table:table-cell ns41:value-type="float" table:style-name="ce29" office:value="180" office:value-type="float">
            <text:p>180</text:p>
          </table:table-cell>
          <table:table-cell ns41:value-type="float" table:style-name="ce35" office:value="1207" office:value-type="float">
            <text:p>1207</text:p>
          </table:table-cell>
          <table:table-cell ns41:value-type="float" table:style-name="ce41" office:value="10713" office:value-type="float">
            <text:p>1071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Vinkeveen</text:p>
          </table:table-cell>
          <table:table-cell table:style-name="Default"/>
          <table:table-cell ns41:value-type="float" table:style-name="ce16" office:value="713" office:value-type="float">
            <text:p>713</text:p>
          </table:table-cell>
          <table:table-cell ns41:value-type="float" table:style-name="ce23" office:value="649" office:value-type="float">
            <text:p>649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table:style-name="ce23" table:number-columns-repeated="2"/>
          <table:table-cell ns41:value-type="float" office:value="15" table:style-name="ce23" table:number-columns-repeated="2" office:value-type="float">
            <text:p>15</text:p>
          </table:table-cell>
          <table:table-cell table:style-name="ce23" table:number-columns-repeated="2"/>
          <table:table-cell ns41:value-type="float" table:style-name="ce23" office:value="4" office:value-type="float">
            <text:p>4</text:p>
          </table:table-cell>
          <table:table-cell ns41:value-type="float" table:style-name="ce23" office:value="3" office:value-type="float">
            <text:p>3</text:p>
          </table:table-cell>
          <table:table-cell table:style-name="ce23" table:number-columns-repeated="2"/>
          <table:table-cell ns41:value-type="float" table:style-name="ce23" office:value="61" office:value-type="float">
            <text:p>61</text:p>
          </table:table-cell>
          <table:table-cell ns41:value-type="float" table:style-name="ce23" office:value="56" office:value-type="float">
            <text:p>56</text:p>
          </table:table-cell>
          <table:table-cell ns41:value-type="float" table:style-name="ce23" office:value="1191" office:value-type="float">
            <text:p>1191</text:p>
          </table:table-cell>
          <table:table-cell ns41:value-type="float" table:style-name="ce23" office:value="1153" office:value-type="float">
            <text:p>1153</text:p>
          </table:table-cell>
          <table:table-cell table:style-name="ce23" table:number-columns-repeated="6"/>
          <table:table-cell ns41:value-type="float" table:style-name="ce23" office:value="2" office:value-type="float">
            <text:p>2</text:p>
          </table:table-cell>
          <table:table-cell ns41:value-type="float" table:style-name="ce23" office:value="1" office:value-type="float">
            <text:p>1</text:p>
          </table:table-cell>
          <table:table-cell ns41:value-type="float" table:style-name="ce23" office:value="1986" office:value-type="float">
            <text:p>1986</text:p>
          </table:table-cell>
          <table:table-cell ns41:value-type="float" table:style-name="ce29" office:value="1878" office:value-type="float">
            <text:p>1878</text:p>
          </table:table-cell>
          <table:table-cell ns41:value-type="float" table:style-name="ce35" office:value="346" office:value-type="float">
            <text:p>346</text:p>
          </table:table-cell>
          <table:table-cell ns41:value-type="float" table:style-name="ce41" office:value="11048" office:value-type="float">
            <text:p>1104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Vleuten</text:p>
          </table:table-cell>
          <table:table-cell table:style-name="Default"/>
          <table:table-cell ns41:value-type="float" table:style-name="ce16" office:value="225" office:value-type="float">
            <text:p>225</text:p>
          </table:table-cell>
          <table:table-cell ns41:value-type="float" table:style-name="ce23" office:value="217" office:value-type="float">
            <text:p>217</text:p>
          </table:table-cell>
          <table:table-cell table:style-name="ce23" table:number-columns-repeated="4"/>
          <table:table-cell ns41:value-type="float" table:style-name="ce23" office:value="6" office:value-type="float">
            <text:p>6</text:p>
          </table:table-cell>
          <table:table-cell ns41:value-type="float" table:style-name="ce23" office:value="4" office:value-type="float">
            <text:p>4</text:p>
          </table:table-cell>
          <table:table-cell table:style-name="ce23" table:number-columns-repeated="3"/>
          <table:table-cell ns41:value-type="float" table:style-name="ce23" office:value="2" office:value-type="float">
            <text:p>2</text:p>
          </table:table-cell>
          <table:table-cell table:style-name="ce23" table:number-columns-repeated="2"/>
          <table:table-cell ns41:value-type="float" table:style-name="ce23" office:value="21" office:value-type="float">
            <text:p>21</text:p>
          </table:table-cell>
          <table:table-cell ns41:value-type="float" table:style-name="ce23" office:value="20" office:value-type="float">
            <text:p>20</text:p>
          </table:table-cell>
          <table:table-cell ns41:value-type="float" table:style-name="ce23" office:value="428" office:value-type="float">
            <text:p>428</text:p>
          </table:table-cell>
          <table:table-cell ns41:value-type="float" table:style-name="ce23" office:value="387" office:value-type="float">
            <text:p>387</text:p>
          </table:table-cell>
          <table:table-cell table:style-name="ce23" table:number-columns-repeated="7"/>
          <table:table-cell ns41:value-type="float" table:style-name="ce23" office:value="1" office:value-type="float">
            <text:p>1</text:p>
          </table:table-cell>
          <table:table-cell ns41:value-type="float" table:style-name="ce23" office:value="680" office:value-type="float">
            <text:p>680</text:p>
          </table:table-cell>
          <table:table-cell ns41:value-type="float" table:style-name="ce29" office:value="631" office:value-type="float">
            <text:p>631</text:p>
          </table:table-cell>
          <table:table-cell ns41:value-type="float" table:style-name="ce35" office:value="1211" office:value-type="float">
            <text:p>1211</text:p>
          </table:table-cell>
          <table:table-cell ns41:value-type="float" table:style-name="ce41" office:value="10658" office:value-type="float">
            <text:p>1065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Vreeland</text:p>
          </table:table-cell>
          <table:table-cell table:style-name="Default"/>
          <table:table-cell ns41:value-type="float" table:style-name="ce16" office:value="250" office:value-type="float">
            <text:p>250</text:p>
          </table:table-cell>
          <table:table-cell ns41:value-type="float" table:style-name="ce23" office:value="296" office:value-type="float">
            <text:p>296</text:p>
          </table:table-cell>
          <table:table-cell ns41:value-type="float" office:value="1" table:style-name="ce23" table:number-columns-repeated="2" office:value-type="float">
            <text:p>1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ns41:value-type="float" office:value="16" table:style-name="ce23" table:number-columns-repeated="2" office:value-type="float">
            <text:p>16</text:p>
          </table:table-cell>
          <table:table-cell table:style-name="ce23" table:number-columns-repeated="2"/>
          <table:table-cell ns41:value-type="float" table:style-name="ce23" office:value="4" office:value-type="float">
            <text:p>4</text:p>
          </table:table-cell>
          <table:table-cell ns41:value-type="float" table:style-name="ce23" office:value="12" office:value-type="float">
            <text:p>12</text:p>
          </table:table-cell>
          <table:table-cell ns41:value-type="float" table:style-name="ce23" office:value="1" office:value-type="float">
            <text:p>1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3" office:value="29" office:value-type="float">
            <text:p>29</text:p>
          </table:table-cell>
          <table:table-cell ns41:value-type="float" table:style-name="ce23" office:value="31" office:value-type="float">
            <text:p>31</text:p>
          </table:table-cell>
          <table:table-cell ns41:value-type="float" table:style-name="ce23" office:value="82" office:value-type="float">
            <text:p>82</text:p>
          </table:table-cell>
          <table:table-cell ns41:value-type="float" table:style-name="ce23" office:value="77" office:value-type="float">
            <text:p>77</text:p>
          </table:table-cell>
          <table:table-cell table:style-name="ce23" table:number-columns-repeated="2"/>
          <table:table-cell ns41:value-type="float" table:style-name="ce23" office:value="5" office:value-type="float">
            <text:p>5</text:p>
          </table:table-cell>
          <table:table-cell ns41:value-type="float" table:style-name="ce23" office:value="4" office:value-type="float">
            <text:p>4</text:p>
          </table:table-cell>
          <table:table-cell table:style-name="ce23" table:number-columns-repeated="2"/>
          <table:table-cell ns41:value-type="float" table:style-name="ce23" office:value="3" office:value-type="float">
            <text:p>3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391" office:value-type="float">
            <text:p>391</text:p>
          </table:table-cell>
          <table:table-cell ns41:value-type="float" table:style-name="ce29" office:value="445" office:value-type="float">
            <text:p>445</text:p>
          </table:table-cell>
          <table:table-cell ns41:value-type="float" table:style-name="ce35" office:value="1213" office:value-type="float">
            <text:p>1213</text:p>
          </table:table-cell>
          <table:table-cell ns41:value-type="float" table:style-name="ce41" office:value="10898" office:value-type="float">
            <text:p>1089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Vreeswijk</text:p>
          </table:table-cell>
          <table:table-cell table:style-name="Default"/>
          <table:table-cell ns41:value-type="float" table:style-name="ce16" office:value="389" office:value-type="float">
            <text:p>389</text:p>
          </table:table-cell>
          <table:table-cell ns41:value-type="float" table:style-name="ce23" office:value="339" office:value-type="float">
            <text:p>339</text:p>
          </table:table-cell>
          <table:table-cell table:style-name="ce23" table:number-columns-repeated="2"/>
          <table:table-cell ns41:value-type="float" table:style-name="ce23" office:value="4" office:value-type="float">
            <text:p>4</text:p>
          </table:table-cell>
          <table:table-cell ns41:value-type="float" table:style-name="ce23" office:value="2" office:value-type="float">
            <text:p>2</text:p>
          </table:table-cell>
          <table:table-cell table:style-name="ce23" table:number-columns-repeated="4"/>
          <table:table-cell ns41:value-type="float" table:style-name="ce23" office:value="1" office:value-type="float">
            <text:p>1</text:p>
          </table:table-cell>
          <table:table-cell table:style-name="ce23" table:number-columns-repeated="3"/>
          <table:table-cell ns41:value-type="float" table:style-name="ce23" office:value="46" office:value-type="float">
            <text:p>46</text:p>
          </table:table-cell>
          <table:table-cell ns41:value-type="float" table:style-name="ce23" office:value="106" office:value-type="float">
            <text:p>106</text:p>
          </table:table-cell>
          <table:table-cell ns41:value-type="float" table:style-name="ce23" office:value="312" office:value-type="float">
            <text:p>312</text:p>
          </table:table-cell>
          <table:table-cell ns41:value-type="float" table:style-name="ce23" office:value="266" office:value-type="float">
            <text:p>266</text:p>
          </table:table-cell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ns41:value-type="float" table:style-name="ce23" office:value="2" office:value-type="float">
            <text:p>2</text:p>
          </table:table-cell>
          <table:table-cell table:style-name="ce23" table:number-columns-repeated="3"/>
          <table:table-cell ns41:value-type="float" table:style-name="ce23" office:value="1" office:value-type="float">
            <text:p>1</text:p>
          </table:table-cell>
          <table:table-cell ns41:value-type="float" table:style-name="ce23" office:value="753" office:value-type="float">
            <text:p>753</text:p>
          </table:table-cell>
          <table:table-cell ns41:value-type="float" table:style-name="ce29" office:value="716" office:value-type="float">
            <text:p>716</text:p>
          </table:table-cell>
          <table:table-cell ns41:value-type="float" table:style-name="ce35" office:value="348" office:value-type="float">
            <text:p>348</text:p>
          </table:table-cell>
          <table:table-cell ns41:value-type="float" table:style-name="ce41" office:value="10441" office:value-type="float">
            <text:p>1044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Werkhoven</text:p>
          </table:table-cell>
          <table:table-cell table:style-name="Default"/>
          <table:table-cell ns41:value-type="float" table:style-name="ce16" office:value="168" office:value-type="float">
            <text:p>168</text:p>
          </table:table-cell>
          <table:table-cell ns41:value-type="float" table:style-name="ce23" office:value="156" office:value-type="float">
            <text:p>156</text:p>
          </table:table-cell>
          <table:table-cell table:style-name="ce23" table:number-columns-repeated="5"/>
          <table:table-cell ns41:value-type="float" table:style-name="ce23" office:value="1" office:value-type="float">
            <text:p>1</text:p>
          </table:table-cell>
          <table:table-cell table:style-name="ce23" table:number-columns-repeated="6"/>
          <table:table-cell ns41:value-type="float" office:value="10" table:style-name="ce23" table:number-columns-repeated="2" office:value-type="float">
            <text:p>10</text:p>
          </table:table-cell>
          <table:table-cell ns41:value-type="float" table:style-name="ce23" office:value="301" office:value-type="float">
            <text:p>301</text:p>
          </table:table-cell>
          <table:table-cell ns41:value-type="float" table:style-name="ce23" office:value="303" office:value-type="float">
            <text:p>303</text:p>
          </table:table-cell>
          <table:table-cell table:style-name="ce23" table:number-columns-repeated="8"/>
          <table:table-cell ns41:value-type="float" table:style-name="ce23" office:value="479" office:value-type="float">
            <text:p>479</text:p>
          </table:table-cell>
          <table:table-cell ns41:value-type="float" table:style-name="ce29" office:value="470" office:value-type="float">
            <text:p>470</text:p>
          </table:table-cell>
          <table:table-cell ns41:value-type="float" table:style-name="ce35" office:value="1223" office:value-type="float">
            <text:p>1223</text:p>
          </table:table-cell>
          <table:table-cell ns41:value-type="float" table:style-name="ce41" office:value="11299" office:value-type="float">
            <text:p>1129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Westbroek</text:p>
          </table:table-cell>
          <table:table-cell table:style-name="Default"/>
          <table:table-cell ns41:value-type="float" table:style-name="ce16" office:value="338" office:value-type="float">
            <text:p>338</text:p>
          </table:table-cell>
          <table:table-cell ns41:value-type="float" table:style-name="ce23" office:value="356" office:value-type="float">
            <text:p>356</text:p>
          </table:table-cell>
          <table:table-cell table:style-name="ce23" table:number-columns-repeated="4"/>
          <table:table-cell ns41:value-type="float" table:style-name="ce23" office:value="70" office:value-type="float">
            <text:p>70</text:p>
          </table:table-cell>
          <table:table-cell ns41:value-type="float" table:style-name="ce23" office:value="67" office:value-type="float">
            <text:p>67</text:p>
          </table:table-cell>
          <table:table-cell table:style-name="ce23" table:number-columns-repeated="6"/>
          <table:table-cell ns41:value-type="float" table:style-name="ce23" office:value="26" office:value-type="float">
            <text:p>26</text:p>
          </table:table-cell>
          <table:table-cell ns41:value-type="float" table:style-name="ce23" office:value="17" office:value-type="float">
            <text:p>17</text:p>
          </table:table-cell>
          <table:table-cell ns41:value-type="float" table:style-name="ce23" office:value="92" office:value-type="float">
            <text:p>92</text:p>
          </table:table-cell>
          <table:table-cell ns41:value-type="float" table:style-name="ce23" office:value="82" office:value-type="float">
            <text:p>82</text:p>
          </table:table-cell>
          <table:table-cell table:style-name="ce23" table:number-columns-repeated="6"/>
          <table:table-cell ns41:value-type="float" table:style-name="ce23" office:value="3" office:value-type="float">
            <text:p>3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529" office:value-type="float">
            <text:p>529</text:p>
          </table:table-cell>
          <table:table-cell ns41:value-type="float" table:style-name="ce29" office:value="524" office:value-type="float">
            <text:p>524</text:p>
          </table:table-cell>
          <table:table-cell ns41:value-type="float" table:style-name="ce35" office:value="1224" office:value-type="float">
            <text:p>1224</text:p>
          </table:table-cell>
          <table:table-cell ns41:value-type="float" table:style-name="ce41" office:value="10145" office:value-type="float">
            <text:p>1014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Wijk bij Duurstede</text:p>
          </table:table-cell>
          <table:table-cell table:style-name="Default"/>
          <table:table-cell ns41:value-type="float" table:style-name="ce16" office:value="714" office:value-type="float">
            <text:p>714</text:p>
          </table:table-cell>
          <table:table-cell ns41:value-type="float" table:style-name="ce23" office:value="774" office:value-type="float">
            <text:p>774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5" office:value-type="float">
            <text:p>5</text:p>
          </table:table-cell>
          <table:table-cell table:style-name="ce23"/>
          <table:table-cell ns41:value-type="float" table:style-name="ce23" office:value="3" office:value-type="float">
            <text:p>3</text:p>
          </table:table-cell>
          <table:table-cell table:style-name="ce23" table:number-columns-repeated="2"/>
          <table:table-cell ns41:value-type="float" table:style-name="ce23" office:value="3" office:value-type="float">
            <text:p>3</text:p>
          </table:table-cell>
          <table:table-cell ns41:value-type="float" office:value="4" table:style-name="ce23" table:number-columns-repeated="2" office:value-type="float">
            <text:p>4</text:p>
          </table:table-cell>
          <table:table-cell ns41:value-type="float" table:style-name="ce23" office:value="8" office:value-type="float">
            <text:p>8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2"/>
          <table:table-cell ns41:value-type="float" table:style-name="ce23" office:value="2" office:value-type="float">
            <text:p>2</text:p>
          </table:table-cell>
          <table:table-cell ns41:value-type="float" table:style-name="ce23" office:value="787" office:value-type="float">
            <text:p>787</text:p>
          </table:table-cell>
          <table:table-cell ns41:value-type="float" table:style-name="ce23" office:value="764" office:value-type="float">
            <text:p>764</text:p>
          </table:table-cell>
          <table:table-cell table:style-name="ce23" table:number-columns-repeated="2"/>
          <table:table-cell ns41:value-type="float" table:style-name="ce23" office:value="16" office:value-type="float">
            <text:p>16</text:p>
          </table:table-cell>
          <table:table-cell ns41:value-type="float" table:style-name="ce23" office:value="22" office:value-type="float">
            <text:p>22</text:p>
          </table:table-cell>
          <table:table-cell table:style-name="ce23" table:number-columns-repeated="2"/>
          <table:table-cell ns41:value-type="float" office:value="3" table:style-name="ce23" table:number-columns-repeated="2" office:value-type="float">
            <text:p>3</text:p>
          </table:table-cell>
          <table:table-cell ns41:value-type="float" table:style-name="ce23" office:value="1532" office:value-type="float">
            <text:p>1532</text:p>
          </table:table-cell>
          <table:table-cell ns41:value-type="float" table:style-name="ce29" office:value="1585" office:value-type="float">
            <text:p>1585</text:p>
          </table:table-cell>
          <table:table-cell ns41:value-type="float" table:style-name="ce35" office:value="352" office:value-type="float">
            <text:p>352</text:p>
          </table:table-cell>
          <table:table-cell ns41:value-type="float" table:style-name="ce41" office:value="10760" office:value-type="float">
            <text:p>1076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Willeskop</text:p>
          </table:table-cell>
          <table:table-cell table:style-name="Default"/>
          <table:table-cell ns41:value-type="float" table:style-name="ce16" office:value="115" office:value-type="float">
            <text:p>115</text:p>
          </table:table-cell>
          <table:table-cell ns41:value-type="float" table:style-name="ce23" office:value="103" office:value-type="float">
            <text:p>103</text:p>
          </table:table-cell>
          <table:table-cell table:style-name="ce23" table:number-columns-repeated="12"/>
          <table:table-cell ns41:value-type="float" table:style-name="ce23" office:value="42" office:value-type="float">
            <text:p>42</text:p>
          </table:table-cell>
          <table:table-cell ns41:value-type="float" table:style-name="ce23" office:value="39" office:value-type="float">
            <text:p>39</text:p>
          </table:table-cell>
          <table:table-cell ns41:value-type="float" table:style-name="ce23" office:value="227" office:value-type="float">
            <text:p>227</text:p>
          </table:table-cell>
          <table:table-cell ns41:value-type="float" table:style-name="ce23" office:value="219" office:value-type="float">
            <text:p>219</text:p>
          </table:table-cell>
          <table:table-cell ns41:value-type="float" table:style-name="ce23" office:value="2" office:value-type="float">
            <text:p>2</text:p>
          </table:table-cell>
          <table:table-cell table:style-name="ce23" table:number-columns-repeated="5"/>
          <table:table-cell ns41:value-type="float" table:style-name="ce23" office:value="6" office:value-type="float">
            <text:p>6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392" office:value-type="float">
            <text:p>392</text:p>
          </table:table-cell>
          <table:table-cell ns41:value-type="float" table:style-name="ce29" office:value="365" office:value-type="float">
            <text:p>365</text:p>
          </table:table-cell>
          <table:table-cell ns41:value-type="float" table:style-name="ce35" office:value="349" office:value-type="float">
            <text:p>349</text:p>
          </table:table-cell>
          <table:table-cell ns41:value-type="float" table:style-name="ce41" office:value="10758" office:value-type="float">
            <text:p>1075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Willige Langerak</text:p>
          </table:table-cell>
          <table:table-cell table:style-name="Default"/>
          <table:table-cell ns41:value-type="float" table:style-name="ce16" office:value="211" office:value-type="float">
            <text:p>211</text:p>
          </table:table-cell>
          <table:table-cell ns41:value-type="float" table:style-name="ce23" office:value="189" office:value-type="float">
            <text:p>189</text:p>
          </table:table-cell>
          <table:table-cell table:style-name="ce23" table:number-columns-repeated="4"/>
          <table:table-cell ns41:value-type="float" table:style-name="ce23" office:value="39" office:value-type="float">
            <text:p>39</text:p>
          </table:table-cell>
          <table:table-cell ns41:value-type="float" table:style-name="ce23" office:value="46" office:value-type="float">
            <text:p>46</text:p>
          </table:table-cell>
          <table:table-cell table:style-name="ce23" table:number-columns-repeated="6"/>
          <table:table-cell ns41:value-type="float" table:style-name="ce23" office:value="68" office:value-type="float">
            <text:p>68</text:p>
          </table:table-cell>
          <table:table-cell ns41:value-type="float" table:style-name="ce23" office:value="60" office:value-type="float">
            <text:p>60</text:p>
          </table:table-cell>
          <table:table-cell ns41:value-type="float" table:style-name="ce23" office:value="178" office:value-type="float">
            <text:p>178</text:p>
          </table:table-cell>
          <table:table-cell ns41:value-type="float" table:style-name="ce23" office:value="173" office:value-type="float">
            <text:p>173</text:p>
          </table:table-cell>
          <table:table-cell table:style-name="ce23" table:number-columns-repeated="6"/>
          <table:table-cell ns41:value-type="float" table:style-name="ce23" office:value="2" office:value-type="float">
            <text:p>2</text:p>
          </table:table-cell>
          <table:table-cell table:style-name="ce23"/>
          <table:table-cell ns41:value-type="float" table:style-name="ce23" office:value="498" office:value-type="float">
            <text:p>498</text:p>
          </table:table-cell>
          <table:table-cell ns41:value-type="float" table:style-name="ce29" office:value="468" office:value-type="float">
            <text:p>468</text:p>
          </table:table-cell>
          <table:table-cell ns41:value-type="float" table:style-name="ce35" office:value="1226" office:value-type="float">
            <text:p>1226</text:p>
          </table:table-cell>
          <table:table-cell ns41:value-type="float" table:style-name="ce41" office:value="10368" office:value-type="float">
            <text:p>1036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Wilnis</text:p>
          </table:table-cell>
          <table:table-cell table:style-name="Default"/>
          <table:table-cell ns41:value-type="float" table:style-name="ce16" office:value="375" office:value-type="float">
            <text:p>375</text:p>
          </table:table-cell>
          <table:table-cell ns41:value-type="float" table:style-name="ce23" office:value="402" office:value-type="float">
            <text:p>402</text:p>
          </table:table-cell>
          <table:table-cell table:style-name="ce23" table:number-columns-repeated="2"/>
          <table:table-cell ns41:value-type="float" table:style-name="ce23" office:value="6" office:value-type="float">
            <text:p>6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12" office:value-type="float">
            <text:p>12</text:p>
          </table:table-cell>
          <table:table-cell ns41:value-type="float" table:style-name="ce23" office:value="17" office:value-type="float">
            <text:p>17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2"/>
          <table:table-cell ns41:value-type="float" table:style-name="ce23" office:value="2" office:value-type="float">
            <text:p>2</text:p>
          </table:table-cell>
          <table:table-cell table:style-name="ce23" table:number-columns-repeated="2"/>
          <table:table-cell ns41:value-type="float" table:style-name="ce23" office:value="181" office:value-type="float">
            <text:p>181</text:p>
          </table:table-cell>
          <table:table-cell ns41:value-type="float" table:style-name="ce23" office:value="175" office:value-type="float">
            <text:p>175</text:p>
          </table:table-cell>
          <table:table-cell ns41:value-type="float" table:style-name="ce23" office:value="560" office:value-type="float">
            <text:p>560</text:p>
          </table:table-cell>
          <table:table-cell ns41:value-type="float" table:style-name="ce23" office:value="496" office:value-type="float">
            <text:p>496</text:p>
          </table:table-cell>
          <table:table-cell table:style-name="ce23" table:number-columns-repeated="6"/>
          <table:table-cell ns41:value-type="float" table:style-name="ce23" office:value="2" office:value-type="float">
            <text:p>2</text:p>
          </table:table-cell>
          <table:table-cell ns41:value-type="float" table:style-name="ce23" office:value="1" office:value-type="float">
            <text:p>1</text:p>
          </table:table-cell>
          <table:table-cell ns41:value-type="float" table:style-name="ce23" office:value="1137" office:value-type="float">
            <text:p>1137</text:p>
          </table:table-cell>
          <table:table-cell ns41:value-type="float" table:style-name="ce29" office:value="1095" office:value-type="float">
            <text:p>1095</text:p>
          </table:table-cell>
          <table:table-cell ns41:value-type="float" table:style-name="ce35" office:value="350" office:value-type="float">
            <text:p>350</text:p>
          </table:table-cell>
          <table:table-cell ns41:value-type="float" table:style-name="ce41" office:value="10365" office:value-type="float">
            <text:p>1036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Woudenberg</text:p>
          </table:table-cell>
          <table:table-cell table:style-name="Default"/>
          <table:table-cell ns41:value-type="float" table:style-name="ce16" office:value="1277" office:value-type="float">
            <text:p>1277</text:p>
          </table:table-cell>
          <table:table-cell ns41:value-type="float" table:style-name="ce23" office:value="1135" office:value-type="float">
            <text:p>1135</text:p>
          </table:table-cell>
          <table:table-cell table:style-name="ce23" table:number-columns-repeated="4"/>
          <table:table-cell ns41:value-type="float" office:value="9" table:style-name="ce23" table:number-columns-repeated="2" office:value-type="float">
            <text:p>9</text:p>
          </table:table-cell>
          <table:table-cell table:style-name="ce23" table:number-columns-repeated="4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6" office:value-type="float">
            <text:p>6</text:p>
          </table:table-cell>
          <table:table-cell ns41:value-type="float" table:style-name="ce23" office:value="11" office:value-type="float">
            <text:p>11</text:p>
          </table:table-cell>
          <table:table-cell ns41:value-type="float" table:style-name="ce23" office:value="17" office:value-type="float">
            <text:p>17</text:p>
          </table:table-cell>
          <table:table-cell ns41:value-type="float" table:style-name="ce23" office:value="19" office:value-type="float">
            <text:p>19</text:p>
          </table:table-cell>
          <table:table-cell table:style-name="ce23" table:number-columns-repeated="2"/>
          <table:table-cell ns41:value-type="float" table:style-name="ce23" office:value="2" office:value-type="float">
            <text:p>2</text:p>
          </table:table-cell>
          <table:table-cell ns41:value-type="float" table:style-name="ce23" office:value="4" office:value-type="float">
            <text:p>4</text:p>
          </table:table-cell>
          <table:table-cell table:style-name="ce23" table:number-columns-repeated="3"/>
          <table:table-cell ns41:value-type="float" table:style-name="ce23" office:value="2" office:value-type="float">
            <text:p>2</text:p>
          </table:table-cell>
          <table:table-cell ns41:value-type="float" table:style-name="ce23" office:value="1312" office:value-type="float">
            <text:p>1312</text:p>
          </table:table-cell>
          <table:table-cell ns41:value-type="float" table:style-name="ce29" office:value="1180" office:value-type="float">
            <text:p>1180</text:p>
          </table:table-cell>
          <table:table-cell ns41:value-type="float" table:style-name="ce35" office:value="351" office:value-type="float">
            <text:p>351</text:p>
          </table:table-cell>
          <table:table-cell ns41:value-type="float" table:style-name="ce41" office:value="11398" office:value-type="float">
            <text:p>1139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Zegveld</text:p>
          </table:table-cell>
          <table:table-cell table:style-name="Default"/>
          <table:table-cell ns41:value-type="float" table:style-name="ce16" office:value="337" office:value-type="float">
            <text:p>337</text:p>
          </table:table-cell>
          <table:table-cell ns41:value-type="float" table:style-name="ce23" office:value="385" office:value-type="float">
            <text:p>385</text:p>
          </table:table-cell>
          <table:table-cell table:style-name="ce23" table:number-columns-repeated="2"/>
          <table:table-cell ns41:value-type="float" table:style-name="ce23" office:value="4" office:value-type="float">
            <text:p>4</text:p>
          </table:table-cell>
          <table:table-cell table:style-name="ce23"/>
          <table:table-cell ns41:value-type="float" table:style-name="ce23" office:value="4" office:value-type="float">
            <text:p>4</text:p>
          </table:table-cell>
          <table:table-cell ns41:value-type="float" table:style-name="ce23" office:value="3" office:value-type="float">
            <text:p>3</text:p>
          </table:table-cell>
          <table:table-cell table:style-name="ce23" table:number-columns-repeated="6"/>
          <table:table-cell ns41:value-type="float" table:style-name="ce23" office:value="27" office:value-type="float">
            <text:p>27</text:p>
          </table:table-cell>
          <table:table-cell ns41:value-type="float" table:style-name="ce23" office:value="35" office:value-type="float">
            <text:p>35</text:p>
          </table:table-cell>
          <table:table-cell ns41:value-type="float" office:value="94" table:style-name="ce23" table:number-columns-repeated="2" office:value-type="float">
            <text:p>94</text:p>
          </table:table-cell>
          <table:table-cell table:style-name="ce23" table:number-columns-repeated="6"/>
          <table:table-cell ns41:value-type="float" table:style-name="ce23" office:value="4" office:value-type="float">
            <text:p>4</text:p>
          </table:table-cell>
          <table:table-cell ns41:value-type="float" table:style-name="ce23" office:value="1" office:value-type="float">
            <text:p>1</text:p>
          </table:table-cell>
          <table:table-cell ns41:value-type="float" table:style-name="ce23" office:value="470" office:value-type="float">
            <text:p>470</text:p>
          </table:table-cell>
          <table:table-cell ns41:value-type="float" table:style-name="ce29" office:value="518" office:value-type="float">
            <text:p>518</text:p>
          </table:table-cell>
          <table:table-cell ns41:value-type="float" table:style-name="ce35" office:value="354" office:value-type="float">
            <text:p>354</text:p>
          </table:table-cell>
          <table:table-cell ns41:value-type="float" table:style-name="ce41" office:value="10949" office:value-type="float">
            <text:p>1094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Zeist</text:p>
          </table:table-cell>
          <table:table-cell table:style-name="Default"/>
          <table:table-cell ns41:value-type="float" table:style-name="ce16" office:value="2158" office:value-type="float">
            <text:p>2158</text:p>
          </table:table-cell>
          <table:table-cell ns41:value-type="float" table:style-name="ce23" office:value="2288" office:value-type="float">
            <text:p>2288</text:p>
          </table:table-cell>
          <table:table-cell ns41:value-type="float" table:style-name="ce23" office:value="6" office:value-type="float">
            <text:p>6</text:p>
          </table:table-cell>
          <table:table-cell ns41:value-type="float" table:style-name="ce23" office:value="18" office:value-type="float">
            <text:p>18</text:p>
          </table:table-cell>
          <table:table-cell ns41:value-type="float" table:style-name="ce23" office:value="8" office:value-type="float">
            <text:p>8</text:p>
          </table:table-cell>
          <table:table-cell ns41:value-type="float" table:style-name="ce23" office:value="14" office:value-type="float">
            <text:p>14</text:p>
          </table:table-cell>
          <table:table-cell ns41:value-type="float" table:style-name="ce23" office:value="31" office:value-type="float">
            <text:p>31</text:p>
          </table:table-cell>
          <table:table-cell ns41:value-type="float" table:style-name="ce23" office:value="37" office:value-type="float">
            <text:p>37</text:p>
          </table:table-cell>
          <table:table-cell ns41:value-type="float" table:style-name="ce23" office:value="9" office:value-type="float">
            <text:p>9</text:p>
          </table:table-cell>
          <table:table-cell ns41:value-type="float" table:style-name="ce23" office:value="14" office:value-type="float">
            <text:p>14</text:p>
          </table:table-cell>
          <table:table-cell ns41:value-type="float" table:style-name="ce23" office:value="23" office:value-type="float">
            <text:p>23</text:p>
          </table:table-cell>
          <table:table-cell ns41:value-type="float" table:style-name="ce23" office:value="36" office:value-type="float">
            <text:p>36</text:p>
          </table:table-cell>
          <table:table-cell ns41:value-type="float" table:style-name="ce23" office:value="1" office:value-type="float">
            <text:p>1</text:p>
          </table:table-cell>
          <table:table-cell ns41:value-type="float" table:style-name="ce23" office:value="13" office:value-type="float">
            <text:p>13</text:p>
          </table:table-cell>
          <table:table-cell ns41:value-type="float" table:style-name="ce23" office:value="208" office:value-type="float">
            <text:p>208</text:p>
          </table:table-cell>
          <table:table-cell ns41:value-type="float" table:style-name="ce23" office:value="233" office:value-type="float">
            <text:p>233</text:p>
          </table:table-cell>
          <table:table-cell ns41:value-type="float" table:style-name="ce23" office:value="777" office:value-type="float">
            <text:p>777</text:p>
          </table:table-cell>
          <table:table-cell ns41:value-type="float" table:style-name="ce23" office:value="739" office:value-type="float">
            <text:p>739</text:p>
          </table:table-cell>
          <table:table-cell ns41:value-type="float" table:style-name="ce23" office:value="1" office:value-type="float">
            <text:p>1</text:p>
          </table:table-cell>
          <table:table-cell ns41:value-type="float" table:style-name="ce23" office:value="2" office:value-type="float">
            <text:p>2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ns41:value-type="float" table:style-name="ce23" office:value="81" office:value-type="float">
            <text:p>81</text:p>
          </table:table-cell>
          <table:table-cell ns41:value-type="float" table:style-name="ce23" office:value="124" office:value-type="float">
            <text:p>124</text:p>
          </table:table-cell>
          <table:table-cell ns41:value-type="float" table:style-name="ce23" office:value="3303" office:value-type="float">
            <text:p>3303</text:p>
          </table:table-cell>
          <table:table-cell ns41:value-type="float" table:style-name="ce29" office:value="3520" office:value-type="float">
            <text:p>3520</text:p>
          </table:table-cell>
          <table:table-cell ns41:value-type="float" table:style-name="ce35" office:value="355" office:value-type="float">
            <text:p>355</text:p>
          </table:table-cell>
          <table:table-cell ns41:value-type="float" table:style-name="ce41" office:value="10324" office:value-type="float">
            <text:p>1032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4">
          <table:table-cell ns41:value-type="string" table:style-name="ce7" office:value-type="string">
            <text:p>Zuilen</text:p>
          </table:table-cell>
          <table:table-cell table:style-name="Default"/>
          <table:table-cell ns41:value-type="float" table:style-name="ce16" office:value="336" office:value-type="float">
            <text:p>336</text:p>
          </table:table-cell>
          <table:table-cell ns41:value-type="float" table:style-name="ce23" office:value="284" office:value-type="float">
            <text:p>284</text:p>
          </table:table-cell>
          <table:table-cell table:style-name="ce23" table:number-columns-repeated="4"/>
          <table:table-cell ns41:value-type="float" table:style-name="ce23" office:value="1" office:value-type="float">
            <text:p>1</text:p>
          </table:table-cell>
          <table:table-cell ns41:value-type="float" table:style-name="ce23" office:value="3" office:value-type="float">
            <text:p>3</text:p>
          </table:table-cell>
          <table:table-cell ns41:value-type="float" office:value="4" table:style-name="ce23" table:number-columns-repeated="2" office:value-type="float">
            <text:p>4</text:p>
          </table:table-cell>
          <table:table-cell table:style-name="ce23" table:number-columns-repeated="2"/>
          <table:table-cell ns41:value-type="float" office:value="1" table:style-name="ce23" table:number-columns-repeated="2" office:value-type="float">
            <text:p>1</text:p>
          </table:table-cell>
          <table:table-cell ns41:value-type="float" table:style-name="ce23" office:value="19" office:value-type="float">
            <text:p>19</text:p>
          </table:table-cell>
          <table:table-cell ns41:value-type="float" table:style-name="ce23" office:value="15" office:value-type="float">
            <text:p>15</text:p>
          </table:table-cell>
          <table:table-cell ns41:value-type="float" table:style-name="ce23" office:value="209" office:value-type="float">
            <text:p>209</text:p>
          </table:table-cell>
          <table:table-cell ns41:value-type="float" table:style-name="ce23" office:value="174" office:value-type="float">
            <text:p>174</text:p>
          </table:table-cell>
          <table:table-cell ns41:value-type="float" office:value="3" table:style-name="ce23" table:number-columns-repeated="2" office:value-type="float">
            <text:p>3</text:p>
          </table:table-cell>
          <table:table-cell table:style-name="ce23" table:number-columns-repeated="4"/>
          <table:table-cell ns41:value-type="float" table:style-name="ce23" office:value="3" office:value-type="float">
            <text:p>3</text:p>
          </table:table-cell>
          <table:table-cell table:style-name="ce23"/>
          <table:table-cell ns41:value-type="float" table:style-name="ce23" office:value="576" office:value-type="float">
            <text:p>576</text:p>
          </table:table-cell>
          <table:table-cell ns41:value-type="float" table:style-name="ce29" office:value="484" office:value-type="float">
            <text:p>484</text:p>
          </table:table-cell>
          <table:table-cell ns41:value-type="float" table:style-name="ce35" office:value="1242" office:value-type="float">
            <text:p>1242</text:p>
          </table:table-cell>
          <table:table-cell ns41:value-type="float" table:style-name="ce41" office:value="10059" office:value-type="float">
            <text:p>1005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5">
          <table:table-cell ns41:value-type="string" table:style-name="ce7" office:value-type="string">
            <text:p>Totaal der overige gemeenten</text:p>
          </table:table-cell>
          <table:table-cell table:style-name="Default"/>
          <table:table-cell ns41:value-type="float" table:style-name="ce16" office:value="38147" office:value-type="float">
            <text:p>38147</text:p>
          </table:table-cell>
          <table:table-cell ns41:value-type="float" table:style-name="ce23" office:value="36957" office:value-type="float">
            <text:p>36957</text:p>
          </table:table-cell>
          <table:table-cell ns41:value-type="float" table:style-name="ce23" office:value="67" office:value-type="float">
            <text:p>67</text:p>
          </table:table-cell>
          <table:table-cell ns41:value-type="float" table:style-name="ce23" office:value="111" office:value-type="float">
            <text:p>111</text:p>
          </table:table-cell>
          <table:table-cell ns41:value-type="float" table:style-name="ce23" office:value="78" office:value-type="float">
            <text:p>78</text:p>
          </table:table-cell>
          <table:table-cell ns41:value-type="float" table:style-name="ce23" office:value="105" office:value-type="float">
            <text:p>105</text:p>
          </table:table-cell>
          <table:table-cell ns41:value-type="float" table:style-name="ce23" office:value="1794" office:value-type="float">
            <text:p>1794</text:p>
          </table:table-cell>
          <table:table-cell ns41:value-type="float" table:style-name="ce23" office:value="1858" office:value-type="float">
            <text:p>1858</text:p>
          </table:table-cell>
          <table:table-cell ns41:value-type="float" table:style-name="ce23" office:value="96" office:value-type="float">
            <text:p>96</text:p>
          </table:table-cell>
          <table:table-cell ns41:value-type="float" table:style-name="ce23" office:value="125" office:value-type="float">
            <text:p>125</text:p>
          </table:table-cell>
          <table:table-cell ns41:value-type="float" table:style-name="ce23" office:value="299" office:value-type="float">
            <text:p>299</text:p>
          </table:table-cell>
          <table:table-cell ns41:value-type="float" table:style-name="ce23" office:value="358" office:value-type="float">
            <text:p>358</text:p>
          </table:table-cell>
          <table:table-cell ns41:value-type="float" table:style-name="ce23" office:value="68" office:value-type="float">
            <text:p>68</text:p>
          </table:table-cell>
          <table:table-cell ns41:value-type="float" table:style-name="ce23" office:value="104" office:value-type="float">
            <text:p>104</text:p>
          </table:table-cell>
          <table:table-cell ns41:value-type="float" table:style-name="ce23" office:value="4526" office:value-type="float">
            <text:p>4526</text:p>
          </table:table-cell>
          <table:table-cell ns41:value-type="float" table:style-name="ce23" office:value="4641" office:value-type="float">
            <text:p>4641</text:p>
          </table:table-cell>
          <table:table-cell ns41:value-type="float" table:style-name="ce23" office:value="23126" office:value-type="float">
            <text:p>23126</text:p>
          </table:table-cell>
          <table:table-cell ns41:value-type="float" table:style-name="ce23" office:value="22555" office:value-type="float">
            <text:p>22555</text:p>
          </table:table-cell>
          <table:table-cell ns41:value-type="float" table:style-name="ce23" office:value="132" office:value-type="float">
            <text:p>132</text:p>
          </table:table-cell>
          <table:table-cell ns41:value-type="float" table:style-name="ce23" office:value="100" office:value-type="float">
            <text:p>100</text:p>
          </table:table-cell>
          <table:table-cell ns41:value-type="float" table:style-name="ce23" office:value="318" office:value-type="float">
            <text:p>318</text:p>
          </table:table-cell>
          <table:table-cell ns41:value-type="float" table:style-name="ce23" office:value="378" office:value-type="float">
            <text:p>378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3" office:value="332" office:value-type="float">
            <text:p>332</text:p>
          </table:table-cell>
          <table:table-cell ns41:value-type="float" table:style-name="ce23" office:value="380" office:value-type="float">
            <text:p>380</text:p>
          </table:table-cell>
          <table:table-cell ns41:value-type="float" table:style-name="ce23" office:value="68987" office:value-type="float">
            <text:p>68987</text:p>
          </table:table-cell>
          <table:table-cell ns41:value-type="float" table:style-name="ce29" office:value="67674" office:value-type="float">
            <text:p>67674</text:p>
          </table:table-cell>
          <table:table-cell table:style-name="ce35"/>
          <table:table-cell table:style-name="ce41" table:number-columns-repeated="2"/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1" office:value="257" office:value-type="float">
            <text:p>257</text:p>
          </table:table-cell>
          <table:table-cell ns41:value-type="float" table:style-name="ce56" office:value="280189" office:value-type="float">
            <text:p>280189</text:p>
          </table:table-cell>
          <table:table-cell table:number-columns-repeated="985"/>
        </table:table-row>
        <table:table-row table:style-name="ro6">
          <table:table-cell ns41:value-type="string" table:style-name="ce8" office:value-type="string">
            <text:p>Totaal der provincie</text:p>
          </table:table-cell>
          <table:table-cell table:style-name="Default"/>
          <table:table-cell ns41:value-type="float" table:style-name="ce18" office:value="58308" office:value-type="float">
            <text:p>58308</text:p>
          </table:table-cell>
          <table:table-cell ns41:value-type="float" table:style-name="ce25" office:value="59589" office:value-type="float">
            <text:p>59589</text:p>
          </table:table-cell>
          <table:table-cell ns41:value-type="float" table:style-name="ce25" office:value="264" office:value-type="float">
            <text:p>264</text:p>
          </table:table-cell>
          <table:table-cell ns41:value-type="float" table:style-name="ce25" office:value="324" office:value-type="float">
            <text:p>324</text:p>
          </table:table-cell>
          <table:table-cell ns41:value-type="float" table:style-name="ce25" office:value="420" office:value-type="float">
            <text:p>420</text:p>
          </table:table-cell>
          <table:table-cell ns41:value-type="float" table:style-name="ce25" office:value="541" office:value-type="float">
            <text:p>541</text:p>
          </table:table-cell>
          <table:table-cell ns41:value-type="float" table:style-name="ce25" office:value="2094" office:value-type="float">
            <text:p>2094</text:p>
          </table:table-cell>
          <table:table-cell ns41:value-type="float" table:style-name="ce25" office:value="2288" office:value-type="float">
            <text:p>2288</text:p>
          </table:table-cell>
          <table:table-cell ns41:value-type="float" table:style-name="ce25" office:value="362" office:value-type="float">
            <text:p>362</text:p>
          </table:table-cell>
          <table:table-cell ns41:value-type="float" table:style-name="ce25" office:value="392" office:value-type="float">
            <text:p>392</text:p>
          </table:table-cell>
          <table:table-cell ns41:value-type="float" table:style-name="ce25" office:value="1214" office:value-type="float">
            <text:p>1214</text:p>
          </table:table-cell>
          <table:table-cell ns41:value-type="float" table:style-name="ce25" office:value="1306" office:value-type="float">
            <text:p>1306</text:p>
          </table:table-cell>
          <table:table-cell ns41:value-type="float" table:style-name="ce25" office:value="159" office:value-type="float">
            <text:p>159</text:p>
          </table:table-cell>
          <table:table-cell ns41:value-type="float" table:style-name="ce25" office:value="258" office:value-type="float">
            <text:p>258</text:p>
          </table:table-cell>
          <table:table-cell ns41:value-type="float" table:style-name="ce25" office:value="6443" office:value-type="float">
            <text:p>6443</text:p>
          </table:table-cell>
          <table:table-cell ns41:value-type="float" table:style-name="ce25" office:value="6700" office:value-type="float">
            <text:p>6700</text:p>
          </table:table-cell>
          <table:table-cell ns41:value-type="float" table:style-name="ce25" office:value="37648" office:value-type="float">
            <text:p>37648</text:p>
          </table:table-cell>
          <table:table-cell ns41:value-type="float" table:style-name="ce25" office:value="38294" office:value-type="float">
            <text:p>38294</text:p>
          </table:table-cell>
          <table:table-cell ns41:value-type="float" table:style-name="ce25" office:value="747" office:value-type="float">
            <text:p>747</text:p>
          </table:table-cell>
          <table:table-cell ns41:value-type="float" table:style-name="ce25" office:value="807" office:value-type="float">
            <text:p>807</text:p>
          </table:table-cell>
          <table:table-cell ns41:value-type="float" table:style-name="ce25" office:value="697" office:value-type="float">
            <text:p>697</text:p>
          </table:table-cell>
          <table:table-cell ns41:value-type="float" table:style-name="ce25" office:value="702" office:value-type="float">
            <text:p>702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734" office:value-type="float">
            <text:p>734</text:p>
          </table:table-cell>
          <table:table-cell ns41:value-type="float" table:style-name="ce25" office:value="689" office:value-type="float">
            <text:p>689</text:p>
          </table:table-cell>
          <table:table-cell ns41:value-type="float" table:style-name="ce25" office:value="109100" office:value-type="float">
            <text:p>109100</text:p>
          </table:table-cell>
          <table:table-cell ns41:value-type="float" table:style-name="ce30" office:value="111907" office:value-type="float">
            <text:p>111907</text:p>
          </table:table-cell>
          <table:table-cell table:style-name="ce36"/>
          <table:table-cell table:style-name="ce42" table:number-columns-repeated="2"/>
          <table:table-cell ns41:value-type="string" table:style-name="ce42" office:value-type="string">
            <text:p>UT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11_H5</text:p>
          </table:table-cell>
          <table:table-cell ns41:value-type="float" table:style-name="ce42" office:value="256" office:value-type="float">
            <text:p>256</text:p>
          </table:table-cell>
          <table:table-cell ns41:value-type="float" table:style-name="ce42" office:value="257" office:value-type="float">
            <text:p>257</text:p>
          </table:table-cell>
          <table:table-cell ns41:value-type="float" table:style-name="ce57" office:value="280189" office:value-type="float">
            <text:p>280189</text:p>
          </table:table-cell>
          <table:table-cell table:number-columns-repeated="985"/>
        </table:table-row>
        <table:table-row table:style-name="ro4" table:number-rows-repeated="104849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Vijfde gedeelte_a">
        <table:table-column table:style-name="co1" table:default-cell-style-name="ce9"/>
        <table:table-column table:style-name="co12" table:default-cell-style-name="ce9"/>
        <table:table-column table:style-name="co13" table:default-cell-style-name="ce9" table:number-columns-repeated="38"/>
        <table:table-column table:style-name="co4" table:default-cell-style-name="ce9"/>
        <table:table-column table:style-name="co5" table:default-cell-style-name="ce9"/>
        <table:table-column table:style-name="co4" table:default-cell-style-name="ce9" table:number-columns-repeated="2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9" table:number-columns-repeated="208"/>
        <table:table-column table:style-name="co11" table:default-cell-style-name="Default" table:number-columns-repeated="767"/>
        <table:table-row table:style-name="ro6">
          <table:table-cell ns41:value-type="string" table:style-name="ce1" office:value-type="string">
            <text:p>PROVINCIE UTRECHT; VIJFDE GEDEELTE: INDEELING DER WERKELIJKE BEVOLKING NAAR DE KERKELIJKE GEZINDTEN</text:p>
          </table:table-cell>
          <table:table-cell table:style-name="ce10" table:number-columns-repeated="43"/>
          <table:table-cell table:style-name="ce45" table:number-columns-repeated="4"/>
          <table:table-cell table:style-name="ce51"/>
          <table:table-cell table:number-columns-repeated="975"/>
        </table:table-row>
        <table:table-row table:style-name="ro6">
          <table:table-cell table:style-name="ce2" table:number-columns-repeated="44"/>
          <table:table-cell table:style-name="ce46" table:number-columns-repeated="5"/>
          <table:table-cell table:number-columns-repeated="975"/>
        </table:table-row>
        <table:table-row table:style-name="ro7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1"/>
          <table:table-cell ns41:value-type="string" table:number-rows-spanned="3" table:style-name="ce12" table:number-columns-spanned="2" office:value-type="string">
            <text:p>Engelsche Presbyterianen</text:p>
          </table:table-cell>
          <table:covered-table-cell table:style-name="ce26"/>
          <table:table-cell ns41:value-type="string" table:number-rows-spanned="3" table:style-name="ce26" table:number-columns-spanned="2" office:value-type="string">
            <text:p>Anglicaansch Episcopalen</text:p>
          </table:table-cell>
          <table:covered-table-cell table:style-name="ce26"/>
          <table:table-cell ns41:value-type="string" table:number-rows-spanned="3" table:style-name="ce26" table:number-columns-spanned="2" office:value-type="string">
            <text:p>Leden der Schotsche gemeente</text:p>
          </table:table-cell>
          <table:covered-table-cell table:style-name="ce26"/>
          <table:table-cell ns41:value-type="string" table:number-rows-spanned="3" table:style-name="ce26" table:number-columns-spanned="2" office:value-type="string">
            <text:p>Duitsch-Evangelischen</text:p>
          </table:table-cell>
          <table:covered-table-cell table:style-name="ce26"/>
          <table:table-cell ns41:value-type="string" table:number-rows-spanned="3" table:style-name="ce26" table:number-columns-spanned="2" office:value-type="string">
            <text:p>Apostolischen</text:p>
          </table:table-cell>
          <table:covered-table-cell table:style-name="ce26"/>
          <table:table-cell ns41:value-type="string" table:number-rows-spanned="3" table:style-name="ce26" table:number-columns-spanned="2" office:value-type="string">
            <text:p>Evangelischen</text:p>
          </table:table-cell>
          <table:covered-table-cell table:style-name="ce26"/>
          <table:table-cell ns41:value-type="string" table:number-rows-spanned="3" table:style-name="ce26" table:number-columns-spanned="2" office:value-type="string">
            <text:p>Vrije Evangelischen</text:p>
          </table:table-cell>
          <table:covered-table-cell table:style-name="ce26"/>
          <table:table-cell ns41:value-type="string" table:number-rows-spanned="3" table:style-name="ce26" table:number-columns-spanned="2" office:value-type="string">
            <text:p>Vrije Protestanten</text:p>
          </table:table-cell>
          <table:covered-table-cell table:style-name="ce26"/>
          <table:table-cell ns41:value-type="string" table:number-rows-spanned="3" table:style-name="ce26" table:number-columns-spanned="2" office:value-type="string">
            <text:p>Darbisten</text:p>
          </table:table-cell>
          <table:covered-table-cell table:style-name="ce26"/>
          <table:table-cell ns41:value-type="string" table:number-rows-spanned="3" table:style-name="ce26" table:number-columns-spanned="2" office:value-type="string">
            <text:p>Baptisten</text:p>
          </table:table-cell>
          <table:covered-table-cell table:style-name="ce26"/>
          <table:table-cell ns41:value-type="string" table:number-rows-spanned="3" table:style-name="ce26" table:number-columns-spanned="2" office:value-type="string">
            <text:p>Methodisten</text:p>
          </table:table-cell>
          <table:covered-table-cell table:style-name="ce26"/>
          <table:table-cell ns41:value-type="string" table:number-rows-spanned="3" table:style-name="ce26" table:number-columns-spanned="2" office:value-type="string">
            <text:p>Hernhutters (Evangelische of Moravische Broedergemeente)</text:p>
          </table:table-cell>
          <table:covered-table-cell table:style-name="ce26"/>
          <table:table-cell ns41:value-type="string" table:number-rows-spanned="3" table:style-name="ce26" table:number-columns-spanned="2" office:value-type="string">
            <text:p>Unitarissen</text:p>
          </table:table-cell>
          <table:covered-table-cell table:style-name="ce26"/>
          <table:table-cell ns41:value-type="string" table:number-rows-spanned="3" table:style-name="ce26" table:number-columns-spanned="2" office:value-type="string">
            <text:p>Grieken</text:p>
          </table:table-cell>
          <table:covered-table-cell table:style-name="ce26"/>
          <table:table-cell ns41:value-type="string" table:number-rows-spanned="3" table:style-name="ce62" table:number-columns-spanned="2" office:value-type="string">
            <text:p>Mormonen</text:p>
          </table:table-cell>
          <table:covered-table-cell table:style-name="ce62"/>
          <table:table-cell ns41:value-type="string" table:number-rows-spanned="3" table:style-name="ce26" table:number-columns-spanned="2" office:value-type="string">
            <text:p>Mahomedanen</text:p>
          </table:table-cell>
          <table:covered-table-cell table:style-name="ce26"/>
          <table:table-cell ns41:value-type="string" table:number-rows-spanned="3" table:style-name="ce26" table:number-columns-spanned="2" office:value-type="string">
            <text:p>Geen kerkgenootschap of gezindte</text:p>
          </table:table-cell>
          <table:covered-table-cell table:style-name="ce26"/>
          <table:table-cell ns41:value-type="string" table:number-rows-spanned="3" table:style-name="ce26" table:number-columns-spanned="2" office:value-type="string">
            <text:p>Kerkgenootschap of gezindte onbekend</text:p>
          </table:table-cell>
          <table:covered-table-cell table:style-name="ce26"/>
          <table:table-cell ns41:value-type="string" table:number-rows-spanned="3" table:style-name="ce26" table:number-columns-spanned="2" office:value-type="string">
            <text:p>Totaal</text:p>
          </table:table-cell>
          <table:covered-table-cell table:style-name="ce26"/>
          <table:table-cell ns41:value-type="string" table:number-rows-spanned="4" table:style-name="ce31" table:number-columns-spanned="1" office:value-type="string">
            <text:p>CBS nummer</text:p>
          </table:table-cell>
          <table:table-cell ns41:value-type="string" table:number-rows-spanned="4" table:style-name="ce37" table:number-columns-spanned="1" office:value-type="string">
            <text:p>Amsterdamse code</text:p>
          </table:table-cell>
          <table:table-cell ns41:value-type="string" table:number-rows-spanned="4" table:style-name="ce31" table:number-columns-spanned="1" office:value-type="string">
            <text:p>Grootteklasse</text:p>
          </table:table-cell>
          <table:table-cell ns41:value-type="string" table:number-rows-spanned="4" table:style-name="ce37" table:number-columns-spanned="1" office:value-type="string">
            <text:p>Provincie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37" table:number-columns-spanned="1" office:value-type="string">
            <text:p>Tabel</text:p>
          </table:table-cell>
          <table:table-cell ns41:value-type="string" table:number-rows-spanned="4" table:style-name="ce37" table:number-columns-spanned="1" office:value-type="string">
            <text:p>Pagina links</text:p>
          </table:table-cell>
          <table:table-cell ns41:value-type="string" table:number-rows-spanned="4" table:style-name="ce50" table:number-columns-spanned="1" office:value-type="string">
            <text:p>Pagina rechts</text:p>
          </table:table-cell>
          <table:table-cell ns41:value-type="string" table:number-rows-spanned="4" table:style-name="ce52" table:number-columns-spanned="1" office:value-type="string">
            <text:p>Image nummer</text:p>
          </table:table-cell>
          <table:table-cell table:style-name="ce58" table:number-columns-repeated="975"/>
        </table:table-row>
        <table:table-row table:style-name="ro7">
          <table:covered-table-cell table:style-name="ce59"/>
          <table:table-cell table:style-name="ce11"/>
          <table:covered-table-cell table:style-name="ce61"/>
          <table:covered-table-cell table:style-name="ce27" table:number-columns-repeated="27"/>
          <table:covered-table-cell table:style-name="ce63" table:number-columns-repeated="2"/>
          <table:covered-table-cell table:style-name="ce27" table:number-columns-repeated="8"/>
          <table:covered-table-cell table:style-name="ce32"/>
          <table:covered-table-cell table:style-name="ce38"/>
          <table:covered-table-cell table:style-name="ce32"/>
          <table:covered-table-cell table:style-name="ce43"/>
          <table:covered-table-cell table:style-name="ce47" table:number-columns-repeated="2"/>
          <table:covered-table-cell table:style-name="ce64" table:number-columns-repeated="2"/>
          <table:covered-table-cell table:style-name="ce66"/>
          <table:table-cell table:style-name="ce58" table:number-columns-repeated="975"/>
        </table:table-row>
        <table:table-row table:style-name="ro7">
          <table:covered-table-cell table:style-name="ce59"/>
          <table:table-cell table:style-name="ce11"/>
          <table:covered-table-cell table:style-name="ce61"/>
          <table:covered-table-cell table:style-name="ce27" table:number-columns-repeated="27"/>
          <table:covered-table-cell table:style-name="ce63" table:number-columns-repeated="2"/>
          <table:covered-table-cell table:style-name="ce27" table:number-columns-repeated="8"/>
          <table:covered-table-cell table:style-name="ce32"/>
          <table:covered-table-cell table:style-name="ce38"/>
          <table:covered-table-cell table:style-name="ce32"/>
          <table:covered-table-cell table:style-name="ce43"/>
          <table:covered-table-cell table:style-name="ce47" table:number-columns-repeated="2"/>
          <table:covered-table-cell table:style-name="ce64" table:number-columns-repeated="2"/>
          <table:covered-table-cell table:style-name="ce66"/>
          <table:table-cell table:style-name="ce58" table:number-columns-repeated="975"/>
        </table:table-row>
        <table:table-row table:style-name="ro1">
          <table:covered-table-cell table:style-name="ce60"/>
          <table:table-cell table:style-name="ce11"/>
          <table:table-cell ns41:value-type="string" table:style-name="ce14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M</text:p>
          </table:table-cell>
          <table:table-cell ns41:value-type="string" table:style-name="ce21" office:value-type="string">
            <text:p>V</text:p>
          </table:table-cell>
          <table:covered-table-cell table:style-name="ce33"/>
          <table:covered-table-cell table:style-name="ce39"/>
          <table:covered-table-cell table:style-name="ce33"/>
          <table:covered-table-cell table:style-name="ce44"/>
          <table:covered-table-cell table:style-name="ce48" table:number-columns-repeated="2"/>
          <table:covered-table-cell table:style-name="ce65" table:number-columns-repeated="2"/>
          <table:covered-table-cell table:style-name="ce67"/>
          <table:table-cell table:style-name="ce58" table:number-columns-repeated="975"/>
        </table:table-row>
        <table:table-row table:style-name="ro3">
          <table:table-cell table:style-name="ce2" table:number-columns-repeated="44"/>
          <table:table-cell table:style-name="ce46" table:number-columns-repeated="5"/>
          <table:table-cell table:number-columns-repeated="975"/>
        </table:table-row>
        <table:table-row table:style-name="ro4">
          <table:table-cell ns41:value-type="string" table:style-name="ce6" office:value-type="string">
            <text:p>Utrecht</text:p>
          </table:table-cell>
          <table:table-cell table:style-name="Default"/>
          <table:table-cell table:style-name="ce15"/>
          <table:table-cell table:style-name="ce22"/>
          <table:table-cell ns41:value-type="float" table:style-name="ce22" office:value="6" office:value-type="float">
            <text:p>6</text:p>
          </table:table-cell>
          <table:table-cell ns41:value-type="float" table:style-name="ce22" office:value="20" office:value-type="float">
            <text:p>20</text:p>
          </table:table-cell>
          <table:table-cell table:style-name="ce22"/>
          <table:table-cell ns41:value-type="float" table:style-name="ce22" office:value="1" office:value-type="float">
            <text:p>1</text:p>
          </table:table-cell>
          <table:table-cell ns41:value-type="float" table:style-name="ce22" office:value="6" office:value-type="float">
            <text:p>6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40" office:value-type="float">
            <text:p>40</text:p>
          </table:table-cell>
          <table:table-cell ns41:value-type="float" table:style-name="ce22" office:value="46" office:value-type="float">
            <text:p>46</text:p>
          </table:table-cell>
          <table:table-cell ns41:value-type="float" table:style-name="ce22" office:value="4" office:value-type="float">
            <text:p>4</text:p>
          </table:table-cell>
          <table:table-cell ns41:value-type="float" table:style-name="ce22" office:value="8" office:value-type="float">
            <text:p>8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4"/>
          <table:table-cell ns41:value-type="float" table:style-name="ce22" office:value="3" office:value-type="float">
            <text:p>3</text:p>
          </table:table-cell>
          <table:table-cell table:style-name="ce22" table:number-columns-repeated="4"/>
          <table:table-cell ns41:value-type="float" table:style-name="ce22" office:value="2" office:value-type="float">
            <text:p>2</text:p>
          </table:table-cell>
          <table:table-cell ns41:value-type="float" table:style-name="ce22" office:value="1" office:value-type="float">
            <text:p>1</text:p>
          </table:table-cell>
          <table:table-cell table:style-name="ce22" table:number-columns-repeated="6"/>
          <table:table-cell ns41:value-type="float" office:value="1" table:style-name="ce22" table:number-columns-repeated="2" office:value-type="float">
            <text:p>1</text:p>
          </table:table-cell>
          <table:table-cell ns41:value-type="float" table:style-name="ce22" office:value="301" office:value-type="float">
            <text:p>301</text:p>
          </table:table-cell>
          <table:table-cell ns41:value-type="float" table:style-name="ce22" office:value="214" office:value-type="float">
            <text:p>214</text:p>
          </table:table-cell>
          <table:table-cell ns41:value-type="float" table:style-name="ce22" office:value="41" office:value-type="float">
            <text:p>41</text:p>
          </table:table-cell>
          <table:table-cell ns41:value-type="float" table:style-name="ce22" office:value="11" office:value-type="float">
            <text:p>11</text:p>
          </table:table-cell>
          <table:table-cell ns41:value-type="float" table:style-name="ce22" office:value="402" office:value-type="float">
            <text:p>402</text:p>
          </table:table-cell>
          <table:table-cell ns41:value-type="float" table:style-name="ce28" office:value="309" office:value-type="float">
            <text:p>309</text:p>
          </table:table-cell>
          <table:table-cell ns41:value-type="float" table:style-name="ce34" office:value="344" office:value-type="float">
            <text:p>344</text:p>
          </table:table-cell>
          <table:table-cell ns41:value-type="float" table:style-name="ce40" office:value="10722" office:value-type="float">
            <text:p>10722</text:p>
          </table:table-cell>
          <table:table-cell ns41:value-type="float" table:style-name="ce40" office:value="2" office:value-type="float">
            <text:p>2</text:p>
          </table:table-cell>
          <table:table-cell ns41:value-type="string" table:style-name="ce40" office:value-type="string">
            <text:p>UT</text:p>
          </table:table-cell>
          <table:table-cell ns41:value-type="string" table:style-name="ce34" office:value-type="string">
            <text:p>VT_1889</text:p>
          </table:table-cell>
          <table:table-cell ns41:value-type="string" table:style-name="ce40" office:value-type="string">
            <text:p>11_H5</text:p>
          </table:table-cell>
          <table:table-cell ns41:value-type="float" table:style-name="ce40" office:value="258" office:value-type="float">
            <text:p>258</text:p>
          </table:table-cell>
          <table:table-cell ns41:value-type="float" table:style-name="ce40" office:value="259" office:value-type="float">
            <text:p>259</text:p>
          </table:table-cell>
          <table:table-cell ns41:value-type="float" table:style-name="ce55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Abcoude-Baambrugge</text:p>
          </table:table-cell>
          <table:table-cell table:style-name="Default"/>
          <table:table-cell table:style-name="ce16"/>
          <table:table-cell table:style-name="ce23"/>
          <table:table-cell ns41:value-type="float" table:style-name="ce23" office:value="2" office:value-type="float">
            <text:p>2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13"/>
          <table:table-cell table:style-name="ce24"/>
          <table:table-cell table:style-name="ce23" table:number-columns-repeated="14"/>
          <table:table-cell ns41:value-type="float" office:value="7" table:style-name="ce23" table:number-columns-repeated="2" office:value-type="float">
            <text:p>7</text:p>
          </table:table-cell>
          <table:table-cell table:style-name="ce23" table:number-columns-repeated="2"/>
          <table:table-cell ns41:value-type="float" table:style-name="ce23" office:value="9" office:value-type="float">
            <text:p>9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35" office:value="1003" office:value-type="float">
            <text:p>1003</text:p>
          </table:table-cell>
          <table:table-cell ns41:value-type="float" table:style-name="ce41" office:value="11184" office:value-type="float">
            <text:p>1118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Achtienhoven</text:p>
          </table:table-cell>
          <table:table-cell table:style-name="Default"/>
          <table:table-cell table:style-name="ce16"/>
          <table:table-cell table:style-name="ce23" table:number-columns-repeated="13"/>
          <table:table-cell table:style-name="ce24"/>
          <table:table-cell table:style-name="ce23" table:number-columns-repeated="17"/>
          <table:table-cell ns41:value-type="float" table:style-name="ce23" office:value="1" office:value-type="float">
            <text:p>1</text:p>
          </table:table-cell>
          <table:table-cell table:style-name="ce23" table:number-columns-repeated="3"/>
          <table:table-cell ns41:value-type="float" table:style-name="ce23" office:value="1" office:value-type="float">
            <text:p>1</text:p>
          </table:table-cell>
          <table:table-cell table:style-name="ce29"/>
          <table:table-cell ns41:value-type="float" table:style-name="ce35" office:value="1005" office:value-type="float">
            <text:p>1005</text:p>
          </table:table-cell>
          <table:table-cell ns41:value-type="float" table:style-name="ce41" office:value="10524" office:value-type="float">
            <text:p>1052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Amerongen</text:p>
          </table:table-cell>
          <table:table-cell table:style-name="Default"/>
          <table:table-cell table:style-name="ce16"/>
          <table:table-cell table:style-name="ce24"/>
          <table:table-cell table:style-name="ce23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table:style-name="ce23" table:number-columns-repeated="8"/>
          <table:table-cell table:style-name="ce24"/>
          <table:table-cell table:style-name="ce23"/>
          <table:table-cell table:style-name="ce24" table:number-columns-repeated="2"/>
          <table:table-cell table:style-name="ce23" table:number-columns-repeated="14"/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table:style-name="ce23"/>
          <table:table-cell table:style-name="ce24"/>
          <table:table-cell ns41:value-type="float" table:style-name="ce23" office:value="5" office:value-type="float">
            <text:p>5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5" office:value="306" office:value-type="float">
            <text:p>306</text:p>
          </table:table-cell>
          <table:table-cell ns41:value-type="float" table:style-name="ce41" office:value="11372" office:value-type="float">
            <text:p>1137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Amersfoort</text:p>
          </table:table-cell>
          <table:table-cell table:style-name="Default"/>
          <table:table-cell table:style-name="ce16"/>
          <table:table-cell table:style-name="ce24"/>
          <table:table-cell table:style-name="ce23"/>
          <table:table-cell ns41:value-type="float" table:style-name="ce24" office:value="3" office:value-type="float">
            <text:p>3</text:p>
          </table:table-cell>
          <table:table-cell table:style-name="ce23" table:number-columns-repeated="3"/>
          <table:table-cell ns41:value-type="float" table:style-name="ce24" office:value="1" office:value-type="float">
            <text:p>1</text:p>
          </table:table-cell>
          <table:table-cell table:style-name="ce24"/>
          <table:table-cell table:style-name="ce23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23" table:number-columns-repeated="2"/>
          <table:table-cell table:style-name="ce24"/>
          <table:table-cell table:style-name="ce23"/>
          <table:table-cell table:style-name="ce24"/>
          <table:table-cell table:style-name="ce23" table:number-columns-repeated="4"/>
          <table:table-cell table:style-name="ce24"/>
          <table:table-cell table:style-name="ce23"/>
          <table:table-cell ns41:value-type="float" table:style-name="ce23" office:value="1" office:value-type="float">
            <text:p>1</text:p>
          </table:table-cell>
          <table:table-cell table:style-name="ce23" table:number-columns-repeated="8"/>
          <table:table-cell ns41:value-type="float" table:style-name="ce24" office:value="79" office:value-type="float">
            <text:p>79</text:p>
          </table:table-cell>
          <table:table-cell ns41:value-type="float" table:style-name="ce24" office:value="44" office:value-type="float">
            <text:p>44</text:p>
          </table:table-cell>
          <table:table-cell table:style-name="ce23"/>
          <table:table-cell ns41:value-type="float" table:style-name="ce24" office:value="3" office:value-type="float">
            <text:p>3</text:p>
          </table:table-cell>
          <table:table-cell ns41:value-type="float" table:style-name="ce23" office:value="81" office:value-type="float">
            <text:p>81</text:p>
          </table:table-cell>
          <table:table-cell ns41:value-type="float" table:style-name="ce29" office:value="53" office:value-type="float">
            <text:p>53</text:p>
          </table:table-cell>
          <table:table-cell ns41:value-type="float" table:style-name="ce35" office:value="307" office:value-type="float">
            <text:p>307</text:p>
          </table:table-cell>
          <table:table-cell ns41:value-type="float" table:style-name="ce41" office:value="10948" office:value-type="float">
            <text:p>1094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Baarn</text:p>
          </table:table-cell>
          <table:table-cell table:style-name="Default"/>
          <table:table-cell table:style-name="ce16"/>
          <table:table-cell ns41:value-type="float" table:style-name="ce24" office:value="1" office:value-type="float">
            <text:p>1</text:p>
          </table:table-cell>
          <table:table-cell table:style-name="ce23" table:number-columns-repeated="12"/>
          <table:table-cell table:style-name="ce24"/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table:style-name="ce23" table:number-columns-repeated="5"/>
          <table:table-cell ns41:value-type="float" table:style-name="ce23" office:value="1" office:value-type="float">
            <text:p>1</text:p>
          </table:table-cell>
          <table:table-cell table:style-name="ce23" table:number-columns-repeated="8"/>
          <table:table-cell ns41:value-type="float" table:style-name="ce24" office:value="15" office:value-type="float">
            <text:p>15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3" office:value="7" office:value-type="float">
            <text:p>7</text:p>
          </table:table-cell>
          <table:table-cell table:style-name="ce23"/>
          <table:table-cell ns41:value-type="float" table:style-name="ce23" office:value="22" office:value-type="float">
            <text:p>22</text:p>
          </table:table-cell>
          <table:table-cell ns41:value-type="float" table:style-name="ce29" office:value="22" office:value-type="float">
            <text:p>22</text:p>
          </table:table-cell>
          <table:table-cell ns41:value-type="float" table:style-name="ce35" office:value="308" office:value-type="float">
            <text:p>308</text:p>
          </table:table-cell>
          <table:table-cell ns41:value-type="float" table:style-name="ce41" office:value="11411" office:value-type="float">
            <text:p>1141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Benschop</text:p>
          </table:table-cell>
          <table:table-cell table:style-name="Default"/>
          <table:table-cell table:style-name="ce16"/>
          <table:table-cell table:style-name="ce24"/>
          <table:table-cell table:style-name="ce23"/>
          <table:table-cell table:style-name="TL Data"/>
          <table:table-cell table:style-name="ce23" table:number-columns-repeated="12"/>
          <table:table-cell table:style-name="ce24" table:number-columns-repeated="2"/>
          <table:table-cell table:style-name="ce23" table:number-columns-repeated="14"/>
          <table:table-cell table:style-name="ce24" table:number-columns-repeated="2"/>
          <table:table-cell table:style-name="ce23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9" office:value="1" office:value-type="float">
            <text:p>1</text:p>
          </table:table-cell>
          <table:table-cell ns41:value-type="float" table:style-name="ce35" office:value="309" office:value-type="float">
            <text:p>309</text:p>
          </table:table-cell>
          <table:table-cell ns41:value-type="float" table:style-name="ce41" office:value="11330" office:value-type="float">
            <text:p>1133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Bildt (De)</text:p>
          </table:table-cell>
          <table:table-cell table:style-name="Default"/>
          <table:table-cell table:style-name="ce16"/>
          <table:table-cell table:style-name="ce24"/>
          <table:table-cell table:style-name="ce23"/>
          <table:table-cell ns41:value-type="float" table:style-name="ce24" office:value="1" office:value-type="float">
            <text:p>1</text:p>
          </table:table-cell>
          <table:table-cell table:style-name="ce23"/>
          <table:table-cell table:style-name="TL Data"/>
          <table:table-cell table:style-name="ce23" table:number-columns-repeated="10"/>
          <table:table-cell table:style-name="ce24" table:number-columns-repeated="2"/>
          <table:table-cell table:style-name="ce23" table:number-columns-repeated="14"/>
          <table:table-cell ns41:value-type="float" office:value="2" table:style-name="ce24" table:number-columns-repeated="2" office:value-type="float">
            <text:p>2</text:p>
          </table:table-cell>
          <table:table-cell table:style-name="ce24" table:number-columns-repeated="2"/>
          <table:table-cell ns41:value-type="float" table:style-name="ce23" office:value="2" office:value-type="float">
            <text:p>2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5" office:value="310" office:value-type="float">
            <text:p>310</text:p>
          </table:table-cell>
          <table:table-cell ns41:value-type="float" table:style-name="ce41" office:value="10168" office:value-type="float">
            <text:p>1016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Breukelen-Nijenrode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3"/>
          <table:table-cell ns41:value-type="float" table:style-name="ce23" office:value="1" office:value-type="float">
            <text:p>1</text:p>
          </table:table-cell>
          <table:table-cell table:style-name="ce23" table:number-columns-repeated="10"/>
          <table:table-cell table:style-name="ce24"/>
          <table:table-cell table:style-name="ce23" table:number-columns-repeated="15"/>
          <table:table-cell ns41:value-type="float" table:style-name="ce24" office:value="12" office:value-type="float">
            <text:p>12</text:p>
          </table:table-cell>
          <table:table-cell ns41:value-type="float" table:style-name="ce24" office:value="7" office:value-type="float">
            <text:p>7</text:p>
          </table:table-cell>
          <table:table-cell table:style-name="ce24" table:number-columns-repeated="2"/>
          <table:table-cell ns41:value-type="float" table:style-name="ce23" office:value="12" office:value-type="float">
            <text:p>12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35" office:value="1028" office:value-type="float">
            <text:p>1028</text:p>
          </table:table-cell>
          <table:table-cell ns41:value-type="float" table:style-name="ce41" office:value="10807" office:value-type="float">
            <text:p>1080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Breukelen-St.Pieters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9"/>
          <table:table-cell table:style-name="ce24"/>
          <table:table-cell table:style-name="ce23" table:number-columns-repeated="4"/>
          <table:table-cell table:style-name="ce24"/>
          <table:table-cell table:style-name="ce23" table:number-columns-repeated="15"/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3" office:value="1" office:value-type="float">
            <text:p>1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1029" office:value-type="float">
            <text:p>1029</text:p>
          </table:table-cell>
          <table:table-cell ns41:value-type="float" table:style-name="ce41" office:value="11149" office:value-type="float">
            <text:p>1114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Bunschoten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10"/>
          <table:table-cell table:style-name="ce24" table:number-columns-repeated="2"/>
          <table:table-cell table:style-name="ce23" table:number-columns-repeated="2"/>
          <table:table-cell table:style-name="ce24" table:number-columns-repeated="2"/>
          <table:table-cell table:style-name="ce23" table:number-columns-repeated="14"/>
          <table:table-cell ns41:value-type="float" table:style-name="ce24" office:value="12" office:value-type="float">
            <text:p>12</text:p>
          </table:table-cell>
          <table:table-cell ns41:value-type="float" table:style-name="ce24" office:value="9" office:value-type="float">
            <text:p>9</text:p>
          </table:table-cell>
          <table:table-cell table:style-name="ce23" table:number-columns-repeated="2"/>
          <table:table-cell ns41:value-type="float" table:style-name="ce23" office:value="12" office:value-type="float">
            <text:p>12</text:p>
          </table:table-cell>
          <table:table-cell ns41:value-type="float" table:style-name="ce29" office:value="9" office:value-type="float">
            <text:p>9</text:p>
          </table:table-cell>
          <table:table-cell ns41:value-type="float" table:style-name="ce35" office:value="313" office:value-type="float">
            <text:p>313</text:p>
          </table:table-cell>
          <table:table-cell ns41:value-type="float" table:style-name="ce41" office:value="11343" office:value-type="float">
            <text:p>1134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Doorn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9"/>
          <table:table-cell ns41:value-type="float" table:style-name="ce23" office:value="1" office:value-type="float">
            <text:p>1</text:p>
          </table:table-cell>
          <table:table-cell table:style-name="ce23" table:number-columns-repeated="4"/>
          <table:table-cell table:style-name="ce24" table:number-columns-repeated="3"/>
          <table:table-cell table:style-name="ce23" table:number-columns-repeated="13"/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35" office:value="315" office:value-type="float">
            <text:p>315</text:p>
          </table:table-cell>
          <table:table-cell ns41:value-type="float" table:style-name="ce41" office:value="10213" office:value-type="float">
            <text:p>1021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Driebergen</text:p>
          </table:table-cell>
          <table:table-cell table:style-name="Default"/>
          <table:table-cell table:style-name="ce16"/>
          <table:table-cell table:style-name="ce24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ns41:value-type="float" table:style-name="ce23" office:value="2" office:value-type="float">
            <text:p>2</text:p>
          </table:table-cell>
          <table:table-cell table:style-name="ce23"/>
          <table:table-cell table:style-name="ce24"/>
          <table:table-cell table:style-name="ce23"/>
          <table:table-cell ns41:value-type="float" table:style-name="ce23" office:value="3" office:value-type="float">
            <text:p>3</text:p>
          </table:table-cell>
          <table:table-cell table:style-name="ce23"/>
          <table:table-cell table:style-name="ce24"/>
          <table:table-cell table:style-name="ce23" table:number-columns-repeated="4"/>
          <table:table-cell table:style-name="ce24" table:number-columns-repeated="3"/>
          <table:table-cell table:style-name="ce23" table:number-columns-repeated="13"/>
          <table:table-cell ns41:value-type="float" table:style-name="ce24" office:value="6" office:value-type="float">
            <text:p>6</text:p>
          </table:table-cell>
          <table:table-cell ns41:value-type="float" table:style-name="ce24" office:value="16" office:value-type="float">
            <text:p>16</text:p>
          </table:table-cell>
          <table:table-cell table:style-name="ce24" table:number-columns-repeated="2"/>
          <table:table-cell ns41:value-type="float" table:style-name="ce23" office:value="8" office:value-type="float">
            <text:p>8</text:p>
          </table:table-cell>
          <table:table-cell ns41:value-type="float" table:style-name="ce29" office:value="21" office:value-type="float">
            <text:p>21</text:p>
          </table:table-cell>
          <table:table-cell ns41:value-type="float" table:style-name="ce35" office:value="1048" office:value-type="float">
            <text:p>1048</text:p>
          </table:table-cell>
          <table:table-cell ns41:value-type="float" table:style-name="ce41" office:value="10777" office:value-type="float">
            <text:p>1077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Hoogland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5"/>
          <table:table-cell table:style-name="ce24"/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 table:number-columns-repeated="2"/>
          <table:table-cell table:style-name="ce23" table:number-columns-repeated="13"/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3" office:value="2" office:value-type="float">
            <text:p>2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5" office:value="320" office:value-type="float">
            <text:p>320</text:p>
          </table:table-cell>
          <table:table-cell ns41:value-type="float" table:style-name="ce41" office:value="10545" office:value-type="float">
            <text:p>1054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Houten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12"/>
          <table:table-cell table:style-name="ce24" table:number-columns-repeated="2"/>
          <table:table-cell table:style-name="ce23"/>
          <table:table-cell table:style-name="ce24" table:number-columns-repeated="2"/>
          <table:table-cell ns41:value-type="float" table:style-name="ce23" office:value="1" office:value-type="float">
            <text:p>1</text:p>
          </table:table-cell>
          <table:table-cell table:style-name="ce23" table:number-columns-repeated="12"/>
          <table:table-cell table:style-name="ce24" table:number-columns-repeated="2"/>
          <table:table-cell table:style-name="ce23" table:number-columns-repeated="3"/>
          <table:table-cell ns41:value-type="float" table:style-name="ce29" office:value="1" office:value-type="float">
            <text:p>1</text:p>
          </table:table-cell>
          <table:table-cell ns41:value-type="float" table:style-name="ce35" office:value="321" office:value-type="float">
            <text:p>321</text:p>
          </table:table-cell>
          <table:table-cell ns41:value-type="float" table:style-name="ce41" office:value="10230" office:value-type="float">
            <text:p>1023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IJselstein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4"/>
          <table:table-cell table:style-name="ce24" table:number-columns-repeated="2"/>
          <table:table-cell table:style-name="ce23" table:number-columns-repeated="8"/>
          <table:table-cell table:style-name="ce24" table:number-columns-repeated="2"/>
          <table:table-cell table:style-name="ce23" table:number-columns-repeated="14"/>
          <table:table-cell ns41:value-type="float" table:style-name="ce24" office:value="9" office:value-type="float">
            <text:p>9</text:p>
          </table:table-cell>
          <table:table-cell ns41:value-type="float" table:style-name="ce24" office:value="10" office:value-type="float">
            <text:p>10</text:p>
          </table:table-cell>
          <table:table-cell table:style-name="ce23" table:number-columns-repeated="2"/>
          <table:table-cell ns41:value-type="float" table:style-name="ce23" office:value="9" office:value-type="float">
            <text:p>9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35" office:value="353" office:value-type="float">
            <text:p>353</text:p>
          </table:table-cell>
          <table:table-cell ns41:value-type="float" table:style-name="ce41" office:value="10152" office:value-type="float">
            <text:p>1015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Jutphaas</text:p>
          </table:table-cell>
          <table:table-cell table:style-name="Default"/>
          <table:table-cell table:style-name="ce16"/>
          <table:table-cell table:style-name="ce24"/>
          <table:table-cell table:style-name="ce23"/>
          <table:table-cell ns41:value-type="float" table:style-name="ce23" office:value="1" office:value-type="float">
            <text:p>1</text:p>
          </table:table-cell>
          <table:table-cell table:style-name="ce23" table:number-columns-repeated="12"/>
          <table:table-cell table:style-name="ce24" table:number-columns-repeated="2"/>
          <table:table-cell table:style-name="ce23" table:number-columns-repeated="14"/>
          <table:table-cell table:style-name="ce24"/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9" office:value="2" office:value-type="float">
            <text:p>2</text:p>
          </table:table-cell>
          <table:table-cell ns41:value-type="float" table:style-name="ce35" office:value="322" office:value-type="float">
            <text:p>322</text:p>
          </table:table-cell>
          <table:table-cell ns41:value-type="float" table:style-name="ce41" office:value="10374" office:value-type="float">
            <text:p>1037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Kockengen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10"/>
          <table:table-cell table:style-name="ce24" table:number-columns-repeated="6"/>
          <table:table-cell table:style-name="ce23" table:number-columns-repeated="14"/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table:style-name="ce23"/>
          <table:table-cell ns41:value-type="float" table:style-name="ce23" office:value="3" office:value-type="float">
            <text:p>3</text:p>
          </table:table-cell>
          <table:table-cell table:style-name="ce29"/>
          <table:table-cell ns41:value-type="float" table:style-name="ce35" office:value="324" office:value-type="float">
            <text:p>324</text:p>
          </table:table-cell>
          <table:table-cell ns41:value-type="float" table:style-name="ce41" office:value="10765" office:value-type="float">
            <text:p>1076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Laagniewkoop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14"/>
          <table:table-cell table:style-name="ce24"/>
          <table:table-cell table:style-name="ce23" table:number-columns-repeated="15"/>
          <table:table-cell table:style-name="ce24"/>
          <table:table-cell ns41:value-type="float" table:style-name="ce24" office:value="4" office:value-type="float">
            <text:p>4</text:p>
          </table:table-cell>
          <table:table-cell table:style-name="ce24" table:number-columns-repeated="2"/>
          <table:table-cell table:style-name="ce23"/>
          <table:table-cell ns41:value-type="float" table:style-name="ce29" office:value="4" office:value-type="float">
            <text:p>4</text:p>
          </table:table-cell>
          <table:table-cell ns41:value-type="float" table:style-name="ce35" office:value="1100" office:value-type="float">
            <text:p>1100</text:p>
          </table:table-cell>
          <table:table-cell ns41:value-type="float" table:style-name="ce41" office:value="10305" office:value-type="float">
            <text:p>1030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Langbroek</text:p>
          </table:table-cell>
          <table:table-cell table:style-name="Default"/>
          <table:table-cell table:style-name="ce16"/>
          <table:table-cell table:style-name="ce24"/>
          <table:table-cell table:style-name="ce23"/>
          <table:table-cell table:style-name="ce24" table:number-columns-repeated="2"/>
          <table:table-cell table:style-name="ce23"/>
          <table:table-cell ns41:value-type="float" table:style-name="ce24" office:value="1" office:value-type="float">
            <text:p>1</text:p>
          </table:table-cell>
          <table:table-cell table:style-name="ce24" table:number-columns-repeated="5"/>
          <table:table-cell table:style-name="ce23" table:number-columns-repeated="2"/>
          <table:table-cell table:style-name="ce24" table:number-columns-repeated="4"/>
          <table:table-cell table:style-name="ce23" table:number-columns-repeated="2"/>
          <table:table-cell table:style-name="ce24" table:number-columns-repeated="2"/>
          <table:table-cell table:style-name="ce23" table:number-columns-repeated="10"/>
          <table:table-cell table:style-name="ce24"/>
          <table:table-cell ns41:value-type="float" table:style-name="ce24" office:value="2" office:value-type="float">
            <text:p>2</text:p>
          </table:table-cell>
          <table:table-cell table:style-name="ce24" table:number-columns-repeated="2"/>
          <table:table-cell ns41:value-type="float" table:style-name="ce23" office:value="1" office:value-type="float">
            <text:p>1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325" office:value-type="float">
            <text:p>325</text:p>
          </table:table-cell>
          <table:table-cell ns41:value-type="float" table:style-name="ce41" office:value="11413" office:value-type="float">
            <text:p>1141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Leersum</text:p>
          </table:table-cell>
          <table:table-cell table:style-name="Default"/>
          <table:table-cell table:style-name="ce16"/>
          <table:table-cell ns41:value-type="float" table:style-name="ce24" office:value="2" office:value-type="float">
            <text:p>2</text:p>
          </table:table-cell>
          <table:table-cell table:style-name="ce23" table:number-columns-repeated="30"/>
          <table:table-cell ns41:value-type="float" table:style-name="ce24" office:value="1" office:value-type="float">
            <text:p>1</text:p>
          </table:table-cell>
          <table:table-cell table:style-name="ce24" table:number-columns-repeated="3"/>
          <table:table-cell ns41:value-type="float" table:style-name="ce23" office:value="1" office:value-type="float">
            <text:p>1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326" office:value-type="float">
            <text:p>326</text:p>
          </table:table-cell>
          <table:table-cell ns41:value-type="float" table:style-name="ce41" office:value="11142" office:value-type="float">
            <text:p>1114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Leusden</text:p>
          </table:table-cell>
          <table:table-cell table:style-name="Default"/>
          <table:table-cell table:style-name="ce17"/>
          <table:table-cell table:style-name="ce24"/>
          <table:table-cell table:style-name="ce23" table:number-columns-repeated="7"/>
          <table:table-cell table:style-name="ce24" table:number-columns-repeated="3"/>
          <table:table-cell table:style-name="ce23" table:number-columns-repeated="2"/>
          <table:table-cell table:style-name="ce24" table:number-columns-repeated="4"/>
          <table:table-cell table:style-name="ce23" table:number-columns-repeated="14"/>
          <table:table-cell table:style-name="ce24"/>
          <table:table-cell ns41:value-type="float" table:style-name="ce24" office:value="1" office:value-type="float">
            <text:p>1</text:p>
          </table:table-cell>
          <table:table-cell table:style-name="ce23" table:number-columns-repeated="3"/>
          <table:table-cell ns41:value-type="float" table:style-name="ce29" office:value="1" office:value-type="float">
            <text:p>1</text:p>
          </table:table-cell>
          <table:table-cell ns41:value-type="float" table:style-name="ce35" office:value="327" office:value-type="float">
            <text:p>327</text:p>
          </table:table-cell>
          <table:table-cell ns41:value-type="float" table:style-name="ce41" office:value="10978" office:value-type="float">
            <text:p>1097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Linschoten</text:p>
          </table:table-cell>
          <table:table-cell table:style-name="Default"/>
          <table:table-cell table:style-name="ce17"/>
          <table:table-cell table:style-name="ce24"/>
          <table:table-cell table:style-name="ce23" table:number-columns-repeated="14"/>
          <table:table-cell table:style-name="ce24" table:number-columns-repeated="2"/>
          <table:table-cell table:style-name="ce23" table:number-columns-repeated="14"/>
          <table:table-cell table:style-name="ce24"/>
          <table:table-cell ns41:value-type="float" table:style-name="ce24" office:value="2" office:value-type="float">
            <text:p>2</text:p>
          </table:table-cell>
          <table:table-cell table:style-name="ce23" table:number-columns-repeated="3"/>
          <table:table-cell ns41:value-type="float" table:style-name="ce29" office:value="2" office:value-type="float">
            <text:p>2</text:p>
          </table:table-cell>
          <table:table-cell ns41:value-type="float" table:style-name="ce35" office:value="328" office:value-type="float">
            <text:p>328</text:p>
          </table:table-cell>
          <table:table-cell ns41:value-type="float" table:style-name="ce41" office:value="11324" office:value-type="float">
            <text:p>1132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Loenen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14"/>
          <table:table-cell table:style-name="ce24"/>
          <table:table-cell table:style-name="ce23" table:number-columns-repeated="15"/>
          <table:table-cell ns41:value-type="float" table:style-name="ce24" office:value="4" office:value-type="float">
            <text:p>4</text:p>
          </table:table-cell>
          <table:table-cell ns41:value-type="float" table:style-name="ce24" office:value="3" office:value-type="float">
            <text:p>3</text:p>
          </table:table-cell>
          <table:table-cell table:style-name="ce24" table:number-columns-repeated="2"/>
          <table:table-cell ns41:value-type="float" table:style-name="ce23" office:value="4" office:value-type="float">
            <text:p>4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5" office:value="329" office:value-type="float">
            <text:p>329</text:p>
          </table:table-cell>
          <table:table-cell ns41:value-type="float" table:style-name="ce41" office:value="11202" office:value-type="float">
            <text:p>1120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Loenersloot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14"/>
          <table:table-cell table:style-name="ce24"/>
          <table:table-cell table:style-name="ce23" table:number-columns-repeated="15"/>
          <table:table-cell ns41:value-type="float" table:style-name="ce24" office:value="2" office:value-type="float">
            <text:p>2</text:p>
          </table:table-cell>
          <table:table-cell table:style-name="ce23"/>
          <table:table-cell table:style-name="ce24" table:number-columns-repeated="2"/>
          <table:table-cell ns41:value-type="float" table:style-name="ce23" office:value="2" office:value-type="float">
            <text:p>2</text:p>
          </table:table-cell>
          <table:table-cell table:style-name="ce29"/>
          <table:table-cell ns41:value-type="float" table:style-name="ce35" office:value="1105" office:value-type="float">
            <text:p>1105</text:p>
          </table:table-cell>
          <table:table-cell ns41:value-type="float" table:style-name="ce41" office:value="10208" office:value-type="float">
            <text:p>1020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Loosdrecht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14"/>
          <table:table-cell table:style-name="ce24"/>
          <table:table-cell table:style-name="ce23" table:number-columns-repeated="15"/>
          <table:table-cell ns41:value-type="float" table:style-name="ce24" office:value="11" office:value-type="float">
            <text:p>11</text:p>
          </table:table-cell>
          <table:table-cell ns41:value-type="float" table:style-name="ce24" office:value="15" office:value-type="float">
            <text:p>15</text:p>
          </table:table-cell>
          <table:table-cell table:style-name="ce24"/>
          <table:table-cell ns41:value-type="float" table:style-name="ce24" office:value="1" office:value-type="float">
            <text:p>1</text:p>
          </table:table-cell>
          <table:table-cell ns41:value-type="float" table:style-name="ce23" office:value="11" office:value-type="float">
            <text:p>11</text:p>
          </table:table-cell>
          <table:table-cell ns41:value-type="float" table:style-name="ce29" office:value="16" office:value-type="float">
            <text:p>16</text:p>
          </table:table-cell>
          <table:table-cell ns41:value-type="float" table:style-name="ce35" office:value="330" office:value-type="float">
            <text:p>330</text:p>
          </table:table-cell>
          <table:table-cell ns41:value-type="float" table:style-name="ce41" office:value="10639" office:value-type="float">
            <text:p>1063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Lopik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14"/>
          <table:table-cell table:style-name="ce24"/>
          <table:table-cell table:style-name="ce23" table:number-columns-repeated="15"/>
          <table:table-cell ns41:value-type="float" table:style-name="ce24" office:value="1" office:value-type="float">
            <text:p>1</text:p>
          </table:table-cell>
          <table:table-cell table:style-name="ce23"/>
          <table:table-cell ns41:value-type="float" table:style-name="ce24" office:value="1" office:value-type="float">
            <text:p>1</text:p>
          </table:table-cell>
          <table:table-cell table:style-name="ce24"/>
          <table:table-cell ns41:value-type="float" table:style-name="ce23" office:value="2" office:value-type="float">
            <text:p>2</text:p>
          </table:table-cell>
          <table:table-cell table:style-name="ce29"/>
          <table:table-cell ns41:value-type="float" table:style-name="ce35" office:value="331" office:value-type="float">
            <text:p>331</text:p>
          </table:table-cell>
          <table:table-cell ns41:value-type="float" table:style-name="ce41" office:value="10333" office:value-type="float">
            <text:p>1033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Maarssen</text:p>
          </table:table-cell>
          <table:table-cell table:style-name="Default"/>
          <table:table-cell table:style-name="ce16"/>
          <table:table-cell table:style-name="ce24"/>
          <table:table-cell ns41:value-type="float" table:style-name="ce23" office:value="1" office:value-type="float">
            <text:p>1</text:p>
          </table:table-cell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table:style-name="ce23" table:number-columns-repeated="10"/>
          <table:table-cell table:style-name="ce24" table:number-columns-repeated="2"/>
          <table:table-cell table:style-name="ce23" table:number-columns-repeated="14"/>
          <table:table-cell ns41:value-type="float" table:style-name="ce24" office:value="6" office:value-type="float">
            <text:p>6</text:p>
          </table:table-cell>
          <table:table-cell ns41:value-type="float" table:style-name="ce24" office:value="5" office:value-type="float">
            <text:p>5</text:p>
          </table:table-cell>
          <table:table-cell table:style-name="ce23" table:number-columns-repeated="2"/>
          <table:table-cell ns41:value-type="float" table:style-name="ce23" office:value="7" office:value-type="float">
            <text:p>7</text:p>
          </table:table-cell>
          <table:table-cell ns41:value-type="float" table:style-name="ce29" office:value="6" office:value-type="float">
            <text:p>6</text:p>
          </table:table-cell>
          <table:table-cell ns41:value-type="float" table:style-name="ce35" office:value="333" office:value-type="float">
            <text:p>333</text:p>
          </table:table-cell>
          <table:table-cell ns41:value-type="float" table:style-name="ce41" office:value="10191" office:value-type="float">
            <text:p>1019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Maarsseveen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5"/>
          <table:table-cell ns41:value-type="float" table:style-name="ce23" office:value="1" office:value-type="float">
            <text:p>1</text:p>
          </table:table-cell>
          <table:table-cell table:style-name="ce23" table:number-columns-repeated="8"/>
          <table:table-cell table:style-name="ce24" table:number-columns-repeated="2"/>
          <table:table-cell table:style-name="ce23" table:number-columns-repeated="14"/>
          <table:table-cell ns41:value-type="float" table:style-name="ce24" office:value="1" office:value-type="float">
            <text:p>1</text:p>
          </table:table-cell>
          <table:table-cell ns41:value-type="float" table:style-name="ce23" office:value="4" office:value-type="float">
            <text:p>4</text:p>
          </table:table-cell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35" office:value="1108" office:value-type="float">
            <text:p>1108</text:p>
          </table:table-cell>
          <table:table-cell ns41:value-type="float" table:style-name="ce41" office:value="10874" office:value-type="float">
            <text:p>1087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Maartensdijk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6"/>
          <table:table-cell ns41:value-type="float" table:style-name="ce23" office:value="1" office:value-type="float">
            <text:p>1</text:p>
          </table:table-cell>
          <table:table-cell ns41:value-type="float" table:style-name="ce23" office:value="4" office:value-type="float">
            <text:p>4</text:p>
          </table:table-cell>
          <table:table-cell table:style-name="ce23" table:number-columns-repeated="6"/>
          <table:table-cell table:style-name="ce24"/>
          <table:table-cell table:style-name="ce23" table:number-columns-repeated="15"/>
          <table:table-cell ns41:value-type="float" table:style-name="ce24" office:value="10" office:value-type="float">
            <text:p>10</text:p>
          </table:table-cell>
          <table:table-cell ns41:value-type="float" table:style-name="ce23" office:value="14" office:value-type="float">
            <text:p>14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ns41:value-type="float" table:style-name="ce23" office:value="11" office:value-type="float">
            <text:p>11</text:p>
          </table:table-cell>
          <table:table-cell ns41:value-type="float" table:style-name="ce29" office:value="19" office:value-type="float">
            <text:p>19</text:p>
          </table:table-cell>
          <table:table-cell ns41:value-type="float" table:style-name="ce35" office:value="334" office:value-type="float">
            <text:p>334</text:p>
          </table:table-cell>
          <table:table-cell ns41:value-type="float" table:style-name="ce41" office:value="10691" office:value-type="float">
            <text:p>1069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Mijdrecht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10"/>
          <table:table-cell ns41:value-type="float" table:style-name="ce23" office:value="1" office:value-type="float">
            <text:p>1</text:p>
          </table:table-cell>
          <table:table-cell table:style-name="ce23" table:number-columns-repeated="3"/>
          <table:table-cell table:style-name="ce24"/>
          <table:table-cell table:style-name="ce23" table:number-columns-repeated="15"/>
          <table:table-cell ns41:value-type="float" table:style-name="ce24" office:value="3" office:value-type="float">
            <text:p>3</text:p>
          </table:table-cell>
          <table:table-cell ns41:value-type="float" table:style-name="ce23" office:value="4" office:value-type="float">
            <text:p>4</text:p>
          </table:table-cell>
          <table:table-cell table:style-name="ce23" table:number-columns-repeated="2"/>
          <table:table-cell ns41:value-type="float" table:style-name="ce23" office:value="4" office:value-type="float">
            <text:p>4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5" office:value="336" office:value-type="float">
            <text:p>336</text:p>
          </table:table-cell>
          <table:table-cell ns41:value-type="float" table:style-name="ce41" office:value="11379" office:value-type="float">
            <text:p>1137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Montfoort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30"/>
          <table:table-cell ns41:value-type="float" table:style-name="ce24" office:value="2" office:value-type="float">
            <text:p>2</text:p>
          </table:table-cell>
          <table:table-cell ns41:value-type="float" table:style-name="ce23" office:value="2" office:value-type="float">
            <text:p>2</text:p>
          </table:table-cell>
          <table:table-cell table:style-name="ce23" table:number-columns-repeated="2"/>
          <table:table-cell ns41:value-type="float" table:style-name="ce23" office:value="2" office:value-type="float">
            <text:p>2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335" office:value-type="float">
            <text:p>335</text:p>
          </table:table-cell>
          <table:table-cell ns41:value-type="float" table:style-name="ce41" office:value="10033" office:value-type="float">
            <text:p>1003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Oudenrijn</text:p>
          </table:table-cell>
          <table:table-cell table:style-name="Default"/>
          <table:table-cell table:style-name="ce16"/>
          <table:table-cell table:style-name="ce24"/>
          <table:table-cell table:style-name="ce23" table:number-columns-repeated="33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9" office:value="1" office:value-type="float">
            <text:p>1</text:p>
          </table:table-cell>
          <table:table-cell ns41:value-type="float" table:style-name="ce35" office:value="1144" office:value-type="float">
            <text:p>1144</text:p>
          </table:table-cell>
          <table:table-cell ns41:value-type="float" table:style-name="ce41" office:value="10114" office:value-type="float">
            <text:p>1011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Polsbroek</text:p>
          </table:table-cell>
          <table:table-cell table:style-name="Default"/>
          <table:table-cell table:style-name="ce16"/>
          <table:table-cell table:style-name="ce23" table:number-columns-repeated="34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9" office:value="1" office:value-type="float">
            <text:p>1</text:p>
          </table:table-cell>
          <table:table-cell ns41:value-type="float" table:style-name="ce35" office:value="338" office:value-type="float">
            <text:p>338</text:p>
          </table:table-cell>
          <table:table-cell ns41:value-type="float" table:style-name="ce41" office:value="10993" office:value-type="float">
            <text:p>1099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Rhenen</text:p>
          </table:table-cell>
          <table:table-cell table:style-name="Default"/>
          <table:table-cell table:style-name="ce16"/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table:style-name="ce23" table:number-columns-repeated="29"/>
          <table:table-cell ns41:value-type="float" table:style-name="ce23" office:value="3" office:value-type="float">
            <text:p>3</text:p>
          </table:table-cell>
          <table:table-cell table:style-name="ce23" table:number-columns-repeated="3"/>
          <table:table-cell ns41:value-type="float" table:style-name="ce29" office:value="4" office:value-type="float">
            <text:p>4</text:p>
          </table:table-cell>
          <table:table-cell ns41:value-type="float" table:style-name="ce35" office:value="340" office:value-type="float">
            <text:p>340</text:p>
          </table:table-cell>
          <table:table-cell ns41:value-type="float" table:style-name="ce41" office:value="10309" office:value-type="float">
            <text:p>10309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Rijsenburg</text:p>
          </table:table-cell>
          <table:table-cell table:style-name="Default"/>
          <table:table-cell table:style-name="ce16"/>
          <table:table-cell table:style-name="ce23" table:number-columns-repeated="13"/>
          <table:table-cell ns41:value-type="float" table:style-name="ce23" office:value="1" office:value-type="float">
            <text:p>1</text:p>
          </table:table-cell>
          <table:table-cell ns41:value-type="float" table:style-name="ce23" office:value="4" office:value-type="float">
            <text:p>4</text:p>
          </table:table-cell>
          <table:table-cell table:style-name="ce23" table:number-columns-repeated="20"/>
          <table:table-cell ns41:value-type="float" table:style-name="ce23" office:value="1" office:value-type="float">
            <text:p>1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5" office:value="1166" office:value-type="float">
            <text:p>1166</text:p>
          </table:table-cell>
          <table:table-cell ns41:value-type="float" table:style-name="ce41" office:value="10613" office:value-type="float">
            <text:p>1061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Soest</text:p>
          </table:table-cell>
          <table:table-cell table:style-name="Default"/>
          <table:table-cell table:style-name="ce16"/>
          <table:table-cell table:style-name="ce23" table:number-columns-repeated="14"/>
          <table:table-cell ns41:value-type="float" table:style-name="ce23" office:value="1" office:value-type="float">
            <text:p>1</text:p>
          </table:table-cell>
          <table:table-cell table:style-name="ce23" table:number-columns-repeated="18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342" office:value-type="float">
            <text:p>342</text:p>
          </table:table-cell>
          <table:table-cell ns41:value-type="float" table:style-name="ce41" office:value="11021" office:value-type="float">
            <text:p>1102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Veenendaal</text:p>
          </table:table-cell>
          <table:table-cell table:style-name="Default"/>
          <table:table-cell table:style-name="ce16"/>
          <table:table-cell table:style-name="ce23"/>
          <table:table-cell ns41:value-type="float" table:style-name="ce23" office:value="3" office:value-type="float">
            <text:p>3</text:p>
          </table:table-cell>
          <table:table-cell ns41:value-type="float" table:style-name="ce23" office:value="8" office:value-type="float">
            <text:p>8</text:p>
          </table:table-cell>
          <table:table-cell table:style-name="ce23" table:number-columns-repeated="16"/>
          <table:table-cell ns41:value-type="float" table:style-name="ce23" office:value="1" office:value-type="float">
            <text:p>1</text:p>
          </table:table-cell>
          <table:table-cell table:style-name="ce23" table:number-columns-repeated="15"/>
          <table:table-cell ns41:value-type="float" table:style-name="ce23" office:value="4" office:value-type="float">
            <text:p>4</text:p>
          </table:table-cell>
          <table:table-cell ns41:value-type="float" table:style-name="ce29" office:value="8" office:value-type="float">
            <text:p>8</text:p>
          </table:table-cell>
          <table:table-cell ns41:value-type="float" table:style-name="ce35" office:value="345" office:value-type="float">
            <text:p>345</text:p>
          </table:table-cell>
          <table:table-cell ns41:value-type="float" table:style-name="ce41" office:value="11052" office:value-type="float">
            <text:p>1105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Vinkeveen</text:p>
          </table:table-cell>
          <table:table-cell table:style-name="Default"/>
          <table:table-cell table:style-name="ce16"/>
          <table:table-cell table:style-name="ce23" table:number-columns-repeated="31"/>
          <table:table-cell ns41:value-type="float" table:style-name="ce23" office:value="2" office:value-type="float">
            <text:p>2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2"/>
          <table:table-cell ns41:value-type="float" table:style-name="ce23" office:value="2" office:value-type="float">
            <text:p>2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346" office:value-type="float">
            <text:p>346</text:p>
          </table:table-cell>
          <table:table-cell ns41:value-type="float" table:style-name="ce41" office:value="11048" office:value-type="float">
            <text:p>1104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58" office:value-type="float">
            <text:p>258</text:p>
          </table:table-cell>
          <table:table-cell ns41:value-type="float" table:style-name="ce41" office:value="259" office:value-type="float">
            <text:p>259</text:p>
          </table:table-cell>
          <table:table-cell ns41:value-type="float" table:style-name="ce56" office:value="280190" office:value-type="float">
            <text:p>280190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Vleuten</text:p>
          </table:table-cell>
          <table:table-cell table:style-name="Default"/>
          <table:table-cell table:style-name="ce16"/>
          <table:table-cell ns41:value-type="float" table:style-name="ce23" office:value="1" office:value-type="float">
            <text:p>1</text:p>
          </table:table-cell>
          <table:table-cell table:style-name="ce23" table:number-columns-repeated="35"/>
          <table:table-cell ns41:value-type="float" table:style-name="ce29" office:value="1" office:value-type="float">
            <text:p>1</text:p>
          </table:table-cell>
          <table:table-cell ns41:value-type="float" table:style-name="ce35" office:value="1211" office:value-type="float">
            <text:p>1211</text:p>
          </table:table-cell>
          <table:table-cell ns41:value-type="float" table:style-name="ce41" office:value="10658" office:value-type="float">
            <text:p>1065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60" office:value-type="float">
            <text:p>260</text:p>
          </table:table-cell>
          <table:table-cell ns41:value-type="float" table:style-name="ce41" office:value="261" office:value-type="float">
            <text:p>261</text:p>
          </table:table-cell>
          <table:table-cell ns41:value-type="float" table:style-name="ce56" office:value="280191" office:value-type="float">
            <text:p>28019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Vreeland</text:p>
          </table:table-cell>
          <table:table-cell table:style-name="Default"/>
          <table:table-cell table:style-name="ce16"/>
          <table:table-cell ns41:value-type="float" table:style-name="ce23" office:value="1" office:value-type="float">
            <text:p>1</text:p>
          </table:table-cell>
          <table:table-cell table:style-name="ce23" table:number-columns-repeated="5"/>
          <table:table-cell ns41:value-type="float" table:style-name="ce23" office:value="1" office:value-type="float">
            <text:p>1</text:p>
          </table:table-cell>
          <table:table-cell table:style-name="ce23" table:number-columns-repeated="24"/>
          <table:table-cell ns41:value-type="float" table:style-name="ce23" office:value="3" office:value-type="float">
            <text:p>3</text:p>
          </table:table-cell>
          <table:table-cell ns41:value-type="float" table:style-name="ce23" office:value="2" office:value-type="float">
            <text:p>2</text:p>
          </table:table-cell>
          <table:table-cell table:style-name="ce23" table:number-columns-repeated="2"/>
          <table:table-cell ns41:value-type="float" table:style-name="ce23" office:value="3" office:value-type="float">
            <text:p>3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5" office:value="1213" office:value-type="float">
            <text:p>1213</text:p>
          </table:table-cell>
          <table:table-cell ns41:value-type="float" table:style-name="ce41" office:value="10898" office:value-type="float">
            <text:p>1089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60" office:value-type="float">
            <text:p>260</text:p>
          </table:table-cell>
          <table:table-cell ns41:value-type="float" table:style-name="ce41" office:value="261" office:value-type="float">
            <text:p>261</text:p>
          </table:table-cell>
          <table:table-cell ns41:value-type="float" table:style-name="ce56" office:value="280191" office:value-type="float">
            <text:p>28019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Vreeswijk</text:p>
          </table:table-cell>
          <table:table-cell table:style-name="Default"/>
          <table:table-cell table:style-name="ce16"/>
          <table:table-cell table:style-name="ce23" table:number-columns-repeated="32"/>
          <table:table-cell ns41:value-type="float" table:style-name="ce23" office:value="1" office:value-type="float">
            <text:p>1</text:p>
          </table:table-cell>
          <table:table-cell table:style-name="ce23" table:number-columns-repeated="3"/>
          <table:table-cell ns41:value-type="float" table:style-name="ce29" office:value="1" office:value-type="float">
            <text:p>1</text:p>
          </table:table-cell>
          <table:table-cell ns41:value-type="float" table:style-name="ce35" office:value="348" office:value-type="float">
            <text:p>348</text:p>
          </table:table-cell>
          <table:table-cell ns41:value-type="float" table:style-name="ce41" office:value="10441" office:value-type="float">
            <text:p>1044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60" office:value-type="float">
            <text:p>260</text:p>
          </table:table-cell>
          <table:table-cell ns41:value-type="float" table:style-name="ce41" office:value="261" office:value-type="float">
            <text:p>261</text:p>
          </table:table-cell>
          <table:table-cell ns41:value-type="float" table:style-name="ce56" office:value="280191" office:value-type="float">
            <text:p>28019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Westbroek</text:p>
          </table:table-cell>
          <table:table-cell table:style-name="Default"/>
          <table:table-cell table:style-name="ce16"/>
          <table:table-cell table:style-name="ce23" table:number-columns-repeated="2"/>
          <table:table-cell ns41:value-type="float" table:style-name="ce23" office:value="1" office:value-type="float">
            <text:p>1</text:p>
          </table:table-cell>
          <table:table-cell table:style-name="ce23" table:number-columns-repeated="28"/>
          <table:table-cell ns41:value-type="float" table:style-name="ce23" office:value="3" office:value-type="float">
            <text:p>3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2"/>
          <table:table-cell ns41:value-type="float" table:style-name="ce23" office:value="3" office:value-type="float">
            <text:p>3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35" office:value="1224" office:value-type="float">
            <text:p>1224</text:p>
          </table:table-cell>
          <table:table-cell ns41:value-type="float" table:style-name="ce41" office:value="10145" office:value-type="float">
            <text:p>1014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60" office:value-type="float">
            <text:p>260</text:p>
          </table:table-cell>
          <table:table-cell ns41:value-type="float" table:style-name="ce41" office:value="261" office:value-type="float">
            <text:p>261</text:p>
          </table:table-cell>
          <table:table-cell ns41:value-type="float" table:style-name="ce56" office:value="280191" office:value-type="float">
            <text:p>28019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Wijk bij Duurstede</text:p>
          </table:table-cell>
          <table:table-cell table:style-name="Default"/>
          <table:table-cell table:style-name="ce16"/>
          <table:table-cell ns41:value-type="float" table:style-name="ce23" office:value="1" office:value-type="float">
            <text:p>1</text:p>
          </table:table-cell>
          <table:table-cell table:style-name="ce23" table:number-columns-repeated="30"/>
          <table:table-cell ns41:value-type="float" table:style-name="ce24" office:value="3" office:value-type="float">
            <text:p>3</text:p>
          </table:table-cell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ns41:value-type="float" table:style-name="ce23" office:value="3" office:value-type="float">
            <text:p>3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35" office:value="352" office:value-type="float">
            <text:p>352</text:p>
          </table:table-cell>
          <table:table-cell ns41:value-type="float" table:style-name="ce41" office:value="10760" office:value-type="float">
            <text:p>1076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60" office:value-type="float">
            <text:p>260</text:p>
          </table:table-cell>
          <table:table-cell ns41:value-type="float" table:style-name="ce41" office:value="261" office:value-type="float">
            <text:p>261</text:p>
          </table:table-cell>
          <table:table-cell ns41:value-type="float" table:style-name="ce56" office:value="280191" office:value-type="float">
            <text:p>28019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Willeskop</text:p>
          </table:table-cell>
          <table:table-cell table:style-name="Default"/>
          <table:table-cell table:style-name="ce16"/>
          <table:table-cell table:style-name="ce23" table:number-columns-repeated="31"/>
          <table:table-cell ns41:value-type="float" table:style-name="ce24" office:value="6" office:value-type="float">
            <text:p>6</text:p>
          </table:table-cell>
          <table:table-cell ns41:value-type="float" table:style-name="ce23" office:value="4" office:value-type="float">
            <text:p>4</text:p>
          </table:table-cell>
          <table:table-cell table:style-name="ce23" table:number-columns-repeated="2"/>
          <table:table-cell ns41:value-type="float" table:style-name="ce23" office:value="6" office:value-type="float">
            <text:p>6</text:p>
          </table:table-cell>
          <table:table-cell ns41:value-type="float" table:style-name="ce29" office:value="4" office:value-type="float">
            <text:p>4</text:p>
          </table:table-cell>
          <table:table-cell ns41:value-type="float" table:style-name="ce35" office:value="349" office:value-type="float">
            <text:p>349</text:p>
          </table:table-cell>
          <table:table-cell ns41:value-type="float" table:style-name="ce41" office:value="10758" office:value-type="float">
            <text:p>1075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60" office:value-type="float">
            <text:p>260</text:p>
          </table:table-cell>
          <table:table-cell ns41:value-type="float" table:style-name="ce41" office:value="261" office:value-type="float">
            <text:p>261</text:p>
          </table:table-cell>
          <table:table-cell ns41:value-type="float" table:style-name="ce56" office:value="280191" office:value-type="float">
            <text:p>28019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Willige Langerak</text:p>
          </table:table-cell>
          <table:table-cell table:style-name="Default"/>
          <table:table-cell table:style-name="ce16"/>
          <table:table-cell table:style-name="ce23" table:number-columns-repeated="31"/>
          <table:table-cell ns41:value-type="float" table:style-name="ce24" office:value="2" office:value-type="float">
            <text:p>2</text:p>
          </table:table-cell>
          <table:table-cell table:style-name="ce23" table:number-columns-repeated="3"/>
          <table:table-cell ns41:value-type="float" table:style-name="ce23" office:value="2" office:value-type="float">
            <text:p>2</text:p>
          </table:table-cell>
          <table:table-cell table:style-name="ce29"/>
          <table:table-cell ns41:value-type="float" table:style-name="ce35" office:value="1226" office:value-type="float">
            <text:p>1226</text:p>
          </table:table-cell>
          <table:table-cell ns41:value-type="float" table:style-name="ce41" office:value="10368" office:value-type="float">
            <text:p>1036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60" office:value-type="float">
            <text:p>260</text:p>
          </table:table-cell>
          <table:table-cell ns41:value-type="float" table:style-name="ce41" office:value="261" office:value-type="float">
            <text:p>261</text:p>
          </table:table-cell>
          <table:table-cell ns41:value-type="float" table:style-name="ce56" office:value="280191" office:value-type="float">
            <text:p>28019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Wilnis</text:p>
          </table:table-cell>
          <table:table-cell table:style-name="Default"/>
          <table:table-cell table:style-name="ce16"/>
          <table:table-cell table:style-name="ce23" table:number-columns-repeated="31"/>
          <table:table-cell ns41:value-type="float" table:style-name="ce24" office:value="2" office:value-type="float">
            <text:p>2</text:p>
          </table:table-cell>
          <table:table-cell ns41:value-type="float" table:style-name="ce23" office:value="1" office:value-type="float">
            <text:p>1</text:p>
          </table:table-cell>
          <table:table-cell table:style-name="ce23" table:number-columns-repeated="2"/>
          <table:table-cell ns41:value-type="float" table:style-name="ce23" office:value="2" office:value-type="float">
            <text:p>2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350" office:value-type="float">
            <text:p>350</text:p>
          </table:table-cell>
          <table:table-cell ns41:value-type="float" table:style-name="ce41" office:value="10365" office:value-type="float">
            <text:p>1036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60" office:value-type="float">
            <text:p>260</text:p>
          </table:table-cell>
          <table:table-cell ns41:value-type="float" table:style-name="ce41" office:value="261" office:value-type="float">
            <text:p>261</text:p>
          </table:table-cell>
          <table:table-cell ns41:value-type="float" table:style-name="ce56" office:value="280191" office:value-type="float">
            <text:p>28019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Woudenberg</text:p>
          </table:table-cell>
          <table:table-cell table:style-name="Default"/>
          <table:table-cell table:style-name="ce16"/>
          <table:table-cell table:style-name="ce23" table:number-columns-repeated="10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table:style-name="ce23" table:number-columns-repeated="23"/>
          <table:table-cell ns41:value-type="float" table:style-name="ce29" office:value="2" office:value-type="float">
            <text:p>2</text:p>
          </table:table-cell>
          <table:table-cell ns41:value-type="float" table:style-name="ce35" office:value="351" office:value-type="float">
            <text:p>351</text:p>
          </table:table-cell>
          <table:table-cell ns41:value-type="float" table:style-name="ce41" office:value="11398" office:value-type="float">
            <text:p>1139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60" office:value-type="float">
            <text:p>260</text:p>
          </table:table-cell>
          <table:table-cell ns41:value-type="float" table:style-name="ce41" office:value="261" office:value-type="float">
            <text:p>261</text:p>
          </table:table-cell>
          <table:table-cell ns41:value-type="float" table:style-name="ce56" office:value="280191" office:value-type="float">
            <text:p>28019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Zegveld</text:p>
          </table:table-cell>
          <table:table-cell table:style-name="Default"/>
          <table:table-cell table:style-name="ce16"/>
          <table:table-cell table:style-name="ce23" table:number-columns-repeated="31"/>
          <table:table-cell ns41:value-type="float" table:style-name="ce24" office:value="2" office:value-type="float">
            <text:p>2</text:p>
          </table:table-cell>
          <table:table-cell table:style-name="ce23"/>
          <table:table-cell ns41:value-type="float" table:style-name="ce23" office:value="2" office:value-type="float">
            <text:p>2</text:p>
          </table:table-cell>
          <table:table-cell ns41:value-type="float" table:style-name="ce23" office:value="1" office:value-type="float">
            <text:p>1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5" office:value="354" office:value-type="float">
            <text:p>354</text:p>
          </table:table-cell>
          <table:table-cell ns41:value-type="float" table:style-name="ce41" office:value="10949" office:value-type="float">
            <text:p>1094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60" office:value-type="float">
            <text:p>260</text:p>
          </table:table-cell>
          <table:table-cell ns41:value-type="float" table:style-name="ce41" office:value="261" office:value-type="float">
            <text:p>261</text:p>
          </table:table-cell>
          <table:table-cell ns41:value-type="float" table:style-name="ce56" office:value="280191" office:value-type="float">
            <text:p>28019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Zeist</text:p>
          </table:table-cell>
          <table:table-cell table:style-name="Default"/>
          <table:table-cell ns41:value-type="float" table:style-name="ce16" office:value="1" office:value-type="float">
            <text:p>1</text:p>
          </table:table-cell>
          <table:table-cell table:style-name="ce23" table:number-columns-repeated="2"/>
          <table:table-cell ns41:value-type="float" table:style-name="ce23" office:value="2" office:value-type="float">
            <text:p>2</text:p>
          </table:table-cell>
          <table:table-cell table:style-name="ce23" table:number-columns-repeated="3"/>
          <table:table-cell ns41:value-type="float" table:style-name="ce23" office:value="1" office:value-type="float">
            <text:p>1</text:p>
          </table:table-cell>
          <table:table-cell table:style-name="ce23" table:number-columns-repeated="5"/>
          <table:table-cell ns41:value-type="float" table:style-name="ce23" office:value="1" office:value-type="float">
            <text:p>1</text:p>
          </table:table-cell>
          <table:table-cell table:style-name="ce23"/>
          <table:table-cell ns41:value-type="float" table:style-name="ce23" office:value="1" office:value-type="float">
            <text:p>1</text:p>
          </table:table-cell>
          <table:table-cell table:style-name="ce23" table:number-columns-repeated="6"/>
          <table:table-cell ns41:value-type="float" table:style-name="ce23" office:value="70" office:value-type="float">
            <text:p>70</text:p>
          </table:table-cell>
          <table:table-cell ns41:value-type="float" table:style-name="ce23" office:value="110" office:value-type="float">
            <text:p>110</text:p>
          </table:table-cell>
          <table:table-cell table:style-name="ce23" table:number-columns-repeated="8"/>
          <table:table-cell ns41:value-type="float" table:style-name="ce24" office:value="8" office:value-type="float">
            <text:p>8</text:p>
          </table:table-cell>
          <table:table-cell ns41:value-type="float" table:style-name="ce23" office:value="6" office:value-type="float">
            <text:p>6</text:p>
          </table:table-cell>
          <table:table-cell ns41:value-type="float" table:style-name="ce23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3" office:value="81" office:value-type="float">
            <text:p>81</text:p>
          </table:table-cell>
          <table:table-cell ns41:value-type="float" table:style-name="ce29" office:value="124" office:value-type="float">
            <text:p>124</text:p>
          </table:table-cell>
          <table:table-cell ns41:value-type="float" table:style-name="ce35" office:value="355" office:value-type="float">
            <text:p>355</text:p>
          </table:table-cell>
          <table:table-cell ns41:value-type="float" table:style-name="ce41" office:value="10324" office:value-type="float">
            <text:p>1032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60" office:value-type="float">
            <text:p>260</text:p>
          </table:table-cell>
          <table:table-cell ns41:value-type="float" table:style-name="ce41" office:value="261" office:value-type="float">
            <text:p>261</text:p>
          </table:table-cell>
          <table:table-cell ns41:value-type="float" table:style-name="ce56" office:value="280191" office:value-type="float">
            <text:p>280191</text:p>
          </table:table-cell>
          <table:table-cell table:number-columns-repeated="975"/>
        </table:table-row>
        <table:table-row table:style-name="ro4">
          <table:table-cell ns41:value-type="string" table:style-name="ce7" office:value-type="string">
            <text:p>Zuilen</text:p>
          </table:table-cell>
          <table:table-cell table:style-name="Default"/>
          <table:table-cell table:style-name="ce16"/>
          <table:table-cell table:style-name="ce23" table:number-columns-repeated="31"/>
          <table:table-cell ns41:value-type="float" table:style-name="ce24" office:value="3" office:value-type="float">
            <text:p>3</text:p>
          </table:table-cell>
          <table:table-cell table:style-name="ce23" table:number-columns-repeated="3"/>
          <table:table-cell ns41:value-type="float" table:style-name="ce23" office:value="3" office:value-type="float">
            <text:p>3</text:p>
          </table:table-cell>
          <table:table-cell table:style-name="ce29"/>
          <table:table-cell ns41:value-type="float" table:style-name="ce35" office:value="1242" office:value-type="float">
            <text:p>1242</text:p>
          </table:table-cell>
          <table:table-cell ns41:value-type="float" table:style-name="ce41" office:value="10059" office:value-type="float">
            <text:p>1005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60" office:value-type="float">
            <text:p>260</text:p>
          </table:table-cell>
          <table:table-cell ns41:value-type="float" table:style-name="ce41" office:value="261" office:value-type="float">
            <text:p>261</text:p>
          </table:table-cell>
          <table:table-cell ns41:value-type="float" table:style-name="ce56" office:value="280191" office:value-type="float">
            <text:p>280191</text:p>
          </table:table-cell>
          <table:table-cell table:number-columns-repeated="975"/>
        </table:table-row>
        <table:table-row table:style-name="ro5">
          <table:table-cell ns41:value-type="string" table:style-name="ce7" office:value-type="string">
            <text:p>Totaal der overige gemeenten</text:p>
          </table:table-cell>
          <table:table-cell table:style-name="Default"/>
          <table:table-cell ns41:value-type="float" table:style-name="ce16" office:value="1" office:value-type="float">
            <text:p>1</text:p>
          </table:table-cell>
          <table:table-cell ns41:value-type="float" table:style-name="ce23" office:value="6" office:value-type="float">
            <text:p>6</text:p>
          </table:table-cell>
          <table:table-cell ns41:value-type="float" table:style-name="ce23" office:value="7" office:value-type="float">
            <text:p>7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10" office:value-type="float">
            <text:p>10</text:p>
          </table:table-cell>
          <table:table-cell table:style-name="ce23" table:number-columns-repeated="3"/>
          <table:table-cell ns41:value-type="float" office:value="1" table:style-name="ce23" table:number-columns-repeated="2" office:value-type="float">
            <text:p>1</text:p>
          </table:table-cell>
          <table:table-cell table:style-name="ce23"/>
          <table:table-cell ns41:value-type="float" table:style-name="ce23" office:value="70" office:value-type="float">
            <text:p>70</text:p>
          </table:table-cell>
          <table:table-cell ns41:value-type="float" table:style-name="ce23" office:value="112" office:value-type="float">
            <text:p>112</text:p>
          </table:table-cell>
          <table:table-cell table:style-name="ce23" table:number-columns-repeated="8"/>
          <table:table-cell ns41:value-type="float" table:style-name="ce24" office:value="231" office:value-type="float">
            <text:p>231</text:p>
          </table:table-cell>
          <table:table-cell ns41:value-type="float" table:style-name="ce23" office:value="194" office:value-type="float">
            <text:p>194</text:p>
          </table:table-cell>
          <table:table-cell ns41:value-type="float" table:style-name="ce23" office:value="15" office:value-type="float">
            <text:p>15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3" office:value="332" office:value-type="float">
            <text:p>332</text:p>
          </table:table-cell>
          <table:table-cell ns41:value-type="float" table:style-name="ce29" office:value="380" office:value-type="float">
            <text:p>380</text:p>
          </table:table-cell>
          <table:table-cell table:style-name="ce35"/>
          <table:table-cell table:style-name="ce41" table:number-columns-repeated="2"/>
          <table:table-cell ns41:value-type="string" table:style-name="ce41" office:value-type="string">
            <text:p>UT</text:p>
          </table:table-cell>
          <table:table-cell ns41:value-type="string" table:style-name="ce35" office:value-type="string">
            <text:p>VT_1889</text:p>
          </table:table-cell>
          <table:table-cell ns41:value-type="string" table:style-name="ce41" office:value-type="string">
            <text:p>11_H5</text:p>
          </table:table-cell>
          <table:table-cell ns41:value-type="float" table:style-name="ce41" office:value="260" office:value-type="float">
            <text:p>260</text:p>
          </table:table-cell>
          <table:table-cell ns41:value-type="float" table:style-name="ce41" office:value="261" office:value-type="float">
            <text:p>261</text:p>
          </table:table-cell>
          <table:table-cell ns41:value-type="float" table:style-name="ce56" office:value="280191" office:value-type="float">
            <text:p>280191</text:p>
          </table:table-cell>
          <table:table-cell table:number-columns-repeated="975"/>
        </table:table-row>
        <table:table-row table:style-name="ro6">
          <table:table-cell ns41:value-type="string" table:style-name="ce8" office:value-type="string">
            <text:p>Totaal der provincie</text:p>
          </table:table-cell>
          <table:table-cell table:style-name="Default"/>
          <table:table-cell ns41:value-type="float" table:style-name="ce18" office:value="1" office:value-type="float">
            <text:p>1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41" office:value-type="float">
            <text:p>41</text:p>
          </table:table-cell>
          <table:table-cell ns41:value-type="float" table:style-name="ce25" office:value="53" office:value-type="float">
            <text:p>53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11" office:value-type="float">
            <text:p>11</text:p>
          </table:table-cell>
          <table:table-cell ns41:value-type="float" office:value="2" table:style-name="ce25" table:number-columns-repeated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10" office:value-type="float">
            <text:p>10</text:p>
          </table:table-cell>
          <table:table-cell table:style-name="ce25"/>
          <table:table-cell ns41:value-type="float" table:style-name="ce25" office:value="3" office:value-type="float">
            <text:p>3</text:p>
          </table:table-cell>
          <table:table-cell table:style-name="ce25"/>
          <table:table-cell ns41:value-type="float" office:value="1" table:style-name="ce25" table:number-columns-repeated="2" office:value-type="float">
            <text:p>1</text:p>
          </table:table-cell>
          <table:table-cell table:style-name="ce25"/>
          <table:table-cell ns41:value-type="float" table:style-name="ce25" office:value="72" office:value-type="float">
            <text:p>72</text:p>
          </table:table-cell>
          <table:table-cell ns41:value-type="float" table:style-name="ce25" office:value="113" office:value-type="float">
            <text:p>113</text:p>
          </table:table-cell>
          <table:table-cell table:style-name="ce25" table:number-columns-repeated="6"/>
          <table:table-cell ns41:value-type="float" office:value="1" table:style-name="ce25" table:number-columns-repeated="2" office:value-type="float">
            <text:p>1</text:p>
          </table:table-cell>
          <table:table-cell ns41:value-type="float" table:style-name="ce25" office:value="532" office:value-type="float">
            <text:p>532</text:p>
          </table:table-cell>
          <table:table-cell ns41:value-type="float" table:style-name="ce25" office:value="408" office:value-type="float">
            <text:p>408</text:p>
          </table:table-cell>
          <table:table-cell ns41:value-type="float" table:style-name="ce25" office:value="56" office:value-type="float">
            <text:p>56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734" office:value-type="float">
            <text:p>734</text:p>
          </table:table-cell>
          <table:table-cell ns41:value-type="float" table:style-name="ce30" office:value="689" office:value-type="float">
            <text:p>689</text:p>
          </table:table-cell>
          <table:table-cell table:style-name="ce36"/>
          <table:table-cell table:style-name="ce42" table:number-columns-repeated="2"/>
          <table:table-cell ns41:value-type="string" table:style-name="ce42" office:value-type="string">
            <text:p>UT</text:p>
          </table:table-cell>
          <table:table-cell ns41:value-type="string" table:style-name="ce36" office:value-type="string">
            <text:p>VT_1889</text:p>
          </table:table-cell>
          <table:table-cell ns41:value-type="string" table:style-name="ce42" office:value-type="string">
            <text:p>11_H5</text:p>
          </table:table-cell>
          <table:table-cell ns41:value-type="float" table:style-name="ce42" office:value="260" office:value-type="float">
            <text:p>260</text:p>
          </table:table-cell>
          <table:table-cell ns41:value-type="float" table:style-name="ce42" office:value="261" office:value-type="float">
            <text:p>261</text:p>
          </table:table-cell>
          <table:table-cell ns41:value-type="float" table:style-name="ce57" office:value="280191" office:value-type="float">
            <text:p>280191</text:p>
          </table:table-cell>
          <table:table-cell table:number-columns-repeated="975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jfde_20_gedeelte" style:page-layout-name="Mpm3" style:display-name="PageStyle_Vijfde gedeelte">
      <style:header style:display="false"/>
      <style:header-left style:display="false"/>
      <style:footer style:display="false"/>
      <style:footer-left style:display="false"/>
    </style:master-page>
    <style:master-page style:name="PageStyle_5f_Vijfde_20_gedeelte_5f_a" style:page-layout-name="Mpm3" style:display-name="PageStyle_Vijfde gedeelte_a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1-07-19T11:47:03</dc:date>
    <meta:document-statistic meta:object-count="0" meta:cell-count="2798" meta:table-count="2"/>
    <meta:generator>ODFPY/1.3.0dev</meta:generator>
  </office:meta>
</office:document-meta>
</file>